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0A0000000A2F4704F8810D6DDD.png" manifest:media-type="image/png"/>
  <manifest:file-entry manifest:full-path="Pictures/100000010000000A0000000A6114E15126D6B2D7.gif" manifest:media-type="image/gif"/>
  <manifest:file-entry manifest:full-path="Pictures/10000001000001CE0000008860E4C98ACE5EA71A.png" manifest:media-type="image/png"/>
  <manifest:file-entry manifest:full-path="Pictures/10000001000000580000001F8331F8B7E47C349F.png" manifest:media-type="image/png"/>
  <manifest:file-entry manifest:full-path="Pictures/10000000000000900000004EACF5464959EDBDA2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modern" style:font-pitch="variable"/>
    <style:font-face style:name="Thorndale1" svg:font-family="Thorndale" style:font-family-generic="roman" style:font-pitch="variable"/>
    <style:font-face style:name="Thorndale2" svg:font-family="Thorndale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modern" style:font-pitch="variable"/>
    <style:font-face style:name="方正明體2" svg:font-family="方正明體" style:font-family-generic="roman" style:font-pitch="variable"/>
    <style:font-face style:name="方正明體3" svg:font-family="方正明體" style:font-family-generic="script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 style:writing-mode="lr-tb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9" style:family="graphic" style:parent-style-name="預設_5f_1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1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5" style:family="graphic" style:parent-style-name="預設_5f_4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6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7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 style:writing-mode="lr-tb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9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2.101cm" draw:shadow="visible" draw:shadow-offset-x="0.1cm" draw:shadow-offset-y="0.1cm" style:writing-mode="lr-tb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21" style:family="graphic" style:parent-style-name="預設_5f_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loext:color-lum-mod="100%" loext:color-lum-off="0%" style:font-name="全字庫正楷體 Ext-B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 Ext-B" style:font-name-asian="全字庫正楷體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/>
      <style:text-properties style:use-window-font-color="true" loext:opacity="0%" loext:color-lum-mod="100%" loext:color-lum-off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loext:color-lum-mod="100%" loext:color-lum-off="0%" style:font-name="DejaVu Sans Mono1" fo:font-size="11pt" style:font-size-asian="11pt" style:font-size-complex="11pt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23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思源宋體 TW Heavy" fo:font-size="32pt" style:font-size-asian="32pt" style:font-size-complex="32pt"/>
    </style:style>
    <style:style style:name="P25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7pt" style:font-size-asian="7pt" style:font-size-complex="7pt" fo:hyphenate="false"/>
    </style:style>
    <style:style style:name="P26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7pt" style:font-size-asian="7pt" style:font-size-complex="7pt" fo:hyphenate="false"/>
    </style:style>
    <style:style style:name="P27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2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29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31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2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3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4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35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37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9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2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43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44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45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46" style:family="paragraph"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7" style:family="paragraph">
      <loext:graphic-properties draw:fill="solid" draw:fill-color="#c0c0c0"/>
      <style:paragraph-properties fo:line-height="0.454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8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49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50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1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52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54" style:family="paragraph"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5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56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7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4pt" style:font-size-asian="14pt" style:font-size-complex="14pt" fo:hyphenate="false"/>
    </style:style>
    <style:style style:name="P58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9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0" style:family="paragraph"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62" style:family="paragraph"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3" style:family="paragraph">
      <loext:graphic-properties draw:fill="solid" draw:fill-color="#c0c0c0"/>
      <style:paragraph-properties fo:line-height="0.408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64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"/>
    </style:style>
    <style:style style:name="P65" style:family="paragraph">
      <loext:graphic-properties draw:fill-color="#ffffff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7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68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69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70" style:family="paragraph">
      <loext:graphic-properties draw:fill="solid" draw:fill-color="#c0c0c0"/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71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72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7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1pt" style:font-size-asian="11pt" style:font-size-complex="11pt" fo:hyphenate="false"/>
    </style:style>
    <style:style style:name="P74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1pt" style:font-size-asian="11pt" style:font-size-complex="11pt" fo:hyphenate="false"/>
    </style:style>
    <style:style style:name="P75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76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77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loext:color-lum-mod="100%" loext:color-lum-off="0%" style:font-name="PT Sans Narrow" fo:font-size="14pt" style:font-size-asian="14pt" style:font-size-complex="14pt" fo:hyphenate="false"/>
    </style:style>
    <style:style style:name="P78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79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80" style:family="paragraph"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1" style:family="paragraph">
      <loext:graphic-properties draw:fill="solid" draw:fill-color="#c0c0c0"/>
      <style:paragraph-properties fo:line-height="0.482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82" style:family="paragraph"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83" style:family="paragraph">
      <loext:graphic-properties draw:fill="solid" draw:fill-color="#c0c0c0"/>
      <style:paragraph-properties fo:line-height="0.352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84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85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loext:color-lum-mod="100%" loext:color-lum-off="0%" style:font-name="PT Sans Narrow" fo:font-size="15pt" style:font-size-asian="15pt" style:font-size-complex="15pt" fo:hyphenate="false"/>
    </style:style>
    <style:style style:name="P86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87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88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89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90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91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92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93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94" style:family="paragraph">
      <loext:graphic-properties draw:fill-color="#ffffff"/>
      <style:text-properties style:font-size-asian="12pt"/>
    </style:style>
    <style:style style:name="P95" style:family="paragraph"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96" style:family="paragraph">
      <loext:graphic-properties draw:fill="solid" draw:fill-color="#c0c0c0"/>
      <style:paragraph-properties fo:line-height="0.397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97" style:family="paragraph">
      <style:paragraph-properties fo:line-height="0.227cm" fo:text-align="start" style:text-autospace="ideograph-alpha" style:writing-mode="lr-tb"/>
      <style:text-properties style:use-window-font-color="true" loext:opacity="0%" style:font-name="PT Sans Narrow" fo:font-size="8pt" style:font-size-asian="8pt" style:font-size-complex="8pt" fo:hyphenate="false"/>
    </style:style>
    <style:style style:name="P98" style:family="paragraph">
      <loext:graphic-properties draw:fill="solid" draw:fill-color="#c0c0c0"/>
      <style:paragraph-properties fo:line-height="0.227cm" fo:text-align="start" style:text-autospace="ideograph-alpha" style:writing-mode="lr-tb"/>
      <style:text-properties style:use-window-font-color="true" loext:opacity="0%" loext:color-lum-mod="100%" loext:color-lum-off="0%" style:font-name="PT Sans Narrow" fo:font-size="8pt" style:font-size-asian="8pt" style:font-size-complex="8pt" fo:hyphenate="false"/>
    </style:style>
    <style:style style:name="P9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1pt" style:font-size-asian="11pt" style:font-size-complex="11pt" fo:hyphenate="false"/>
    </style:style>
    <style:style style:name="P100" style:family="paragraph"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0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1pt" style:font-size-asian="11pt" style:font-size-complex="11pt" fo:hyphenate="false"/>
    </style:style>
    <style:style style:name="P102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1pt" style:font-size-asian="11pt" style:font-size-complex="11pt" fo:hyphenate="false"/>
    </style:style>
    <style:style style:name="P10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loext:color-lum-mod="100%" loext:color-lum-off="0%" style:font-name="PT Sans Narrow" fo:font-size="11pt" style:font-size-asian="11pt" style:font-size-complex="11pt" fo:hyphenate="false"/>
    </style:style>
    <style:style style:name="P104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105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106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07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08" style:family="paragraph">
      <style:paragraph-properties fo:margin-left="0cm" fo:margin-right="0cm" fo:text-indent="0cm"/>
    </style:style>
    <style:style style:name="P109" style:family="paragraph">
      <loext:graphic-properties draw:fill="none" draw:fill-color="#00cc99"/>
      <style:paragraph-properties fo:margin-left="0cm" fo:margin-right="0cm" fo:text-indent="0cm"/>
      <style:text-properties fo:color="#ffffff" loext:opacity="100%" loext:color-lum-mod="100%" loext:color-lum-off="0%" style:font-name="全字庫正楷體 Ext-B" fo:font-size="48pt" style:font-name-asian="全字庫正楷體" style:font-size-asian="48pt" style:font-size-complex="48pt"/>
    </style:style>
    <style:style style:name="P110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111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loext:color-lum-mod="100%" loext:color-lum-off="0%" style:font-name="全字庫正宋體" style:font-name-asian="全字庫正宋體"/>
    </style:style>
    <style:style style:name="P112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 Ext-B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 Ext-B" style:font-name-asian="全字庫正楷體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7pt" style:font-size-asian="7pt" style:font-size-complex="7pt"/>
    </style:style>
    <style:style style:name="T20" style:family="text">
      <style:text-properties style:use-window-font-color="true" loext:opacity="0%" style:font-name="PT Sans Narrow" fo:font-size="7pt" style:font-size-asian="7pt" style:font-size-complex="7pt"/>
    </style:style>
    <style:style style:name="T21" style:family="text">
      <style:text-properties fo:color="#666666" loext:opacity="100%" style:font-name="PT Sans Narrow" fo:font-size="13pt" style:font-size-asian="13pt" style:font-size-complex="13pt"/>
    </style:style>
    <style:style style:name="T22" style:family="text">
      <style:text-properties style:font-name="PT Sans Narrow" fo:font-size="13pt" style:font-size-asian="13pt" style:font-size-complex="13pt"/>
    </style:style>
    <style:style style:name="T23" style:family="text">
      <style:text-properties fo:color="#666666" loext:opacity="100%" style:font-name="PT Sans Narrow" fo:font-size="14pt" style:font-size-asian="14pt" style:font-size-complex="14pt"/>
    </style:style>
    <style:style style:name="T24" style:family="text">
      <style:text-properties style:font-name="PT Sans Narrow" fo:font-size="14pt" style:font-size-asian="14pt" style:font-size-complex="14pt"/>
    </style:style>
    <style:style style:name="T25" style:family="text">
      <style:text-properties style:use-window-font-color="true" loext:opacity="0%" style:font-name="PT Sans Narrow" fo:font-size="14pt" style:font-size-asian="14pt" style:font-size-complex="14pt"/>
    </style:style>
    <style:style style:name="T26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7" style:family="text">
      <style:text-properties style:use-window-font-color="true" loext:opacity="0%" style:font-name="PT Sans Narrow" fo:font-size="15pt" style:font-size-asian="15pt" style:font-size-complex="15pt"/>
    </style:style>
    <style:style style:name="T28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9" style:family="text">
      <style:text-properties style:font-name="PT Sans Narrow" fo:font-size="14pt" style:font-name-asian="PT Sans Narrow" style:font-size-asian="14pt" style:font-size-complex="14pt"/>
    </style:style>
    <style:style style:name="T30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31" style:family="text">
      <style:text-properties fo:color="#666666" loext:opacity="100%" style:font-name="PT Sans Narrow" fo:font-size="10pt" style:font-size-asian="10pt" style:font-size-complex="10pt"/>
    </style:style>
    <style:style style:name="T32" style:family="text">
      <style:text-properties style:font-name="PT Sans Narrow" fo:font-size="10pt" style:font-name-asian="PT Sans Narrow" style:font-size-asian="10pt" style:font-size-complex="10pt"/>
    </style:style>
    <style:style style:name="T33" style:family="text">
      <style:text-properties style:font-name="PT Sans Narrow" fo:font-size="10pt" style:font-size-asian="10pt" style:font-size-complex="10pt"/>
    </style:style>
    <style:style style:name="T34" style:family="text">
      <style:text-properties fo:color="#666666" loext:opacity="100%" style:font-name="PT Sans Narrow" fo:font-size="12pt" style:font-name-asian="PT Sans Narrow" style:font-size-asian="12pt" style:font-size-complex="12pt"/>
    </style:style>
    <style:style style:name="T35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36" style:family="text">
      <style:text-properties style:font-name="PT Sans Narrow" fo:font-size="13pt" style:font-name-asian="PT Sans Narrow" style:font-size-asian="13pt" style:font-size-complex="13pt"/>
    </style:style>
    <style:style style:name="T37" style:family="text">
      <style:text-properties style:font-name="PT Sans Narrow" fo:font-size="12pt" style:font-name-asian="PT Sans Narrow" style:font-size-asian="12pt" style:font-size-complex="12pt"/>
    </style:style>
    <style:style style:name="T38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39" style:family="text">
      <style:text-properties fo:color="#666666" loext:opacity="100%" style:font-name="PT Sans Narrow" fo:font-size="11pt" style:font-size-asian="11pt" style:font-size-complex="11pt"/>
    </style:style>
    <style:style style:name="T40" style:family="text">
      <style:text-properties style:use-window-font-color="true" loext:opacity="0%" style:font-name="PT Sans Narrow" fo:font-size="11pt" style:font-name-asian="PT Sans Narrow" style:font-size-asian="11pt" style:font-size-complex="11pt"/>
    </style:style>
    <style:style style:name="T41" style:family="text">
      <style:text-properties style:use-window-font-color="true" loext:opacity="0%" style:font-name="PT Sans Narrow" fo:font-size="11pt" style:font-size-asian="11pt" style:font-size-complex="11pt"/>
    </style:style>
    <style:style style:name="T42" style:family="text">
      <style:text-properties fo:color="#666666" loext:opacity="100%" style:font-name="PT Sans Narrow" fo:font-size="9pt" style:font-size-asian="9pt" style:font-size-complex="9pt"/>
    </style:style>
    <style:style style:name="T43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44" style:family="text">
      <style:text-properties style:use-window-font-color="true" loext:opacity="0%" style:font-name="PT Sans Narrow" fo:font-size="9pt" style:font-size-asian="9pt" style:font-size-complex="9pt"/>
    </style:style>
    <style:style style:name="T45" style:family="text">
      <style:text-properties fo:color="#000000" loext:opacity="100%" style:font-name="PT Sans Narrow" fo:font-size="14pt" style:font-size-asian="14pt" style:font-size-complex="14pt"/>
    </style:style>
    <style:style style:name="T46" style:family="text">
      <style:text-properties fo:color="#000000" loext:opacity="100%" style:font-name="PT Sans Narrow" fo:font-size="15pt" style:font-size-asian="15pt" style:font-size-complex="15pt"/>
    </style:style>
    <style:style style:name="T47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48" style:family="text">
      <style:text-properties fo:color="#666666" loext:opacity="100%" style:font-name="PT Sans Narrow" fo:font-size="13pt" fo:font-style="italic" style:font-size-asian="13pt" style:font-style-asian="italic" style:font-size-complex="13pt" style:font-style-complex="italic"/>
    </style:style>
    <style:style style:name="T49" style:family="text">
      <style:text-properties fo:color="#000000" loext:opacity="100%" style:text-outline="false" style:text-line-through-style="none" style:text-line-through-type="none" style:text-position="0% 100%" style:font-name="PT Sans Narrow" fo:font-size="13pt" fo:font-style="normal" fo:text-shadow="none" style:text-underline-style="none" fo:font-weight="normal" style:font-name-asian="方正明體" style:font-size-asian="13pt" style:font-style-asian="normal" style:font-weight-asian="normal" style:font-name-complex="方正明體" style:font-size-complex="13pt" style:font-style-complex="normal" style:font-weight-complex="normal" style:text-emphasize="none" style:font-relief="none"/>
    </style:style>
    <style:style style:name="T50" style:family="text">
      <style:text-properties fo:color="#000000" loext:opacity="10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51" style:family="text">
      <style:text-properties style:use-window-font-color="true" loext:opacity="0%" style:font-name="PT Sans Narrow" fo:font-size="8pt" style:font-size-asian="8pt" style:font-size-complex="8pt"/>
    </style:style>
    <style:style style:name="T52" style:family="text">
      <style:text-properties style:font-name="PT Sans Narrow" fo:font-size="11pt" style:font-size-asian="11pt" style:font-size-complex="11pt"/>
    </style:style>
    <style:style style:name="T53" style:family="text">
      <style:text-properties fo:color="#666666" loext:opacity="100%" style:font-name="PT Sans Narrow" fo:font-size="12pt" style:font-size-asian="12pt" style:font-size-complex="12pt"/>
    </style:style>
    <style:style style:name="T54" style:family="text">
      <style:text-properties style:font-name="PT Sans Narrow" fo:font-size="12pt" style:font-size-asian="12pt" style:font-size-complex="12pt"/>
    </style:style>
    <style:style style:name="T55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56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57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58" style:family="text">
      <style:text-properties fo:color="#ffffff" loext:opacity="100%" style:font-name="全字庫正楷體 Ext-B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Table in Various Programming 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qbs || bas mt9x9.qb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pbcompiler mt9x9.pb -o mt9x9 &amp;&amp; ./mt9x9</text:span></text:p>
          <text:p text:style-name="P17"><text:span text:style-name="T18"/></text:p>
          <text:p text:style-name="P17"><text:span text:style-name="T15">OpenConsole()</text:span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(Str(k)+"x"+Str(j)+"="+RSet(Str(k*j),2)+Chr(9))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(~"\n")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N("")</text:span></text:p>
          <text:p text:style-name="P17"><text:span text:style-name="T15">Next i</text:span></text:p>
          <text:p text:style-name="P17"><text:span text:style-name="T15">CloseConsole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' fbc mt9x9.bas &amp;&amp; ./mt9x9</text:span></text:p>
          <text:p text:style-name="P17"><text:span text:style-name="T18"/></text:p>
          <text:p text:style-name="P17"><text:span text:style-name="T15">for i as integer = 1 to 9 step 3</text:span></text:p>
          <text:p text:style-name="P17"><text:span text:style-name="T15"><text:s text:c="4"/></text:span><text:span text:style-name="T15">for j as integer = 1 to 9</text:span></text:p>
          <text:p text:style-name="P17"><text:span text:style-name="T15"><text:s text:c="8"/></text:span><text:span text:style-name="T15">for k as integer = i to i+2</text:span></text:p>
          <text:p text:style-name="P17"><text:span text:style-name="T15"><text:s text:c="12"/></text:span><text:span text:style-name="T15">print using "#x#=##"+chr(9); k; j; k*j;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 chr(10);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</text:span></text:p>
          <text:p text:style-name="P17"><text:span text:style-name="T15">next 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FreeBasic</text:span></text:p>
          </draw:text-box>
        </draw:frame>
        <draw:frame draw:style-name="gr7" draw:text-style-name="P19" draw:layer="layout" svg:width="6.6cm" svg:height="1.759cm" svg:x="3.8cm" svg:y="4.801cm">
          <draw:text-box>
            <text:p><text:span text:style-name="T17">Pure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#!/usr/bin/phix</text:span></text:p>
          <text:p text:style-name="P22"><text:span text:style-name="T14">-- ./mt9x9.ex || phix mt9x9.ex</text:span></text:p>
          <text:p text:style-name="P17"><text:span text:style-name="T18"/></text:p>
          <text:p text:style-name="P22"><text:span text:style-name="T15">for i = 1 to 9 by 3 do</text:span></text:p>
          <text:p text:style-name="P22"><text:span text:style-name="T15"><text:s text:c="4"/></text:span><text:span text:style-name="T15">for j = 1 to 9 do</text:span></text:p>
          <text:p text:style-name="P22"><text:span text:style-name="T15"><text:s text:c="8"/></text:span><text:span text:style-name="T15">for k = i to i+2 do</text:span></text:p>
          <text:p text:style-name="P22"><text:span text:style-name="T15"><text:s text:c="12"/></text:span><text:span text:style-name="T15">printf(1, "%dx%d=%2d\t", {k,j,k*j})</text:span></text:p>
          <text:p text:style-name="P22"><text:span text:style-name="T15"><text:s text:c="8"/></text:span><text:span text:style-name="T15">end for</text:span></text:p>
          <text:p text:style-name="P22"><text:span text:style-name="T15"><text:s text:c="8"/></text:span><text:span text:style-name="T15">puts(1, "\n")</text:span></text:p>
          <text:p text:style-name="P22"><text:span text:style-name="T15"><text:s text:c="4"/></text:span><text:span text:style-name="T15">end for</text:span></text:p>
          <text:p text:style-name="P22"><text:span text:style-name="T15"><text:s text:c="4"/></text:span><text:span text:style-name="T15">puts(1, "\n")</text:span></text:p>
          <text:p text:style-name="P22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24" draw:layer="layout" svg:width="6.1cm" svg:height="1.759cm" svg:x="15.9cm" svg:y="4.8cm">
          <draw:text-box>
            <text:p text:style-name="P23"><text:span text:style-name="T17">Euphoria</text:span></text:p>
          </draw:text-box>
        </draw:frame>
        <draw:frame draw:style-name="gr10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6" draw:layer="layout" svg:width="11.2cm" svg:height="11.4cm" svg:x="1.2cm" svg:y="6.8cm">
          <text:p text:style-name="P25"><text:span text:style-name="T19">00.03 COMMENT focal mt9x9.fc</text:span></text:p>
          <text:p text:style-name="P25"><text:span text:style-name="T19"/></text:p>
          <text:p text:style-name="P25"><text:span text:style-name="T20">01.01 FOR I=1,3,9; DO 02</text:span></text:p>
          <text:p text:style-name="P25"><text:span text:style-name="T20">01.02 QUIT</text:span></text:p>
          <text:p text:style-name="P25"><text:span text:style-name="T20">02.01 FOR J=1,1,9; DO 03</text:span></text:p>
          <text:p text:style-name="P25"><text:span text:style-name="T20">02.02 TYPE !</text:span></text:p>
          <text:p text:style-name="P25"><text:span text:style-name="T20">02.03 RETURN</text:span></text:p>
          <text:p text:style-name="P25"><text:span text:style-name="T20">03.01 FOR K=I,1,I+2; DO 04</text:span></text:p>
          <text:p text:style-name="P25"><text:span text:style-name="T20">03.02 TYPE !</text:span></text:p>
          <text:p text:style-name="P25"><text:span text:style-name="T20">03.03 RETURN</text:span></text:p>
          <text:p text:style-name="P25"><text:span text:style-name="T20">04.01 SET S=K; DO 05</text:span></text:p>
          <text:p text:style-name="P25"><text:span text:style-name="T20">04.02 TYPE "x"</text:span></text:p>
          <text:p text:style-name="P25"><text:span text:style-name="T20">04.03 SET S=J; DO 05</text:span></text:p>
          <text:p text:style-name="P25"><text:span text:style-name="T20">04.04 TYPE "="</text:span></text:p>
          <text:p text:style-name="P25"><text:span text:style-name="T20">04.05 SET S=FITR(K*J/10)</text:span></text:p>
          <text:p text:style-name="P25"><text:span text:style-name="T20">04.06 IF (S) 04.07,04.07; DO 05; GOTO 04.08</text:span></text:p>
          <text:p text:style-name="P25"><text:span text:style-name="T20">04.07 TYPE " "</text:span></text:p>
          <text:p text:style-name="P25"><text:span text:style-name="T20">04.08 SET S=(K*J-S*10); DO 05</text:span></text:p>
          <text:p text:style-name="P25"><text:span text:style-name="T20">04.09 TYPE " <text:s/>"</text:span></text:p>
          <text:p text:style-name="P25"><text:span text:style-name="T20">04.10 RETURN</text:span></text:p>
          <text:p text:style-name="P25"><text:span text:style-name="T20">05.01 IF (S-9) 05.02; TYPE "9"; RETURN</text:span></text:p>
          <text:p text:style-name="P25"><text:span text:style-name="T20">05.02 IF (S-8) 05.03; TYPE "8"; RETURN</text:span></text:p>
          <text:p text:style-name="P25"><text:span text:style-name="T20">05.03 IF (S-7) 05.04; TYPE "7"; RETURN</text:span></text:p>
          <text:p text:style-name="P25"><text:span text:style-name="T20">05.04 IF (S-6) 05.05; TYPE "6"; RETURN</text:span></text:p>
          <text:p text:style-name="P25"><text:span text:style-name="T20">05.05 IF (S-5) 05.06; TYPE "5"; RETURN</text:span></text:p>
          <text:p text:style-name="P25"><text:span text:style-name="T20">05.06 IF (S-4) 05.07; TYPE "4"; RETURN</text:span></text:p>
          <text:p text:style-name="P25"><text:span text:style-name="T20">05.07 IF (S-3) 05.08; TYPE "3"; RETURN</text:span></text:p>
          <text:p text:style-name="P25"><text:span text:style-name="T20">05.08 IF (S-2) 05.09; TYPE "2"; RETURN</text:span></text:p>
          <text:p text:style-name="P25"><text:span text:style-name="T20">05.09 IF (S-1) 05.10; TYPE "1"; RETURN</text:span></text:p>
          <text:p text:style-name="P25"><text:span text:style-name="T20">05.10 TYPE "0"</text:span></text:p>
          <text:p text:style-name="P25"><text:span text:style-name="T20">05.11 RETUR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18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10" draw:text-style-name="P19" draw:layer="layout" svg:width="3.9cm" svg:height="1.759cm" svg:x="5.3cm" svg:y="4.801cm">
          <draw:text-box>
            <text:p><text:span text:style-name="T17">Foc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dnl m4 mt9x9.m4</text:span></text:p>
          <text:p text:style-name="P27"><text:span text:style-name="T21">dnl</text:span></text:p>
          <text:p text:style-name="P27"><text:span text:style-name="T22">define(`item', `$2x$1=ifelse(eval($2*$1&lt;10), 1, ` ')eval($2*$1)⇥')dnl</text:span></text:p>
          <text:p text:style-name="P27"><text:span text:style-name="T22">define(`line', `ifelse(eval($3&lt;=eval($1+2)), 1, item($2, $3)dnl</text:span></text:p>
          <text:p text:style-name="P27"><text:span text:style-name="T22">`line($1, $2, incr($3))')')dnl</text:span></text:p>
          <text:p text:style-name="P27"><text:span text:style-name="T22">define(`block', `ifelse(eval($2&lt;=9), 1, line($1, $2, $1)</text:span></text:p>
          <text:p text:style-name="P27"><text:span text:style-name="T22">`block($1, incr($2))')')dnl</text:span></text:p>
          <text:p text:style-name="P27"><text:span text:style-name="T22">define(`main', `ifelse(eval($1&lt;=9), 1, block($1, 1)</text:span></text:p>
          <text:p text:style-name="P27"><text:span text:style-name="T22">`main(eval($1+3))')')dnl</text:span></text:p>
          <text:p text:style-name="P27"><text:span text:style-name="T22">main(1)dnl</text:span></text:p>
          <text:p text:style-name="P27"><text:span text:style-name="T22">dn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Make</text:span></text:p>
          </draw:text-box>
        </draw:frame>
        <draw:frame draw:style-name="gr7" draw:text-style-name="P19" draw:layer="layout" svg:width="2.6cm" svg:height="1.759cm" svg:x="5.9cm" svg:y="4.801cm">
          <draw:text-box>
            <text:p><text:span text:style-name="T17">M4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3">-- sacomp mt9x9.sa -o mt9x9 &amp;&amp; ./mt9x9</text:span></text:p>
          <text:p text:style-name="P29"><text:span text:style-name="T24"/></text:p>
          <text:p text:style-name="P29"><text:span text:style-name="T24">class MAIN is</text:span></text:p>
          <text:p text:style-name="P29"><text:span text:style-name="T24"><text:s text:c="4"/></text:span><text:span text:style-name="T24">main is</text:span></text:p>
          <text:p text:style-name="P29"><text:span text:style-name="T24"><text:s text:c="8"/></text:span><text:span text:style-name="T24">loop i ::= 1.stepto!(9, 3);</text:span></text:p>
          <text:p text:style-name="P29"><text:span text:style-name="T24"><text:s text:c="12"/></text:span><text:span text:style-name="T24">loop j ::= 1.upto!(9);</text:span></text:p>
          <text:p text:style-name="P29"><text:span text:style-name="T24"><text:s text:c="16"/></text:span><text:span text:style-name="T24">k:ARRAY{INT} := |i, i+1, i+2|;</text:span></text:p>
          <text:p text:style-name="P29"><text:span text:style-name="T24"><text:s text:c="16"/></text:span><text:span text:style-name="T24">loop</text:span></text:p>
          <text:p text:style-name="P29"><text:span text:style-name="T24"><text:s text:c="20"/></text:span><text:span text:style-name="T24">#OUT+ k.elt!+"x"+j+"="+#FMT("%2d", k.elt!*j)+"\t"</text:span></text:p>
          <text:p text:style-name="P29"><text:span text:style-name="T24"><text:s text:c="16"/></text:span><text:span text:style-name="T24">end;</text:span></text:p>
          <text:p text:style-name="P29"><text:span text:style-name="T24"><text:s text:c="16"/></text:span><text:span text:style-name="T24">#OUT+ "\n";</text:span></text:p>
          <text:p text:style-name="P29"><text:span text:style-name="T24"><text:s text:c="12"/></text:span><text:span text:style-name="T24">end;</text:span></text:p>
          <text:p text:style-name="P29"><text:span text:style-name="T24"><text:s text:c="12"/></text:span><text:span text:style-name="T24">#OUT+ "\n";</text:span></text:p>
          <text:p text:style-name="P29"><text:span text:style-name="T24"><text:s text:c="8"/></text:span><text:span text:style-name="T24">end</text:span></text:p>
          <text:p text:style-name="P29"><text:span text:style-name="T24"><text:s text:c="4"/></text:span><text:span text:style-name="T24">end</text:span></text:p>
          <text:p text:style-name="P29"><text:span text:style-name="T2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5">module: mt9x9</text:span></text:p>
          <text:p text:style-name="P29"><text:span text:style-name="T23"/></text:p>
          <text:p text:style-name="P29"><text:span text:style-name="T23">// make-dylan-app mt9x9; mv mt9x9.dylan mt9x9; cd mt9x9;</text:span></text:p>
          <text:p text:style-name="P29"><text:span text:style-name="T23">// dylan-compiler -build mt9x9.lid &amp;&amp; _build/bin/mt9x9</text:span></text:p>
          <text:p text:style-name="P29"><text:span text:style-name="T24">for (i from 1 below 10 by 3)</text:span></text:p>
          <text:p text:style-name="P29"><text:span text:style-name="T24"><text:s text:c="4"/></text:span><text:span text:style-name="T24">for (j from 1 to 9)</text:span></text:p>
          <text:p text:style-name="P29"><text:span text:style-name="T24"><text:s text:c="8"/></text:span><text:span text:style-name="T24">for (k from i to i + 2)</text:span></text:p>
          <text:p text:style-name="P29"><text:span text:style-name="T24"><text:s text:c="12"/></text:span><text:span text:style-name="T24">format-out("%dx%d=%2d\t", k, j, k * j);</text:span></text:p>
          <text:p text:style-name="P29"><text:span text:style-name="T24"><text:s text:c="8"/></text:span><text:span text:style-name="T24">end;</text:span></text:p>
          <text:p text:style-name="P29"><text:span text:style-name="T24"><text:s text:c="8"/></text:span><text:span text:style-name="T24">format-out("\n");</text:span></text:p>
          <text:p text:style-name="P29"><text:span text:style-name="T24"><text:s text:c="4"/></text:span><text:span text:style-name="T24">end;</text:span></text:p>
          <text:p text:style-name="P29"><text:span text:style-name="T24"><text:s text:c="4"/></text:span><text:span text:style-name="T24">format-out("\n");</text:span></text:p>
          <text:p text:style-name="P29"><text:span text:style-name="T24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gena</text:span></text:p>
          <text:p text:style-name="P17"><text:span text:style-name="T14"># ./mt9x9.agn || agena mt9x9.agn</text:span></text:p>
          <text:p text:style-name="P17"><text:span text:style-name="T18"/></text:p>
          <text:p text:style-name="P17"><text:span text:style-name="T15">for i from 1 to 9 by 3 do</text:span></text:p>
          <text:p text:style-name="P17"><text:span text:style-name="T15"><text:s text:c="4"/></text:span><text:span text:style-name="T15">for j from 1 to 9 do</text:span></text:p>
          <text:p text:style-name="P17"><text:span text:style-name="T15"><text:s text:c="8"/></text:span><text:span text:style-name="T15">for k in [i, i+1, i+2] do</text:span></text:p>
          <text:p text:style-name="P17"><text:span text:style-name="T15"><text:s text:c="12"/></text:span><text:span text:style-name="T15">printf('%dx%d=%2d\t', k, j, k*j)</text:span></text:p>
          <text:p text:style-name="P17"><text:span text:style-name="T15"><text:s text:c="8"/></text:span><text:span text:style-name="T15">od;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od;</text:span></text:p>
          <text:p text:style-name="P17"><text:span text:style-name="T15"><text:s text:c="4"/></text:span><text:span text:style-name="T15">writeline()</text:span></text:p>
          <text:p text:style-name="P17"><text:span text:style-name="T15">o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#!/usr/bin/kite</text:span></text:p>
          <text:p text:style-name="P31"><text:span text:style-name="T14"># ./mt9x9.kite || kite mt9x9.kite</text:span></text:p>
          <text:p text:style-name="P31"><text:span text:style-name="T18"/></text:p>
          <text:p text:style-name="P31"><text:span text:style-name="T15">i = 1;</text:span></text:p>
          <text:p text:style-name="P31"><text:span text:style-name="T15">while(i &lt;= 9) [</text:span></text:p>
          <text:p text:style-name="P31"><text:span text:style-name="T15"><text:s text:c="4"/></text:span><text:span text:style-name="T15">j = 1;</text:span></text:p>
          <text:p text:style-name="P31"><text:span text:style-name="T15"><text:s text:c="4"/></text:span><text:span text:style-name="T15">while(j &lt;= 9) [</text:span></text:p>
          <text:p text:style-name="P31"><text:span text:style-name="T15"><text:s text:c="8"/></text:span><text:span text:style-name="T15">k = i;</text:span></text:p>
          <text:p text:style-name="P31"><text:span text:style-name="T15"><text:s text:c="8"/></text:span><text:span text:style-name="T15">s = "";</text:span></text:p>
          <text:p text:style-name="P31"><text:span text:style-name="T15"><text:s text:c="8"/></text:span><text:span text:style-name="T15">until(k &gt; 2+i) [</text:span></text:p>
          <text:p text:style-name="P31"><text:span text:style-name="T15"><text:s text:c="12"/></text:span><text:span text:style-name="T15">s = s + ("%dx%d=%2d\t" | format([k, j, k*j]));</text:span></text:p>
          <text:p text:style-name="P31"><text:span text:style-name="T15"><text:s text:c="12"/></text:span><text:span text:style-name="T15">k = k + 1;</text:span></text:p>
          <text:p text:style-name="P31"><text:span text:style-name="T15"><text:s text:c="8"/></text:span><text:span text:style-name="T15">];</text:span></text:p>
          <text:p text:style-name="P31"><text:span text:style-name="T15"><text:s text:c="8"/></text:span><text:span text:style-name="T15">s | print;</text:span></text:p>
          <text:p text:style-name="P31"><text:span text:style-name="T15"><text:s text:c="8"/></text:span><text:span text:style-name="T15">j = j + 1;</text:span></text:p>
          <text:p text:style-name="P31"><text:span text:style-name="T15"><text:s text:c="4"/></text:span><text:span text:style-name="T15">];</text:span></text:p>
          <text:p text:style-name="P31"><text:span text:style-name="T15"><text:s text:c="4"/></text:span><text:span text:style-name="T15">"" | print;</text:span></text:p>
          <text:p text:style-name="P31"><text:span text:style-name="T15"><text:s text:c="4"/></text:span><text:span text:style-name="T15">i = i + 3;</text:span></text:p>
          <text:p text:style-name="P31"><text:span text:style-name="T15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6cm" svg:y="4.8cm">
          <draw:text-box>
            <text:p><text:span text:style-name="T17">Kite</text:span></text:p>
          </draw:text-box>
        </draw:frame>
        <draw:frame draw:style-name="gr7" draw:text-style-name="P19" draw:layer="layout" svg:width="4.2cm" svg:height="1.759cm" svg:x="5cm" svg:y="4.801cm">
          <draw:text-box>
            <text:p><text:span text:style-name="T17">Agen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% cim mt9x9.sim &amp;&amp; ./mt9x9</text:span></text:p>
          <text:p text:style-name="P31"><text:span text:style-name="T18"/></text:p>
          <text:p text:style-name="P31"><text:span text:style-name="T15">Begin</text:span></text:p>
          <text:p text:style-name="P31"><text:span text:style-name="T15"><text:s text:c="4"/></text:span><text:span text:style-name="T15">Integer i, j, k;</text:span></text:p>
          <text:p text:style-name="P31"><text:span text:style-name="T15"><text:s text:c="4"/></text:span><text:span text:style-name="T15">For i := 1 Step 3 Until 9 Do Begin</text:span></text:p>
          <text:p text:style-name="P31"><text:span text:style-name="T15"><text:s text:c="8"/></text:span><text:span text:style-name="T15">For j := 1 Step 1 Until 9 Do Begin</text:span></text:p>
          <text:p text:style-name="P31"><text:span text:style-name="T15"><text:s text:c="12"/></text:span><text:span text:style-name="T15">For k := i Step 1 Until i+2 Do Begin</text:span></text:p>
          <text:p text:style-name="P31"><text:span text:style-name="T15"><text:s text:c="16"/></text:span><text:span text:style-name="T15">OutInt(k, 0);</text:span></text:p>
          <text:p text:style-name="P31"><text:span text:style-name="T15"><text:s text:c="16"/></text:span><text:span text:style-name="T15">OutText("x");</text:span></text:p>
          <text:p text:style-name="P31"><text:span text:style-name="T15"><text:s text:c="16"/></text:span><text:span text:style-name="T15">OutInt(j, 0);</text:span></text:p>
          <text:p text:style-name="P31"><text:span text:style-name="T15"><text:s text:c="16"/></text:span><text:span text:style-name="T15">OutText("=");</text:span></text:p>
          <text:p text:style-name="P31"><text:span text:style-name="T15"><text:s text:c="16"/></text:span><text:span text:style-name="T15">OutInt(k*j, 2);</text:span></text:p>
          <text:p text:style-name="P31"><text:span text:style-name="T15"><text:s text:c="16"/></text:span><text:span text:style-name="T15">OutText("!9!")</text:span></text:p>
          <text:p text:style-name="P31"><text:span text:style-name="T15"><text:s text:c="12"/></text:span><text:span text:style-name="T15">End;</text:span></text:p>
          <text:p text:style-name="P31"><text:span text:style-name="T15"><text:s text:c="12"/></text:span><text:span text:style-name="T15">OutImage</text:span></text:p>
          <text:p text:style-name="P31"><text:span text:style-name="T15"><text:s text:c="8"/></text:span><text:span text:style-name="T15">End;</text:span></text:p>
          <text:p text:style-name="P31"><text:span text:style-name="T15"><text:s text:c="8"/></text:span><text:span text:style-name="T15">OutImage</text:span></text:p>
          <text:p text:style-name="P31"><text:span text:style-name="T15"><text:s text:c="4"/></text:span><text:span text:style-name="T15">End</text:span></text:p>
          <text:p text:style-name="P31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4" draw:layer="layout" svg:width="11.2cm" svg:height="11.4cm" svg:x="1.2cm" svg:y="6.8cm">
          <text:p text:style-name="P33"><text:span text:style-name="T14">(* obnc mt9x9.obn &amp;&amp; ./mt9x9 *)</text:span></text:p>
          <text:p text:style-name="P33"><text:span text:style-name="T26"/></text:p>
          <text:p text:style-name="P33"><text:span text:style-name="T27">MODULE mt9x9;</text:span></text:p>
          <text:p text:style-name="P33"><text:span text:style-name="T27"><text:s text:c="4"/></text:span><text:span text:style-name="T27">IMPORT Out;</text:span></text:p>
          <text:p text:style-name="P33"><text:span text:style-name="T27"><text:s text:c="4"/></text:span><text:span text:style-name="T27">VAR i, j, k : INTEGER;</text:span></text:p>
          <text:p text:style-name="P33"><text:span text:style-name="T27">BEGIN</text:span></text:p>
          <text:p text:style-name="P33"><text:span text:style-name="T27"><text:s text:c="4"/></text:span><text:span text:style-name="T27">FOR i := 1 TO 9 BY 3 DO</text:span></text:p>
          <text:p text:style-name="P33"><text:span text:style-name="T27"><text:s text:c="8"/></text:span><text:span text:style-name="T27">FOR j := 1 TO 9 DO</text:span></text:p>
          <text:p text:style-name="P33"><text:span text:style-name="T27"><text:s text:c="12"/></text:span><text:span text:style-name="T27">FOR k := i TO i+2 DO</text:span></text:p>
          <text:p text:style-name="P33"><text:span text:style-name="T27"><text:s text:c="15"/></text:span><text:span text:style-name="T27">Out.Int(k,1);</text:span></text:p>
          <text:p text:style-name="P33"><text:span text:style-name="T27"><text:s text:c="15"/></text:span><text:span text:style-name="T27">Out.String("x");</text:span></text:p>
          <text:p text:style-name="P33"><text:span text:style-name="T27"><text:s text:c="15"/></text:span><text:span text:style-name="T27">Out.Int(j,1);</text:span></text:p>
          <text:p text:style-name="P33"><text:span text:style-name="T27"><text:s text:c="15"/></text:span><text:span text:style-name="T27">Out.String("=");</text:span></text:p>
          <text:p text:style-name="P33"><text:span text:style-name="T27"><text:s text:c="15"/></text:span><text:span text:style-name="T27">Out.Int(k*j,2);</text:span></text:p>
          <text:p text:style-name="P33"><text:span text:style-name="T27"><text:s text:c="15"/></text:span><text:span text:style-name="T27">Out.Char(09X)</text:span></text:p>
          <text:p text:style-name="P33"><text:span text:style-name="T27"><text:s text:c="12"/></text:span><text:span text:style-name="T27">END;</text:span></text:p>
          <text:p text:style-name="P33"><text:span text:style-name="T27"><text:s text:c="12"/></text:span><text:span text:style-name="T27">Out.Char(0AX)</text:span></text:p>
          <text:p text:style-name="P33"><text:span text:style-name="T27"><text:s text:c="8"/></text:span><text:span text:style-name="T27">END;</text:span></text:p>
          <text:p text:style-name="P33"><text:span text:style-name="T27"><text:s text:c="8"/></text:span><text:span text:style-name="T27">Out.Ln</text:span></text:p>
          <text:p text:style-name="P33"><text:span text:style-name="T27"><text:s text:c="4"/></text:span><text:span text:style-name="T27">END</text:span></text:p>
          <text:p text:style-name="P33"><text:span text:style-name="T27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6" draw:layer="layout" svg:width="11.2cm" svg:height="11.4cm" svg:x="13.151cm" svg:y="6.8cm">
          <text:p text:style-name="P35"><text:span text:style-name="T14">(* m2c -all mt9x9.mod -o mt9x9 &amp;&amp; ./mt9x9 *)</text:span></text:p>
          <text:p text:style-name="P35"><text:span text:style-name="T26"/></text:p>
          <text:p text:style-name="P35"><text:span text:style-name="T27">MODULE mt9x9;</text:span></text:p>
          <text:p text:style-name="P35"><text:span text:style-name="T27">IMPORT InOut;</text:span></text:p>
          <text:p text:style-name="P35"><text:span text:style-name="T27">VAR</text:span></text:p>
          <text:p text:style-name="P35"><text:span text:style-name="T27"><text:s text:c="2"/></text:span><text:span text:style-name="T27">i, j, k: CARDINAL;</text:span></text:p>
          <text:p text:style-name="P35"><text:span text:style-name="T27">BEGIN</text:span></text:p>
          <text:p text:style-name="P35"><text:span text:style-name="T27"><text:s text:c="4"/></text:span><text:span text:style-name="T27">FOR i:=1 TO 9 BY 3 DO</text:span></text:p>
          <text:p text:style-name="P35"><text:span text:style-name="T27"><text:s text:c="8"/></text:span><text:span text:style-name="T27">FOR j:=1 TO 9 DO</text:span></text:p>
          <text:p text:style-name="P35"><text:span text:style-name="T27"><text:s text:c="12"/></text:span><text:span text:style-name="T27">FOR k:=i TO i+2 DO</text:span></text:p>
          <text:p text:style-name="P35"><text:span text:style-name="T27"><text:s text:c="16"/></text:span><text:span text:style-name="T27">InOut.WriteInt(k, 1);</text:span></text:p>
          <text:p text:style-name="P35"><text:span text:style-name="T27"><text:s text:c="16"/></text:span><text:span text:style-name="T27">InOut.Write('x');</text:span></text:p>
          <text:p text:style-name="P35"><text:span text:style-name="T27"><text:s text:c="16"/></text:span><text:span text:style-name="T27">InOut.WriteInt(j, 1);</text:span></text:p>
          <text:p text:style-name="P35"><text:span text:style-name="T27"><text:s text:c="16"/></text:span><text:span text:style-name="T27">InOut.Write('=');</text:span></text:p>
          <text:p text:style-name="P35"><text:span text:style-name="T27"><text:s text:c="16"/></text:span><text:span text:style-name="T27">InOut.WriteInt(k*j, 2);</text:span></text:p>
          <text:p text:style-name="P35"><text:span text:style-name="T27"><text:s text:c="16"/></text:span><text:span text:style-name="T27">InOut.Write(11C);</text:span></text:p>
          <text:p text:style-name="P35"><text:span text:style-name="T27"><text:s text:c="12"/></text:span><text:span text:style-name="T27">END;</text:span></text:p>
          <text:p text:style-name="P35"><text:span text:style-name="T27"><text:s text:c="12"/></text:span><text:span text:style-name="T27">InOut.Write(12C);</text:span></text:p>
          <text:p text:style-name="P35"><text:span text:style-name="T27"><text:s text:c="8"/></text:span><text:span text:style-name="T27">END;</text:span></text:p>
          <text:p text:style-name="P35"><text:span text:style-name="T27"><text:s text:c="8"/></text:span><text:span text:style-name="T27">InOut.WriteLn;</text:span></text:p>
          <text:p text:style-name="P35"><text:span text:style-name="T27"><text:s text:c="4"/></text:span><text:span text:style-name="T27">END;</text:span></text:p>
          <text:p text:style-name="P35"><text:span text:style-name="T27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-- gnat make mt9x9.adb &amp;&amp; ./mt9x9</text:span></text:p>
          <text:p text:style-name="P37"><text:span text:style-name="T18"/></text:p>
          <text:p text:style-name="P37"><text:span text:style-name="T15">with Ada.Text_IO; use Ada.Text_IO;</text:span></text:p>
          <text:p text:style-name="P37"><text:span text:style-name="T15">procedure mt9x9 is</text:span></text:p>
          <text:p text:style-name="P37"><text:span text:style-name="T15"><text:s text:c="4"/></text:span><text:span text:style-name="T15">package IO is new Integer_IO (Integer); use IO;</text:span></text:p>
          <text:p text:style-name="P37"><text:span text:style-name="T15"><text:s text:c="4"/></text:span><text:span text:style-name="T15">V : array (1..3) of Integer := (1, 4, 7);</text:span></text:p>
          <text:p text:style-name="P37"><text:span text:style-name="T15">begin</text:span></text:p>
          <text:p text:style-name="P37"><text:span text:style-name="T15"><text:s text:c="4"/></text:span><text:span text:style-name="T15">for i of V loop</text:span></text:p>
          <text:p text:style-name="P37"><text:span text:style-name="T15"><text:s text:c="8"/></text:span><text:span text:style-name="T15">for j in 1..9 loop</text:span></text:p>
          <text:p text:style-name="P37"><text:span text:style-name="T15"><text:s text:c="12"/></text:span><text:span text:style-name="T15">for k in i..i+2 loop</text:span></text:p>
          <text:p text:style-name="P37"><text:span text:style-name="T15"><text:s text:c="16"/></text:span><text:span text:style-name="T15">Put (k, Width =&gt; 1); Put ("x"); Put (j, Width =&gt; 1);</text:span></text:p>
          <text:p text:style-name="P37"><text:span text:style-name="T15"><text:s text:c="16"/></text:span><text:span text:style-name="T15">Put ("="); Put (k*j, Width =&gt; 2); Put (ASCII.HT);</text:span></text:p>
          <text:p text:style-name="P37"><text:span text:style-name="T15"><text:s text:c="12"/></text:span><text:span text:style-name="T15">end loop;</text:span></text:p>
          <text:p text:style-name="P37"><text:span text:style-name="T15"><text:s text:c="12"/></text:span><text:span text:style-name="T15">Put_Line ("");</text:span></text:p>
          <text:p text:style-name="P37"><text:span text:style-name="T15"><text:s text:c="8"/></text:span><text:span text:style-name="T15">end loop;</text:span></text:p>
          <text:p text:style-name="P37"><text:span text:style-name="T15"><text:s text:c="8"/></text:span><text:span text:style-name="T15">New_Line;</text:span></text:p>
          <text:p text:style-name="P37"><text:span text:style-name="T15"><text:s text:c="4"/></text:span><text:span text:style-name="T15">end loop;</text:span></text:p>
          <text:p text:style-name="P37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3.151cm" svg:y="6.8cm">
          <text:p text:style-name="P39"><text:span text:style-name="T14">{ fpc mt9x9.pas &amp;&amp; ./mt9x9 }</text:span></text:p>
          <text:p text:style-name="P39"><text:span text:style-name="T18"/></text:p>
          <text:p text:style-name="P39"><text:span text:style-name="T15">program mt9x9;</text:span></text:p>
          <text:p text:style-name="P39"><text:span text:style-name="T15">uses SysUtils;</text:span></text:p>
          <text:p text:style-name="P39"><text:span text:style-name="T15">var</text:span></text:p>
          <text:p text:style-name="P39"><text:span text:style-name="T15"><text:s text:c="4"/></text:span><text:span text:style-name="T15">i, j, k : Integer;</text:span></text:p>
          <text:p text:style-name="P39"><text:span text:style-name="T15">begin</text:span></text:p>
          <text:p text:style-name="P39"><text:span text:style-name="T15"><text:s text:c="4"/></text:span><text:span text:style-name="T15">for i in [1, 4, 7] do</text:span></text:p>
          <text:p text:style-name="P39"><text:span text:style-name="T15"><text:s text:c="4"/></text:span><text:span text:style-name="T15">begin</text:span></text:p>
          <text:p text:style-name="P39"><text:span text:style-name="T15"><text:s text:c="8"/></text:span><text:span text:style-name="T15">for j := 1 to 9 do</text:span></text:p>
          <text:p text:style-name="P39"><text:span text:style-name="T15"><text:s text:c="8"/></text:span><text:span text:style-name="T15">begin</text:span></text:p>
          <text:p text:style-name="P39"><text:span text:style-name="T15"><text:s text:c="12"/></text:span><text:span text:style-name="T15">for k := i to i+2 do</text:span></text:p>
          <text:p text:style-name="P39"><text:span text:style-name="T15"><text:s text:c="12"/></text:span><text:span text:style-name="T15">begin</text:span></text:p>
          <text:p text:style-name="P39"><text:span text:style-name="T15"><text:s text:c="16"/></text:span><text:span text:style-name="T15">Write(Format('%dx%d=%2d'#9, [k, j, k*j]));</text:span></text:p>
          <text:p text:style-name="P39"><text:span text:style-name="T15"><text:s text:c="12"/></text:span><text:span text:style-name="T15">end;</text:span></text:p>
          <text:p text:style-name="P39"><text:span text:style-name="T15"><text:s text:c="12"/></text:span><text:span text:style-name="T15">Write(#10);</text:span></text:p>
          <text:p text:style-name="P39"><text:span text:style-name="T15"><text:s text:c="8"/></text:span><text:span text:style-name="T15">end;</text:span></text:p>
          <text:p text:style-name="P39"><text:span text:style-name="T15"><text:s text:c="8"/></text:span><text:span text:style-name="T15">Writeln;</text:span></text:p>
          <text:p text:style-name="P39"><text:span text:style-name="T15"><text:s text:c="4"/></text:span><text:span text:style-name="T15">end;</text:span></text:p>
          <text:p text:style-name="P39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43" draw:layer="layout" svg:width="11.2cm" svg:height="11.4cm" svg:x="1.2cm" svg:y="6.8cm">
          <text:p text:style-name="P41"><text:span text:style-name="T14">/* plic -C -dELF -lsiaxgo -ew mt9x9.pli -o mt9x9.o</text:span></text:p>
          <text:p text:style-name="P41"><text:span text:style-name="T14">ld -z muldefs -Bstatic --oformat=elf32-i386 \</text:span></text:p>
          <text:p text:style-name="P41"><text:span text:style-name="T14"><text:s text:c="4"/></text:span><text:span text:style-name="T14">-melf_i386 -e main mt9x9.o libprf.a -o mt9x9 */</text:span></text:p>
          <text:p text:style-name="P42"><text:span text:style-name="T26"/></text:p>
          <text:p text:style-name="P42"><text:span text:style-name="T27">mt9x9: proc options(main);</text:span></text:p>
          <text:p text:style-name="P42"><text:span text:style-name="T27"><text:s text:c="4"/></text:span><text:span text:style-name="T27">dcl(i, j, k) fixed dec(1);</text:span></text:p>
          <text:p text:style-name="P42"><text:span text:style-name="T27"><text:s text:c="4"/></text:span><text:span text:style-name="T27">do i = 1 to 9 by 3;</text:span></text:p>
          <text:p text:style-name="P42"><text:span text:style-name="T27"><text:s text:c="8"/></text:span><text:span text:style-name="T27">do j = 1 to 9;</text:span></text:p>
          <text:p text:style-name="P42"><text:span text:style-name="T27"><text:s text:c="12"/></text:span><text:span text:style-name="T27">do k = i to i+2;</text:span></text:p>
          <text:p text:style-name="P42"><text:span text:style-name="T27"><text:s text:c="16"/></text:span><text:span text:style-name="T27">put edit (k, 'x', j, '=', k*j) (P'9', A, P'9', A, P'Z9');</text:span></text:p>
          <text:p text:style-name="P42"><text:span text:style-name="T27"><text:s text:c="16"/></text:span><text:span text:style-name="T27">put edit ('09'X) (A);</text:span></text:p>
          <text:p text:style-name="P42"><text:span text:style-name="T27"><text:s text:c="12"/></text:span><text:span text:style-name="T27">end;</text:span></text:p>
          <text:p text:style-name="P42"><text:span text:style-name="T27"><text:s text:c="12"/></text:span><text:span text:style-name="T27">put skip edit ('') (A);</text:span></text:p>
          <text:p text:style-name="P42"><text:span text:style-name="T27"><text:s text:c="8"/></text:span><text:span text:style-name="T27">end;</text:span></text:p>
          <text:p text:style-name="P42"><text:span text:style-name="T27"><text:s text:c="8"/></text:span><text:span text:style-name="T27">put skip edit ('') (A);</text:span></text:p>
          <text:p text:style-name="P42"><text:span text:style-name="T27"><text:s text:c="4"/></text:span><text:span text:style-name="T27">end;</text:span></text:p>
          <text:p text:style-name="P42"><text:span text:style-name="T27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11" draw:text-style-name="P45" draw:layer="layout" svg:width="11.2cm" svg:height="11.4cm" svg:x="1.2cm" svg:y="6.8cm">
          <text:p text:style-name="P44"><text:span text:style-name="T23">#!/usr/bin/s7</text:span></text:p>
          <text:p text:style-name="P44"><text:span text:style-name="T23"># s7c mt9x9.sd7 &amp;&amp; ./mt9x9 || s7 mt9x9.sd7 || ./mt9x9.sd7</text:span></text:p>
          <text:p text:style-name="P44"><text:span text:style-name="T28"/></text:p>
          <text:p text:style-name="P44"><text:span text:style-name="T25">$ include "seed7_05.s7i";</text:span></text:p>
          <text:p text:style-name="P44"><text:span text:style-name="T25">const proc: main is func</text:span></text:p>
          <text:p text:style-name="P44"><text:span text:style-name="T25"><text:s text:c="4"/></text:span><text:span text:style-name="T25">local</text:span></text:p>
          <text:p text:style-name="P44"><text:span text:style-name="T25"><text:s text:c="8"/></text:span><text:span text:style-name="T25">var integer: i is 1;</text:span></text:p>
          <text:p text:style-name="P44"><text:span text:style-name="T25"><text:s text:c="8"/></text:span><text:span text:style-name="T25">var integer: j is 1;</text:span></text:p>
          <text:p text:style-name="P44"><text:span text:style-name="T25"><text:s text:c="8"/></text:span><text:span text:style-name="T25">var integer: k is 1;</text:span></text:p>
          <text:p text:style-name="P44"><text:span text:style-name="T25"><text:s text:c="4"/></text:span><text:span text:style-name="T25">begin</text:span></text:p>
          <text:p text:style-name="P44"><text:span text:style-name="T25"><text:s text:c="8"/></text:span><text:span text:style-name="T25">for i range 1 to 9 step 3 do</text:span></text:p>
          <text:p text:style-name="P44"><text:span text:style-name="T25"><text:s text:c="12"/></text:span><text:span text:style-name="T25">for j range 1 to 9 do</text:span></text:p>
          <text:p text:style-name="P44"><text:span text:style-name="T25"><text:s text:c="16"/></text:span><text:span text:style-name="T25">for k range [](i, i+1, i+2) do</text:span></text:p>
          <text:p text:style-name="P44"><text:span text:style-name="T25"><text:s text:c="20"/></text:span><text:span text:style-name="T25">write(k &lt;&amp; "x" &lt;&amp; j &lt;&amp; "=" &lt;&amp; k*j lpad 2 &lt;&amp; "\t");</text:span></text:p>
          <text:p text:style-name="P44"><text:span text:style-name="T25"><text:s text:c="16"/></text:span><text:span text:style-name="T25">end for;</text:span></text:p>
          <text:p text:style-name="P44"><text:span text:style-name="T25"><text:s text:c="16"/></text:span><text:span text:style-name="T25">write("\n");</text:span></text:p>
          <text:p text:style-name="P44"><text:span text:style-name="T25"><text:s text:c="12"/></text:span><text:span text:style-name="T25">end for;</text:span></text:p>
          <text:p text:style-name="P44"><text:span text:style-name="T25"><text:s text:c="12"/></text:span><text:span text:style-name="T25">writeln;</text:span></text:p>
          <text:p text:style-name="P44"><text:span text:style-name="T25"><text:s text:c="8"/></text:span><text:span text:style-name="T25">end for;</text:span></text:p>
          <text:p text:style-name="P44"><text:span text:style-name="T25"><text:s text:c="4"/></text:span><text:span text:style-name="T25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5.1cm" svg:y="4.801cm">
          <draw:text-box>
            <text:p><text:span text:style-name="T17">Seed7</text:span></text:p>
          </draw:text-box>
        </draw:frame>
        <draw:custom-shape draw:style-name="gr8" draw:text-style-name="P47" draw:layer="layout" svg:width="11.2cm" svg:height="11.4cm" svg:x="13.21cm" svg:y="6.8cm">
          <text:p text:style-name="P46"><text:span text:style-name="T23">% sisalc -fileio mt9x9.sis -o mt9x9 &amp;&amp; ./mt9x9</text:span></text:p>
          <text:p text:style-name="P46"><text:span text:style-name="T29"/></text:p>
          <text:p text:style-name="P46"><text:span text:style-name="T24">define main</text:span></text:p>
          <text:p text:style-name="P46"><text:span text:style-name="T24">type string = array[character];</text:span></text:p>
          <text:p text:style-name="P46"><text:span text:style-name="T24">function main(returns string)</text:span></text:p>
          <text:p text:style-name="P46"><text:span text:style-name="T24"><text:s text:c="4"/></text:span><text:span text:style-name="T24">for i in array[1: 1, 4, 7] cross j in 1, 9 cross k in i, i+2</text:span></text:p>
          <text:p text:style-name="P46"><text:span text:style-name="T24"><text:s text:c="8"/></text:span><text:span text:style-name="T24">s := array[1: character(48+k),'x',character(48+j),'='] ||</text:span></text:p>
          <text:p text:style-name="P46"><text:span text:style-name="T24"><text:s text:c="8"/></text:span><text:span text:style-name="T24">if k*j &lt; 10 then</text:span></text:p>
          <text:p text:style-name="P46"><text:span text:style-name="T24"><text:s text:c="12"/></text:span><text:span text:style-name="T24">array[1: ' ',character(48+k*j)]</text:span></text:p>
          <text:p text:style-name="P46"><text:span text:style-name="T24"><text:s text:c="8"/></text:span><text:span text:style-name="T24">else</text:span></text:p>
          <text:p text:style-name="P46"><text:span text:style-name="T24"><text:s text:c="12"/></text:span><text:span text:style-name="T24">array[1: character(48+k*j/10),character(48+mod(k*j,10))]</text:span></text:p>
          <text:p text:style-name="P46"><text:span text:style-name="T24"><text:s text:c="8"/></text:span><text:span text:style-name="T24">end if ||</text:span></text:p>
          <text:p text:style-name="P46"><text:span text:style-name="T24"><text:s text:c="8"/></text:span><text:span text:style-name="T24">if k ~= i+2 then</text:span></text:p>
          <text:p text:style-name="P46"><text:span text:style-name="T24"><text:s text:c="12"/></text:span><text:span text:style-name="T24">array[1: '\t']</text:span></text:p>
          <text:p text:style-name="P46"><text:span text:style-name="T24"><text:s text:c="8"/></text:span><text:span text:style-name="T24">elseif j = 9 then</text:span></text:p>
          <text:p text:style-name="P46"><text:span text:style-name="T24"><text:s text:c="12"/></text:span><text:span text:style-name="T24">array[1: '\n','\n']</text:span></text:p>
          <text:p text:style-name="P46"><text:span text:style-name="T24"><text:s text:c="8"/></text:span><text:span text:style-name="T24">else</text:span></text:p>
          <text:p text:style-name="P46"><text:span text:style-name="T24"><text:s text:c="12"/></text:span><text:span text:style-name="T24">array[1: '\n']</text:span></text:p>
          <text:p text:style-name="P46"><text:span text:style-name="T24"><text:s text:c="8"/></text:span><text:span text:style-name="T24">end if</text:span></text:p>
          <text:p text:style-name="P46"><text:span text:style-name="T24"><text:s text:c="8"/></text:span><text:span text:style-name="T24">returns</text:span></text:p>
          <text:p text:style-name="P46"><text:span text:style-name="T24"><text:s text:c="12"/></text:span><text:span text:style-name="T24">value of catenate s</text:span></text:p>
          <text:p text:style-name="P46"><text:span text:style-name="T24"><text:s text:c="4"/></text:span><text:span text:style-name="T24">end for </text:span></text:p>
          <text:p text:style-name="P46"><text:span text:style-name="T24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15cm" svg:height="1.759cm" svg:x="16.85cm" svg:y="4.8cm">
          <draw:text-box>
            <text:p><text:span text:style-name="T17">SISA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(* ocamlc mt9x9.ml &amp;&amp; ./mt9x9 || ocaml mt9x9.ml *)</text:span></text:p>
          <text:p text:style-name="P48"><text:span text:style-name="T26"/></text:p>
          <text:p text:style-name="P48"><text:span text:style-name="T27">for i = 1 to 3 do</text:span></text:p>
          <text:p text:style-name="P48"><text:span text:style-name="T27"><text:s text:c="4"/></text:span><text:span text:style-name="T27">for j = 1 to 9 do</text:span></text:p>
          <text:p text:style-name="P48"><text:span text:style-name="T27"><text:s text:c="8"/></text:span><text:span text:style-name="T27">for k = i*3-2 to i*3 do</text:span></text:p>
          <text:p text:style-name="P48"><text:span text:style-name="T30"><text:s text:c="12"/></text:span><text:span text:style-name="T27">Printf.printf "%dx%d=%2d\t" k j (k*j)</text:span></text:p>
          <text:p text:style-name="P48"><text:span text:style-name="T27"><text:s text:c="8"/></text:span><text:span text:style-name="T27">done;</text:span></text:p>
          <text:p text:style-name="P48"><text:span text:style-name="T27"><text:s text:c="8"/></text:span><text:span text:style-name="T27">print_string "\n"</text:span></text:p>
          <text:p text:style-name="P48"><text:span text:style-name="T27"><text:s text:c="4"/></text:span><text:span text:style-name="T27">done;</text:span></text:p>
          <text:p text:style-name="P48"><text:span text:style-name="T27"><text:s text:c="4"/></text:span><text:span text:style-name="T27">print_newline()</text:span></text:p>
          <text:p text:style-name="P48"><text:span text:style-name="T27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1" draw:layer="layout" svg:width="11.2cm" svg:height="11.4cm" svg:x="13.151cm" svg:y="6.8cm">
          <text:p text:style-name="P20"><text:span text:style-name="T14">(* mlton mt9x9.sml &amp;&amp; ./mt9x9 *)</text:span></text:p>
          <text:p text:style-name="P50"><text:span text:style-name="T18"/></text:p>
          <text:p text:style-name="P50"><text:span text:style-name="T15">val i = ref 1;</text:span></text:p>
          <text:p text:style-name="P50"><text:span text:style-name="T15">val j = ref 1;</text:span></text:p>
          <text:p text:style-name="P50"><text:span text:style-name="T15">val k = ref 1;</text:span></text:p>
          <text:p text:style-name="P50"><text:span text:style-name="T15">while (!i &lt;= 7) do (</text:span></text:p>
          <text:p text:style-name="P50"><text:span text:style-name="T15"><text:s text:c="4"/></text:span><text:span text:style-name="T15">j := 1;</text:span></text:p>
          <text:p text:style-name="P50"><text:span text:style-name="T15"><text:s text:c="4"/></text:span><text:span text:style-name="T15">while (!j &lt;= 9) do (</text:span></text:p>
          <text:p text:style-name="P50"><text:span text:style-name="T15"><text:s text:c="8"/></text:span><text:span text:style-name="T15">k := !i;</text:span></text:p>
          <text:p text:style-name="P50"><text:span text:style-name="T15"><text:s text:c="8"/></text:span><text:span text:style-name="T15">while (!k &lt;= (!i + 2)) do (</text:span></text:p>
          <text:p text:style-name="P50"><text:span text:style-name="T15"><text:s text:c="12"/></text:span><text:span text:style-name="T15">print (Int.toString (!k) ^ "x" ^ Int.toString (!j) ^ "=");</text:span></text:p>
          <text:p text:style-name="P50"><text:span text:style-name="T15"><text:s text:c="12"/></text:span><text:span text:style-name="T15">print (if (!k * !j) &lt; 10 then " " else "");</text:span></text:p>
          <text:p text:style-name="P50"><text:span text:style-name="T15"><text:s text:c="12"/></text:span><text:span text:style-name="T15">print (Int.toString (!k * !j) ^ "\t");</text:span></text:p>
          <text:p text:style-name="P50"><text:span text:style-name="T15"><text:s text:c="12"/></text:span><text:span text:style-name="T15">k := !k + 1</text:span></text:p>
          <text:p text:style-name="P50"><text:span text:style-name="T15"><text:s text:c="8"/></text:span><text:span text:style-name="T15">);</text:span></text:p>
          <text:p text:style-name="P50"><text:span text:style-name="T15"><text:s text:c="8"/></text:span><text:span text:style-name="T15">print "\n";</text:span></text:p>
          <text:p text:style-name="P50"><text:span text:style-name="T15"><text:s text:c="8"/></text:span><text:span text:style-name="T15">j := !j + 1</text:span></text:p>
          <text:p text:style-name="P50"><text:span text:style-name="T15"><text:s text:c="4"/></text:span><text:span text:style-name="T15">);</text:span></text:p>
          <text:p text:style-name="P50"><text:span text:style-name="T15"><text:s text:c="4"/></text:span><text:span text:style-name="T15">print "\n";</text:span></text:p>
          <text:p text:style-name="P50"><text:span text:style-name="T15"><text:s text:c="4"/></text:span><text:span text:style-name="T15">i := !i + 3</text:span></text:p>
          <text:p text:style-name="P50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3" draw:layer="layout" svg:width="11.2cm" svg:height="11.4cm" svg:x="13.151cm" svg:y="6.8cm">
          <text:p text:style-name="P52"><text:span text:style-name="T23">#!/usr/bin/axi</text:span></text:p>
          <text:p text:style-name="P52"><text:span text:style-name="T23"># axc mt9x9.als &amp;&amp; axi mt9x9.axc || ./mt9x9.als || axi mt9x9.als</text:span></text:p>
          <text:p text:style-name="P52"><text:span text:style-name="T28"/></text:p>
          <text:p text:style-name="P52"><text:span text:style-name="T25">trans i 0</text:span></text:p>
          <text:p text:style-name="P52"><text:span text:style-name="T25">trans j 0</text:span></text:p>
          <text:p text:style-name="P52"><text:span text:style-name="T25">trans k 0</text:span></text:p>
          <text:p text:style-name="P52"><text:span text:style-name="T25">loop (i:= 1) (&lt;= i 9) (i:+= 3) {</text:span></text:p>
          <text:p text:style-name="P52"><text:span text:style-name="T25"><text:s text:c="4"/></text:span><text:span text:style-name="T25">loop (j:= 1) (&lt;= j 9) (j:++) {</text:span></text:p>
          <text:p text:style-name="P52"><text:span text:style-name="T25"><text:s text:c="8"/></text:span><text:span text:style-name="T25">loop (k:= i) (&lt;= k (+ i 2)) (k:++) {</text:span></text:p>
          <text:p text:style-name="P52"><text:span text:style-name="T25"><text:s text:c="12"/></text:span><text:span text:style-name="T25">trans s (String (* k j))</text:span></text:p>
          <text:p text:style-name="P52"><text:span text:style-name="T25"><text:s text:c="12"/></text:span><text:span text:style-name="T25">print k 'x' j '=' (s:fill-left ' ' 2) '\t'</text:span></text:p>
          <text:p text:style-name="P52"><text:span text:style-name="T25"><text:s text:c="8"/></text:span><text:span text:style-name="T25">}</text:span></text:p>
          <text:p text:style-name="P52"><text:span text:style-name="T25"><text:s text:c="8"/></text:span><text:span text:style-name="T25">print '\n'</text:span></text:p>
          <text:p text:style-name="P52"><text:span text:style-name="T25"><text:s text:c="4"/></text:span><text:span text:style-name="T25">}</text:span></text:p>
          <text:p text:style-name="P52"><text:span text:style-name="T25"><text:s text:c="4"/></text:span><text:span text:style-name="T25">println</text:span></text:p>
          <text:p text:style-name="P52"><text:span text:style-name="T2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Afnix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0" draw:layer="layout" svg:width="11.2cm" svg:height="11.4cm" svg:x="1.2cm" svg:y="6.8cm">
          <text:p text:style-name="P29"><text:span text:style-name="T23">#!/usr/bin/rebol -q</text:span></text:p>
          <text:p text:style-name="P29"><text:span text:style-name="T23">; ./mt9x9.r || rebol -q mt9x9.r</text:span></text:p>
          <text:p text:style-name="P29"><text:span text:style-name="T29"/></text:p>
          <text:p text:style-name="P29"><text:span text:style-name="T24">rebol []</text:span></text:p>
          <text:p text:style-name="P29"><text:span text:style-name="T24">foreach i [1 4 7] [</text:span></text:p>
          <text:p text:style-name="P29"><text:span text:style-name="T24"><text:s text:c="4"/></text:span><text:span text:style-name="T24">repeat j 9 [</text:span></text:p>
          <text:p text:style-name="P29"><text:span text:style-name="T24"><text:s text:c="8"/></text:span><text:span text:style-name="T24">for k i (i + 2) 1 [</text:span></text:p>
          <text:p text:style-name="P29"><text:span text:style-name="T24"><text:s text:c="12"/></text:span><text:span text:style-name="T24">prin rejoin [k "x" j "=" either k * j &lt; 10 [" "] [""] k * j tab]</text:span></text:p>
          <text:p text:style-name="P29"><text:span text:style-name="T24"><text:s text:c="8"/></text:span><text:span text:style-name="T24">]</text:span></text:p>
          <text:p text:style-name="P29"><text:span text:style-name="T24"><text:s text:c="8"/></text:span><text:span text:style-name="T24">prin crlf</text:span></text:p>
          <text:p text:style-name="P29"><text:span text:style-name="T24"><text:s text:c="4"/></text:span><text:span text:style-name="T24">]</text:span></text:p>
          <text:p text:style-name="P29"><text:span text:style-name="T24"><text:s text:c="4"/></text:span><text:span text:style-name="T24">print ""</text:span></text:p>
          <text:p text:style-name="P29"><text:span text:style-name="T24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4.2cm" svg:height="1.759cm" svg:x="5.2cm" svg:y="4.801cm">
          <draw:text-box>
            <text:p><text:span text:style-name="T17">Re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 || tcc -run mt9x9.c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1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(i = 1; i &lt;= 9; i += 3) {</text:span></text:p>
          <text:p text:style-name="P20"><text:span text:style-name="T15"><text:s text:c="12"/></text:span><text:span text:style-name="T15">for(j = 1; j &lt;= 9; j++) {</text:span></text:p>
          <text:p text:style-name="P20"><text:span text:style-name="T15"><text:s text:c="16"/></text:span><text:span text:style-name="T15">for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7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5" draw:layer="layout" svg:width="11.2cm" svg:height="11.4cm" svg:x="13.151cm" svg:y="6.8cm">
          <text:p text:style-name="P54"><text:span text:style-name="T31">// g++ mt9x9.mm -o mt9x9 -fconstant-string-class=NSConstantString \</text:span></text:p>
          <text:p text:style-name="P54"><text:span text:style-name="T31">-I/usr/include/GNUstep -lobjc -lgnustep-base</text:span></text:p>
          <text:p text:style-name="P54"><text:span text:style-name="T32"/></text:p>
          <text:p text:style-name="P54"><text:span text:style-name="T33">#import &lt;Foundation/Foundation.h&gt;</text:span></text:p>
          <text:p text:style-name="P54"><text:span text:style-name="T33">#include &lt;initializer_list&gt;</text:span></text:p>
          <text:p text:style-name="P54"><text:span text:style-name="T33">int main() {</text:span></text:p>
          <text:p text:style-name="P54"><text:span text:style-name="T33"><text:s text:c="4"/></text:span><text:span text:style-name="T33">NSAutoreleasePool *pool = [[NSAutoreleasePool alloc] init];</text:span></text:p>
          <text:p text:style-name="P54"><text:span text:style-name="T33"><text:s text:c="4"/></text:span><text:span text:style-name="T33">NSFileHandle *standardOutput = [NSFileHandle fileHandleWithStandardOutput];</text:span></text:p>
          <text:p text:style-name="P54"><text:span text:style-name="T33"><text:s text:c="4"/></text:span><text:span text:style-name="T33">for(NSInteger i = 1; i &lt;= 9; i += 3) {</text:span></text:p>
          <text:p text:style-name="P54"><text:span text:style-name="T33"><text:s text:c="8"/></text:span><text:span text:style-name="T33">for(NSUInteger j = 1; j &lt;= 9; j++) {</text:span></text:p>
          <text:p text:style-name="P54"><text:span text:style-name="T33"><text:s text:c="12"/></text:span><text:span text:style-name="T33">for(NSUInteger k : {i, i+1, i+2}) {</text:span></text:p>
          <text:p text:style-name="P54"><text:span text:style-name="T33"><text:s text:c="16"/></text:span><text:span text:style-name="T33">[standardOutput writeData:[[NSString stringWithFormat:@"%d", k]</text:span></text:p>
          <text:p text:style-name="P54"><text:span text:style-name="T33">dataUsingEncoding:NSUTF8StringEncoding]];</text:span></text:p>
          <text:p text:style-name="P54"><text:span text:style-name="T33"><text:s text:c="16"/></text:span><text:span text:style-name="T33">[standardOutput writeData:[@"x" dataUsingEncoding:NSUTF8StringEncoding]];</text:span></text:p>
          <text:p text:style-name="P54"><text:span text:style-name="T33"><text:s text:c="16"/></text:span><text:span text:style-name="T33">[standardOutput writeData:[[NSString stringWithFormat:@"%d", j]</text:span></text:p>
          <text:p text:style-name="P54"><text:span text:style-name="T33">dataUsingEncoding:NSUTF8StringEncoding]];</text:span></text:p>
          <text:p text:style-name="P54"><text:span text:style-name="T33"><text:s text:c="16"/></text:span><text:span text:style-name="T33">[standardOutput writeData:[@"=" dataUsingEncoding:NSUTF8StringEncoding]];</text:span></text:p>
          <text:p text:style-name="P54"><text:span text:style-name="T33"><text:s text:c="16"/></text:span><text:span text:style-name="T33">[standardOutput writeData:[[NSString stringWithFormat:@"%2d", k*j]</text:span></text:p>
          <text:p text:style-name="P54"><text:span text:style-name="T33">dataUsingEncoding:NSUTF8StringEncoding]];</text:span></text:p>
          <text:p text:style-name="P54"><text:span text:style-name="T33"><text:s text:c="16"/></text:span><text:span text:style-name="T33">[standardOutput writeData:[@"\t" dataUsingEncoding:NSUTF8StringEncoding]];</text:span></text:p>
          <text:p text:style-name="P54"><text:span text:style-name="T33"><text:s text:c="12"/></text:span><text:span text:style-name="T33">}</text:span></text:p>
          <text:p text:style-name="P54"><text:span text:style-name="T33"><text:s text:c="12"/></text:span><text:span text:style-name="T33">[standardOutput writeData:[@"\n" dataUsingEncoding:NSUTF8StringEncoding]];</text:span></text:p>
          <text:p text:style-name="P54"><text:span text:style-name="T33"><text:s text:c="8"/></text:span><text:span text:style-name="T33">}</text:span></text:p>
          <text:p text:style-name="P54"><text:span text:style-name="T33"><text:s text:c="8"/></text:span><text:span text:style-name="T33">[standardOutput writeData:[@"\n" dataUsingEncoding:NSUTF8StringEncoding]];</text:span></text:p>
          <text:p text:style-name="P54"><text:span text:style-name="T33"><text:s text:c="4"/></text:span><text:span text:style-name="T33">}</text:span></text:p>
          <text:p text:style-name="P54"><text:span text:style-name="T3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4cm" svg:y="4.8cm">
          <draw:text-box>
            <text:p><text:span text:style-name="T17">Objective-C++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 mt9x9.v &amp;&amp; ./mt9x9 || v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6" draw:layer="layout" svg:width="11.2cm" svg:height="11.4cm" svg:x="1.2cm" svg:y="6.8cm">
          <text:p text:style-name="P22"><text:span text:style-name="T14">// rustc mt9x9.rs &amp;&amp; ./mt9x9</text:span></text:p>
          <text:p text:style-name="P22"><text:span text:style-name="T16"/></text:p>
          <text:p text:style-name="P22"><text:span text:style-name="T27">fn main() {</text:span></text:p>
          <text:p text:style-name="P22"><text:span text:style-name="T27"><text:s text:c="4"/></text:span><text:span text:style-name="T27">for i in (1..10).step_by(3) {</text:span></text:p>
          <text:p text:style-name="P22"><text:span text:style-name="T27"><text:s text:c="8"/></text:span><text:span text:style-name="T27">for j in 1..10 {</text:span></text:p>
          <text:p text:style-name="P22"><text:span text:style-name="T27"><text:s text:c="12"/></text:span><text:span text:style-name="T27">for k in &amp;[i, i+1, i+2] {</text:span></text:p>
          <text:p text:style-name="P22"><text:span text:style-name="T27"><text:s text:c="16"/></text:span><text:span text:style-name="T27">print!("{}x{}={:2}\t", k, j, k*j);</text:span></text:p>
          <text:p text:style-name="P22"><text:span text:style-name="T27"><text:s text:c="12"/></text:span><text:span text:style-name="T27">}</text:span></text:p>
          <text:p text:style-name="P22"><text:span text:style-name="T27"><text:s text:c="12"/></text:span><text:span text:style-name="T27">print!("\n");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println!();</text:span></text:p>
          <text:p text:style-name="P22"><text:span text:style-name="T27"><text:s text:c="4"/></text:span><text:span text:style-name="T27">}</text:span></text:p>
          <text:p text:style-name="P2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koto</text:span></text:p>
          <text:p text:style-name="P17"><text:span text:style-name="T14"># koto mt9x9.koto</text:span></text:p>
          <text:p text:style-name="P17"><text:span text:style-name="T16"/></text:p>
          <text:p text:style-name="P17"><text:span text:style-name="T15">@main = ||</text:span></text:p>
          <text:p text:style-name="P17"><text:span text:style-name="T15"><text:s text:c="4"/></text:span><text:span text:style-name="T15">for i in (0..3).each |n| n*3+1</text:span></text:p>
          <text:p text:style-name="P17"><text:span text:style-name="T15"><text:s text:c="8"/></text:span><text:span text:style-name="T15">for j in 1..=9</text:span></text:p>
          <text:p text:style-name="P17"><text:span text:style-name="T15"><text:s text:c="12"/></text:span><text:span text:style-name="T15">s = ""</text:span></text:p>
          <text:p text:style-name="P17"><text:span text:style-name="T15"><text:s text:c="12"/></text:span><text:span text:style-name="T15">for k in [i, i+1, i+2]</text:span></text:p>
          <text:p text:style-name="P17"><text:span text:style-name="T15"><text:s text:c="16"/></text:span><text:span text:style-name="T15">s += "${k}x${j}="</text:span></text:p>
          <text:p text:style-name="P17"><text:span text:style-name="T15"><text:s text:c="16"/></text:span><text:span text:style-name="T15">s += "${if k*j&lt;10 then ' ' else ''}"</text:span></text:p>
          <text:p text:style-name="P17"><text:span text:style-name="T15"><text:s text:c="16"/></text:span><text:span text:style-name="T15">s += "${k*j}\t"</text:span></text:p>
          <text:p text:style-name="P17"><text:span text:style-name="T15"><text:s text:c="12"/></text:span><text:span text:style-name="T15">print s</text:span></text:p>
          <text:p text:style-name="P17"><text:span text:style-name="T15"><text:s text:c="8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Koto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/* zimbu mt9x9.zu &amp;&amp; ./mt9x9 || zimbu mt9x9.zu -x */</text:span></text:p>
          <text:p text:style-name="P22"><text:span text:style-name="T16"/></text:p>
          <text:p text:style-name="P22"><text:span text:style-name="T27">FUNC Main() int</text:span></text:p>
          <text:p text:style-name="P22"><text:span text:style-name="T27"><text:s text:c="4"/></text:span><text:span text:style-name="T27">FOR i IN 1 UNTIL 9 STEP 3</text:span></text:p>
          <text:p text:style-name="P22"><text:span text:style-name="T27"><text:s text:c="8"/></text:span><text:span text:style-name="T27">FOR j IN 1 TO 9</text:span></text:p>
          <text:p text:style-name="P22"><text:span text:style-name="T27"><text:s text:c="12"/></text:span><text:span text:style-name="T27">FOR k IN [i, i + 1, i + 2]</text:span></text:p>
          <text:p text:style-name="P22"><text:span text:style-name="T27"><text:s text:c="16"/></text:span><text:span text:style-name="T27">IO.write(k.ToString() .. "x" .. j.ToString() .. "=")</text:span></text:p>
          <text:p text:style-name="P22"><text:span text:style-name="T27"><text:s text:c="16"/></text:span><text:span text:style-name="T27">IO.write(k * j &lt; 10 ? " " : "")</text:span></text:p>
          <text:p text:style-name="P22"><text:span text:style-name="T27"><text:s text:c="16"/></text:span><text:span text:style-name="T27">IO.write((k * j).ToString() .. "\t")</text:span></text:p>
          <text:p text:style-name="P22"><text:span text:style-name="T27"><text:s text:c="12"/></text:span><text:span text:style-name="T27">}</text:span></text:p>
          <text:p text:style-name="P22"><text:span text:style-name="T27"><text:s text:c="12"/></text:span><text:span text:style-name="T27">IO.write("\n")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IO.print()</text:span></text:p>
          <text:p text:style-name="P22"><text:span text:style-name="T27"><text:s text:c="4"/></text:span><text:span text:style-name="T27">}</text:span></text:p>
          <text:p text:style-name="P22"><text:span text:style-name="T27"><text:s text:c="4"/></text:span><text:span text:style-name="T27">RETURN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= 9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= 9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4.5cm" svg:height="1.759cm" svg:x="5.1cm" svg:y="4.801cm">
          <draw:text-box>
            <text:p><text:span text:style-name="T17">Zimb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odin-lang build mt9x9.odin -file &amp;&amp; ./mt9x9.bin</text:span></text:p>
          <text:p text:style-name="P20"><text:span text:style-name="T16"/></text:p>
          <text:p text:style-name="P20"><text:span text:style-name="T15">package mt9x9</text:span></text:p>
          <text:p text:style-name="P20"><text:span text:style-name="T15">import "core:fmt"</text:span></text:p>
          <text:p text:style-name="P20"><text:span text:style-name="T15">main :: proc() {</text:span></text:p>
          <text:p text:style-name="P20"><text:span text:style-name="T15"><text:s text:c="4"/></text:span><text:span text:style-name="T15">for i := 1; i &lt;= 9; i += 3 {</text:span></text:p>
          <text:p text:style-name="P20"><text:span text:style-name="T15"><text:s text:c="8"/></text:span><text:span text:style-name="T15">for j in 1..=9 {</text:span></text:p>
          <text:p text:style-name="P20"><text:span text:style-name="T15"><text:s text:c="12"/></text:span><text:span text:style-name="T15">for k in ([]int{i, i+1, i+2}) {</text:span></text:p>
          <text:p text:style-name="P20"><text:span text:style-name="T15"><text:s text:c="16"/></text:span><text:span text:style-name="T15">fmt.printf("%dx%d=", k, j);</text:span></text:p>
          <text:p text:style-name="P20"><text:span text:style-name="T15"><text:s text:c="16"/></text:span><text:span text:style-name="T15">if k*j&lt;10 do fmt.print(" ");</text:span></text:p>
          <text:p text:style-name="P20"><text:span text:style-name="T15"><text:s text:c="16"/></text:span><text:span text:style-name="T15">fmt.printf("%d\t", k*j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fmt.print("\n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fmt.println(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5cm" svg:height="1.759cm" svg:x="17.3cm" svg:y="4.8cm">
          <draw:text-box>
            <text:p><text:span text:style-name="T17">Odin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8" draw:layer="layout" svg:width="11.2cm" svg:height="11.4cm" svg:x="1.2cm" svg:y="6.8cm">
          <text:p text:style-name="P57"><text:span text:style-name="T14">// pawncc mt9x9.p &amp;&amp; pawnrun mt9x9.amx</text:span></text:p>
          <text:p text:style-name="P57"><text:span text:style-name="T34"/></text:p>
          <text:p text:style-name="P57"><text:span text:style-name="T27">main() {</text:span></text:p>
          <text:p text:style-name="P57"><text:span text:style-name="T27"><text:s text:c="4"/></text:span><text:span text:style-name="T27">for (new i = 1; i &lt;= 9; i += 3) {</text:span></text:p>
          <text:p text:style-name="P57"><text:span text:style-name="T27"><text:s text:c="8"/></text:span><text:span text:style-name="T27">for (new j = 1; j &lt;= 9; j++) {</text:span></text:p>
          <text:p text:style-name="P57"><text:span text:style-name="T27"><text:s text:c="12"/></text:span><text:span text:style-name="T27">for (new k = i; k &lt;= i+2; k++) {</text:span></text:p>
          <text:p text:style-name="P57"><text:span text:style-name="T27"><text:s text:c="16"/></text:span><text:span text:style-name="T27">printf "%dx%d=%2d\t", k, j, k*j</text:span></text:p>
          <text:p text:style-name="P57"><text:span text:style-name="T27"><text:s text:c="12"/></text:span><text:span text:style-name="T27">}</text:span></text:p>
          <text:p text:style-name="P57"><text:span text:style-name="T27"><text:s text:c="12"/></text:span><text:span text:style-name="T27">printf "\n"</text:span></text:p>
          <text:p text:style-name="P57"><text:span text:style-name="T27"><text:s text:c="8"/></text:span><text:span text:style-name="T27">}</text:span></text:p>
          <text:p text:style-name="P57"><text:span text:style-name="T27"><text:s text:c="8"/></text:span><text:span text:style-name="T27">print "\n"</text:span></text:p>
          <text:p text:style-name="P57"><text:span text:style-name="T27"><text:s text:c="4"/></text:span><text:span text:style-name="T27">}</text:span></text:p>
          <text:p text:style-name="P57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4.1cm" svg:height="1.759cm" svg:x="5.2cm" svg:y="4.801cm">
          <draw:text-box>
            <text:p><text:span text:style-name="T17">Paw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2" draw:layer="layout" svg:width="11.2cm" svg:height="11.4cm" svg:x="13.151cm" svg:y="6.8cm">
          <text:p text:style-name="P31"><text:span text:style-name="T14">#!/usr/bin/never -f</text:span></text:p>
          <text:p text:style-name="P31"><text:span text:style-name="T14"># ./mt9x9.nev || never -f mt9x9.nev</text:span></text:p>
          <text:p text:style-name="P31"><text:span text:style-name="T18"/></text:p>
          <text:p text:style-name="P59"><text:span text:style-name="T15">func main() -&gt; int {</text:span></text:p>
          <text:p text:style-name="P59"><text:span text:style-name="T15"><text:s text:c="4"/></text:span><text:span text:style-name="T15">var i = 0;</text:span></text:p>
          <text:p text:style-name="P59"><text:span text:style-name="T15"><text:s text:c="4"/></text:span><text:span text:style-name="T15">for (i = 1; i &lt;= 9; i = i+3) {</text:span></text:p>
          <text:p text:style-name="P59"><text:span text:style-name="T15"><text:s text:c="8"/></text:span><text:span text:style-name="T15">var j = 0;</text:span></text:p>
          <text:p text:style-name="P59"><text:span text:style-name="T15"><text:s text:c="8"/></text:span><text:span text:style-name="T15">for (j = 1; j &lt;= 9; j = j+1) {</text:span></text:p>
          <text:p text:style-name="P59"><text:span text:style-name="T15"><text:s text:c="12"/></text:span><text:span text:style-name="T15">var k = 0;</text:span></text:p>
          <text:p text:style-name="P59"><text:span text:style-name="T15"><text:s text:c="12"/></text:span><text:span text:style-name="T15">for (k = i; k &lt;= i+2; k = k+1) {</text:span></text:p>
          <text:p text:style-name="P59"><text:span text:style-name="T15"><text:s text:c="16"/></text:span><text:span text:style-name="T15">prints(k + "x" + j + "=");</text:span></text:p>
          <text:p text:style-name="P59"><text:span text:style-name="T15"><text:s text:c="16"/></text:span><text:span text:style-name="T15">if (k*j &lt; 10) {prints(" ")} else {prints("")};</text:span></text:p>
          <text:p text:style-name="P59"><text:span text:style-name="T15"><text:s text:c="16"/></text:span><text:span text:style-name="T15">prints(k*j + "\t")</text:span></text:p>
          <text:p text:style-name="P59"><text:span text:style-name="T15"><text:s text:c="12"/></text:span><text:span text:style-name="T15">};</text:span></text:p>
          <text:p text:style-name="P59"><text:span text:style-name="T15"><text:s text:c="12"/></text:span><text:span text:style-name="T15">prints("\n")</text:span></text:p>
          <text:p text:style-name="P59"><text:span text:style-name="T15"><text:s text:c="8"/></text:span><text:span text:style-name="T15">};</text:span></text:p>
          <text:p text:style-name="P59"><text:span text:style-name="T15"><text:s text:c="8"/></text:span><text:span text:style-name="T15">prints("\n")</text:span></text:p>
          <text:p text:style-name="P59"><text:span text:style-name="T15"><text:s text:c="4"/></text:span><text:span text:style-name="T15">}</text:span></text:p>
          <text:p text:style-name="P59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adept mt9x9.adept &amp;&amp; ./mt9x9</text:span></text:p>
          <text:p text:style-name="P20"><text:span text:style-name="T18"/></text:p>
          <text:p text:style-name="P20"><text:span text:style-name="T15">import basics</text:span></text:p>
          <text:p text:style-name="P20"><text:span text:style-name="T15">func main {</text:span></text:p>
          <text:p text:style-name="P20"><text:span text:style-name="T15"><text:s text:c="4"/></text:span><text:span text:style-name="T15">for(i int = 1; i &lt;= 9; i += 3) {</text:span></text:p>
          <text:p text:style-name="P20"><text:span text:style-name="T15"><text:s text:c="8"/></text:span><text:span text:style-name="T15">for(j int = 1; j &lt;= 9; j++) {</text:span></text:p>
          <text:p text:style-name="P20"><text:span text:style-name="T15"><text:s text:c="12"/></text:span><text:span text:style-name="T15">each int in {i, i+1, i+2} {</text:span></text:p>
          <text:p text:style-name="P20"><text:span text:style-name="T15"><text:s text:c="16"/></text:span><text:span text:style-name="T15">printf("%dx%d=", it, j)</text:span></text:p>
          <text:p text:style-name="P20"><text:span text:style-name="T15"><text:s text:c="16"/></text:span><text:span text:style-name="T15">if it*j &lt; 10, putchar(0x20)</text:span></text:p>
          <text:p text:style-name="P20"><text:span text:style-name="T15"><text:s text:c="16"/></text:span><text:span text:style-name="T15">printf("%d\t", it*j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place('\n'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5.3cm" svg:y="4.8cm">
          <draw:text-box>
            <text:p><text:span text:style-name="T17">Adept</text:span></text:p>
          </draw:text-box>
        </draw:frame>
        <draw:custom-shape draw:style-name="gr8" draw:text-style-name="P30" draw:layer="layout" svg:width="11.2cm" svg:height="11.4cm" svg:x="13.15cm" svg:y="6.8cm">
          <text:p text:style-name="P29"><text:span text:style-name="T23">// surgescript mt9x9.ss</text:span></text:p>
          <text:p text:style-name="P29"><text:span text:style-name="T28"/></text:p>
          <text:p text:style-name="P29"><text:span text:style-name="T24">object "Application" {</text:span></text:p>
          <text:p text:style-name="P29"><text:span text:style-name="T24"><text:s text:c="4"/></text:span><text:span text:style-name="T24">state "main" {</text:span></text:p>
          <text:p text:style-name="P29"><text:span text:style-name="T24"><text:s text:c="8"/></text:span><text:span text:style-name="T24">for(i = 1; i &lt;= 9; i += 3) {</text:span></text:p>
          <text:p text:style-name="P29"><text:span text:style-name="T24"><text:s text:c="12"/></text:span><text:span text:style-name="T24">for(j = 1; j &lt;= 9; j++) {</text:span></text:p>
          <text:p text:style-name="P29"><text:span text:style-name="T24"><text:s text:c="16"/></text:span><text:span text:style-name="T24">foreach(k in [i, i+1, i+2]) {</text:span></text:p>
          <text:p text:style-name="P29"><text:span text:style-name="T24"><text:s text:c="20"/></text:span><text:span text:style-name="T24">Console.write(k+"x"+j+"="+(k*j&lt;10?" ":"")+k*j+"\t");</text:span></text:p>
          <text:p text:style-name="P29"><text:span text:style-name="T24"><text:s text:c="16"/></text:span><text:span text:style-name="T24">}</text:span></text:p>
          <text:p text:style-name="P29"><text:span text:style-name="T24"><text:s text:c="16"/></text:span><text:span text:style-name="T24">Console.write("\n");</text:span></text:p>
          <text:p text:style-name="P29"><text:span text:style-name="T24"><text:s text:c="12"/></text:span><text:span text:style-name="T24">}</text:span></text:p>
          <text:p text:style-name="P29"><text:span text:style-name="T24"><text:s text:c="12"/></text:span><text:span text:style-name="T24">Console.print("");</text:span></text:p>
          <text:p text:style-name="P29"><text:span text:style-name="T24"><text:s text:c="8"/></text:span><text:span text:style-name="T24">}</text:span></text:p>
          <text:p text:style-name="P29"><text:span text:style-name="T24"><text:s text:c="8"/></text:span><text:span text:style-name="T24">Application.exit();</text:span></text:p>
          <text:p text:style-name="P29"><text:span text:style-name="T24"><text:s text:c="4"/></text:span><text:span text:style-name="T24">}</text:span></text:p>
          <text:p text:style-name="P29"><text:span text:style-name="T2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7.65cm" svg:height="1.759cm" svg:x="15.25cm" svg:y="4.8cm">
          <draw:text-box>
            <text:p><text:span text:style-name="T17">Surg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61" draw:layer="layout" svg:width="11.2cm" svg:height="11.4cm" svg:x="13.154cm" svg:y="6.8cm">
          <text:p text:style-name="P60"><text:span text:style-name="T21">// copper mt9x9.co -o mt9x9 &amp;&amp; ./mt9x9</text:span></text:p>
          <text:p text:style-name="P60"><text:span text:style-name="T35"/></text:p>
          <text:p text:style-name="P60"><text:span text:style-name="T22">import "std"</text:span></text:p>
          <text:p text:style-name="P60"><text:span text:style-name="T22">function main</text:span></text:p>
          <text:p text:style-name="P60"><text:span text:style-name="T22"><text:s text:c="4"/></text:span><text:span text:style-name="T22">var i = Int8: 1</text:span></text:p>
          <text:p text:style-name="P60"><text:span text:style-name="T22"><text:s text:c="4"/></text:span><text:span text:style-name="T22">while i &lt;= 9</text:span></text:p>
          <text:p text:style-name="P60"><text:span text:style-name="T22"><text:s text:c="8"/></text:span><text:span text:style-name="T22">var j : Int8</text:span></text:p>
          <text:p text:style-name="P60"><text:span text:style-name="T22"><text:s text:c="8"/></text:span><text:span text:style-name="T22">(Int8: 9).each do j</text:span></text:p>
          <text:p text:style-name="P60"><text:span text:style-name="T22"><text:s text:c="12"/></text:span><text:span text:style-name="T22">j ++</text:span></text:p>
          <text:p text:style-name="P60"><text:span text:style-name="T22"><text:s text:c="12"/></text:span><text:span text:style-name="T22">var s = String: "\ax\a=\a\a\t\ax\a=\a\a\t\ax\a=\a\a"</text:span></text:p>
          <text:p text:style-name="P60"><text:span text:style-name="T22"><text:s text:c="12"/></text:span><text:span text:style-name="T22">var s0 = String: (i*j&lt;10 then " " else "")</text:span></text:p>
          <text:p text:style-name="P60"><text:span text:style-name="T22"><text:s text:c="12"/></text:span><text:span text:style-name="T22">var s1 = String: ((i+1)*j&lt;10 then " " else "")</text:span></text:p>
          <text:p text:style-name="P60"><text:span text:style-name="T22"><text:s text:c="12"/></text:span><text:span text:style-name="T22">var s2 = String: ((i+2)*j&lt;10 then " " else "")</text:span></text:p>
          <text:p text:style-name="P60"><text:span text:style-name="T22"><text:s text:c="12"/></text:span><text:span text:style-name="T22">Console.printFormat(s,i,j,s0,i*j,i+1,j,s1,(i+1)*j,i+2,j,s2,(i+2)*j)</text:span></text:p>
          <text:p text:style-name="P60"><text:span text:style-name="T22"><text:s text:c="8"/></text:span><text:span text:style-name="T22">end</text:span></text:p>
          <text:p text:style-name="P60"><text:span text:style-name="T22"><text:s text:c="8"/></text:span><text:span text:style-name="T22">Console.write("\n")</text:span></text:p>
          <text:p text:style-name="P60"><text:span text:style-name="T22"><text:s text:c="8"/></text:span><text:span text:style-name="T22">i += 3</text:span></text:p>
          <text:p text:style-name="P60"><text:span text:style-name="T22"><text:s text:c="4"/></text:span><text:span text:style-name="T22">end</text:span></text:p>
          <text:p text:style-name="P60"><text:span text:style-name="T22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Copper</text:span></text:p>
          </draw:text-box>
        </draw:frame>
        <draw:custom-shape draw:style-name="gr8" draw:text-style-name="P63" draw:layer="layout" svg:width="11.2cm" svg:height="11.4cm" svg:x="1.2cm" svg:y="6.8cm">
          <text:p text:style-name="P62"><text:span text:style-name="T14">// dcc mt9x9.jack &amp;&amp; jackvm mt9x9.vm</text:span></text:p>
          <text:p text:style-name="P62"><text:span text:style-name="T16"/></text:p>
          <text:p text:style-name="P62"><text:span text:style-name="T15">class Main {</text:span></text:p>
          <text:p text:style-name="P62"><text:span text:style-name="T15"><text:s text:c="4"/></text:span><text:span text:style-name="T15">function void main() {</text:span></text:p>
          <text:p text:style-name="P62"><text:span text:style-name="T15"><text:s text:c="8"/></text:span><text:span text:style-name="T15">var int i, j, k;</text:span></text:p>
          <text:p text:style-name="P62"><text:span text:style-name="T15"><text:s text:c="8"/></text:span><text:span text:style-name="T15">let i = 1;</text:span></text:p>
          <text:p text:style-name="P62"><text:span text:style-name="T15"><text:s text:c="8"/></text:span><text:span text:style-name="T15">while(i &lt; 10) {</text:span></text:p>
          <text:p text:style-name="P62"><text:span text:style-name="T15"><text:s text:c="12"/></text:span><text:span text:style-name="T15">let j = 1;</text:span></text:p>
          <text:p text:style-name="P62"><text:span text:style-name="T15"><text:s text:c="12"/></text:span><text:span text:style-name="T15">while(j &lt; 10) {</text:span></text:p>
          <text:p text:style-name="P62"><text:span text:style-name="T15"><text:s text:c="16"/></text:span><text:span text:style-name="T15">let k = i;</text:span></text:p>
          <text:p text:style-name="P62"><text:span text:style-name="T15"><text:s text:c="16"/></text:span><text:span text:style-name="T15">while(k &lt; (i+3)) {</text:span></text:p>
          <text:p text:style-name="P62"><text:span text:style-name="T15"><text:s text:c="20"/></text:span><text:span text:style-name="T15">do Output.printf("%dx%d=", k, j);</text:span></text:p>
          <text:p text:style-name="P62"><text:span text:style-name="T15"><text:s text:c="20"/></text:span><text:span text:style-name="T15">if((k*j) &lt; 10) {</text:span></text:p>
          <text:p text:style-name="P62"><text:span text:style-name="T15"><text:s text:c="24"/></text:span><text:span text:style-name="T15">do Output.printf(" ");</text:span></text:p>
          <text:p text:style-name="P62"><text:span text:style-name="T15"><text:s text:c="20"/></text:span><text:span text:style-name="T15">}</text:span></text:p>
          <text:p text:style-name="P62"><text:span text:style-name="T15"><text:s text:c="20"/></text:span><text:span text:style-name="T15">do Output.printf("%d\t", k*j);</text:span></text:p>
          <text:p text:style-name="P62"><text:span text:style-name="T15"><text:s text:c="20"/></text:span><text:span text:style-name="T15">let k = k + 1;</text:span></text:p>
          <text:p text:style-name="P62"><text:span text:style-name="T15"><text:s text:c="16"/></text:span><text:span text:style-name="T15">}</text:span></text:p>
          <text:p text:style-name="P62"><text:span text:style-name="T15"><text:s text:c="16"/></text:span><text:span text:style-name="T15">let j = j + 1;</text:span></text:p>
          <text:p text:style-name="P62"><text:span text:style-name="T15"><text:s text:c="16"/></text:span><text:span text:style-name="T15">do Output.printf("\n");</text:span></text:p>
          <text:p text:style-name="P62"><text:span text:style-name="T15"><text:s text:c="12"/></text:span><text:span text:style-name="T15">}</text:span></text:p>
          <text:p text:style-name="P62"><text:span text:style-name="T15"><text:s text:c="12"/></text:span><text:span text:style-name="T15">let i = i + 3;</text:span></text:p>
          <text:p text:style-name="P62"><text:span text:style-name="T15"><text:s text:c="12"/></text:span><text:span text:style-name="T15">do Output.printf("\n");</text:span></text:p>
          <text:p text:style-name="P62"><text:span text:style-name="T15"><text:s text:c="8"/></text:span><text:span text:style-name="T15">}</text:span></text:p>
          <text:p text:style-name="P62"><text:span text:style-name="T15"><text:s text:c="8"/></text:span><text:span text:style-name="T15">return;</text:span></text:p>
          <text:p text:style-name="P62"><text:span text:style-name="T15"><text:s text:c="4"/></text:span><text:span text:style-name="T15">}</text:span></text:p>
          <text:p text:style-name="P6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5cm" svg:height="1.759cm" svg:x="5.55cm" svg:y="4.8cm">
          <draw:text-box>
            <text:p><text:span text:style-name="T17">J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elena64-cli mt9x9.l &amp;&amp; ./mt9x9</text:span></text:p>
          <text:p text:style-name="P20"><text:span text:style-name="T18"/></text:p>
          <text:p text:style-name="P20"><text:span text:style-name="T15">import extensions;</text:span></text:p>
          <text:p text:style-name="P20"><text:span text:style-name="T15">public program() {</text:span></text:p>
          <text:p text:style-name="P20"><text:span text:style-name="T15"><text:s text:c="4"/></text:span><text:span text:style-name="T15">for(int i := 1, i &lt;= 9, i += 3) {</text:span></text:p>
          <text:p text:style-name="P20"><text:span text:style-name="T15"><text:s text:c="8"/></text:span><text:span text:style-name="T15">for(int j := 1, j &lt;= 9, j += 1) {</text:span></text:p>
          <text:p text:style-name="P20"><text:span text:style-name="T15"><text:s text:c="12"/></text:span><text:span text:style-name="T15">for(int k := i, k &lt;= i+2, k += 1) {</text:span></text:p>
          <text:p text:style-name="P20"><text:span text:style-name="T15"><text:s text:c="16"/></text:span><text:span text:style-name="T15">console</text:span></text:p>
          <text:p text:style-name="P20"><text:span text:style-name="T15"><text:s text:c="20"/></text:span><text:span text:style-name="T15">.print(k, "x", j, "=")</text:span></text:p>
          <text:p text:style-name="P20"><text:span text:style-name="T15"><text:s text:c="20"/></text:span><text:span text:style-name="T15">.print((10 &gt; k*j).iif(" ", ""))</text:span></text:p>
          <text:p text:style-name="P20"><text:span text:style-name="T15"><text:s text:c="20"/></text:span><text:span text:style-name="T15">.print(k*j, $9)</text:span></text:p>
          <text:p text:style-name="P20"><text:span text:style-name="T15"><text:s text:c="12"/></text:span><text:span text:style-name="T15">};</text:span></text:p>
          <text:p text:style-name="P20"><text:span text:style-name="T15"><text:s text:c="12"/></text:span><text:span text:style-name="T15">console.printLine()</text:span></text:p>
          <text:p text:style-name="P20"><text:span text:style-name="T15"><text:s text:c="8"/></text:span><text:span text:style-name="T15">};</text:span></text:p>
          <text:p text:style-name="P20"><text:span text:style-name="T15"><text:s text:c="8"/></text:span><text:span text:style-name="T15">console.writeLine()</text:span></text:p>
          <text:p text:style-name="P20"><text:span text:style-name="T15"><text:s text:c="4"/></text:span><text:span text:style-name="T15">}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4.9cm" svg:y="4.8cm">
          <draw:text-box>
            <text:p><text:span text:style-name="T17">Elena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// hare build mt9x9.ha &amp;&amp; ./mt9x9 || hare run mt9x9.ha</text:span></text:p>
          <text:p text:style-name="P17"><text:span text:style-name="T16"/></text:p>
          <text:p text:style-name="P17"><text:span text:style-name="T15">use fmt;</text:span></text:p>
          <text:p text:style-name="P17"><text:span text:style-name="T15">export fn main() void = {</text:span></text:p>
          <text:p text:style-name="P17"><text:span text:style-name="T15"><text:s text:c="4"/></text:span><text:span text:style-name="T15">for (let i = 1z; i &lt;= 9; i += 3) {</text:span></text:p>
          <text:p text:style-name="P17"><text:span text:style-name="T15"><text:s text:c="8"/></text:span><text:span text:style-name="T15">for (let j = 1z; j &lt;= 9; j += 1) {</text:span></text:p>
          <text:p text:style-name="P17"><text:span text:style-name="T15"><text:s text:c="12"/></text:span><text:span text:style-name="T15">for (let k = i; k &lt;= i+2; k += 1) {</text:span></text:p>
          <text:p text:style-name="P17"><text:span text:style-name="T15"><text:tab/></text:span><text:span text:style-name="T15"> <text:s text:c="7"/></text:span><text:span text:style-name="T15">fmt::printf("{}x{}={:2}\t", k, j, k*j)!;</text:span></text:p>
          <text:p text:style-name="P17"><text:span text:style-name="T15"><text:s text:c="12"/></text:span><text:span text:style-name="T15">};</text:span></text:p>
          <text:p text:style-name="P17"><text:span text:style-name="T15"><text:s text:c="12"/></text:span><text:span text:style-name="T15">fmt::print("\n")!;</text:span></text:p>
          <text:p text:style-name="P17"><text:span text:style-name="T15"><text:s text:c="8"/></text:span><text:span text:style-name="T15">};</text:span></text:p>
          <text:p text:style-name="P17"><text:span text:style-name="T15"><text:s text:c="8"/></text:span><text:span text:style-name="T15">fmt::println()!;</text:span></text:p>
          <text:p text:style-name="P17"><text:span text:style-name="T15"><text:s text:c="4"/></text:span><text:span text:style-name="T15">};</text:span></text:p>
          <text:p text:style-name="P17"><text:span text:style-name="T15">}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45cm" svg:height="1.759cm" svg:x="17.25cm" svg:y="4.8cm">
          <draw:text-box>
            <text:p><text:span text:style-name="T17">Har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eno run</text:span></text:p>
          <text:p text:style-name="P17"><text:span text:style-name="T14">// deno compile mt9x9.ts &amp;&amp; ./mt9x9 ||</text:span></text:p>
          <text:p text:style-name="P17"><text:span text:style-name="T14">// ./mt9x9.ts || deno run mt9x9.ts</text:span></text:p>
          <text:p text:style-name="P17"><text:span text:style-name="T18"/></text:p>
          <text:p text:style-name="P17"><text:span text:style-name="T15">for(let i:number = 1; i &lt;= 9; i += 3) {</text:span></text:p>
          <text:p text:style-name="P17"><text:span text:style-name="T15"><text:s text:c="4"/></text:span><text:span text:style-name="T15">for(let j:number = 1; j &lt;= 9; j++)</text:span></text:p>
          <text:p text:style-name="P17"><text:span text:style-name="T15"><text:s text:c="8"/></text:span><text:span text:style-name="T15">console.log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console.log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dart</text:span></text:p>
          <text:p text:style-name="P20"><text:span text:style-name="T14">// dart compile exe mt9x9.dart -o mt9x9 &amp;&amp; ./mt9x9 ||</text:span></text:p>
          <text:p text:style-name="P20"><text:span text:style-name="T14">// dart mt9x9.dart || ./mt9x9.dart</text:span></text:p>
          <text:p text:style-name="P20"><text:span text:style-name="T18"/></text:p>
          <text:p text:style-name="P20"><text:span text:style-name="T15">import 'dart:io';</text:span></text:p>
          <text:p text:style-name="P20"><text:span text:style-name="T15">main() {</text:span></text:p>
          <text:p text:style-name="P20"><text:span text:style-name="T15"><text:s text:c="4"/></text:span><text:span text:style-name="T15">for(int i = 1; i &lt;= 9; i += 3) {</text:span></text:p>
          <text:p text:style-name="P20"><text:span text:style-name="T15"><text:s text:c="8"/></text:span><text:span text:style-name="T15">for(int j = 1; j &lt;=9; j++) {</text:span></text:p>
          <text:p text:style-name="P20"><text:span text:style-name="T15"><text:s text:c="12"/></text:span><text:span text:style-name="T15">[i, i+1, i+2].forEach((k) =&gt;</text:span></text:p>
          <text:p text:style-name="P20"><text:span text:style-name="T15"><text:s text:c="16"/></text:span><text:span text:style-name="T15">stdout.write('${k}x${j}=${k*j&lt;10?" ":""}${k*j}\t')</text:span></text:p>
          <text:p text:style-name="P20"><text:span text:style-name="T15"><text:s text:c="12"/></text:span><text:span text:style-name="T15">);</text:span></text:p>
          <text:p text:style-name="P20"><text:span text:style-name="T15"><text:s text:c="12"/></text:span><text:span text:style-name="T15">stdout.write('\n'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(''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5cm" svg:y="4.8cm">
          <draw:text-box>
            <text:p><text:span text:style-name="T17">Dart</text:span></text:p>
          </draw:text-box>
        </draw:frame>
        <draw:frame draw:style-name="gr7" draw:text-style-name="P19" draw:layer="layout" svg:width="7.1cm" svg:height="1.759cm" svg:x="3.5cm" svg:y="4.801cm">
          <draw:text-box>
            <text:p><text:span text:style-name="T17">Type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2.8cm" svg:y="4.8cm">
          <draw:text-box>
            <text:p><text:span text:style-name="T17">AviatorScript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bsh</text:span></text:p>
          <text:p text:style-name="P17"><text:span text:style-name="T14">// ./mt9x9.bsh || bsh mt9x9.bsh</text:span></text:p>
          <text:p text:style-name="P17"><text:span text:style-name="T16"/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: new int[]{i, i+1, i+2})</text:span></text:p>
          <text:p text:style-name="P17"><text:span text:style-name="T15"><text:s text:c="12"/></text:span><text:span text:style-name="T15">System.out.printf("%dx%d=%2d\t", k, j, k*j);</text:span></text:p>
          <text:p text:style-name="P17"><text:span text:style-name="T15"><text:s text:c="8"/></text:span><text:span text:style-name="T15">System.out.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out.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55cm" svg:height="1.759cm" svg:x="15.75cm" svg:y="4.8cm">
          <draw:text-box>
            <text:p><text:span text:style-name="T17">Bean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for(int i = 1; i &lt;= 9; i += 3) {</text:span></text:p>
          <text:p text:style-name="P17"><text:span text:style-name="T15"><text:s text:c="12"/></text:span><text:span text:style-name="T15">for(int j = 1; j &lt;= 9; j++) {</text:span></text:p>
          <text:p text:style-name="P17"><text:span text:style-name="T15"><text:s text:c="16"/></text:span><text:span text:style-name="T15">for(int k: new int[]{i, i+1, i+2}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2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kotlinc-native -o mt9x9 mt9x9.kt &amp;&amp; ./mt9x9.kexe</text:span></text:p>
          <text:p text:style-name="P17"><text:span text:style-name="T18"/></text:p>
          <text:p text:style-name="P17"><text:span text:style-name="T15">fun main() {</text:span></text:p>
          <text:p text:style-name="P17"><text:span text:style-name="T15"><text:s text:c="4"/></text:span><text:span text:style-name="T15">for (i in 1..9 step 3) {</text:span></text:p>
          <text:p text:style-name="P17"><text:span text:style-name="T15"><text:s text:c="8"/></text:span><text:span text:style-name="T15">for (j in 1..9) {</text:span></text:p>
          <text:p text:style-name="P17"><text:span text:style-name="T15"><text:s text:c="12"/></text:span><text:span text:style-name="T15">(i..i+2).forEach {</text:span></text:p>
          <text:p text:style-name="P17"><text:span text:style-name="T15"><text:s text:c="16"/></text:span><text:span text:style-name="T15">print("${it}x${j}=")</text:span></text:p>
          <text:p text:style-name="P17"><text:span text:style-name="T15"><text:s text:c="16"/></text:span><text:span text:style-name="T15">print((it*j).toString().padStart(2) + "\t"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7cm" svg:y="4.8cm">
          <draw:text-box>
            <text:p><text:span text:style-name="T17">Kotlin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0" draw:layer="layout" svg:width="11.2cm" svg:height="11.4cm" svg:x="13.151cm" svg:y="6.8cm">
          <text:p text:style-name="P29"><text:span text:style-name="T23">// ceylon compile --src . mt9x9.ceylon &amp;&amp; ceylon run default</text:span></text:p>
          <text:p text:style-name="P29"><text:span text:style-name="T23"/></text:p>
          <text:p text:style-name="P29"><text:span text:style-name="T24">shared void run() {</text:span></text:p>
          <text:p text:style-name="P29"><text:span text:style-name="T24"><text:s text:c="4"/></text:span><text:span text:style-name="T24">for(i in (1..9).by(3)) {</text:span></text:p>
          <text:p text:style-name="P29"><text:span text:style-name="T24"><text:s text:c="8"/></text:span><text:span text:style-name="T24">for(j in 1..9) {</text:span></text:p>
          <text:p text:style-name="P29"><text:span text:style-name="T24"><text:s text:c="12"/></text:span><text:span text:style-name="T24">for(k in [i, i+1, i+2]) {</text:span></text:p>
          <text:p text:style-name="P29"><text:span text:style-name="T24"><text:s text:c="16"/></text:span><text:span text:style-name="T24">process.write("``k``x``j``=");</text:span></text:p>
          <text:p text:style-name="P29"><text:span text:style-name="T24"><text:s text:c="16"/></text:span><text:span text:style-name="T24">process.write("``k*j&lt;10 then " " else ""````k*j``\t");</text:span></text:p>
          <text:p text:style-name="P29"><text:span text:style-name="T24"><text:s text:c="12"/></text:span><text:span text:style-name="T24">}</text:span></text:p>
          <text:p text:style-name="P29"><text:span text:style-name="T24"><text:s text:c="12"/></text:span><text:span text:style-name="T24">print("");</text:span></text:p>
          <text:p text:style-name="P29"><text:span text:style-name="T24"><text:s text:c="8"/></text:span><text:span text:style-name="T24">}</text:span></text:p>
          <text:p text:style-name="P29"><text:span text:style-name="T24"><text:s text:c="8"/></text:span><text:span text:style-name="T24">print("");</text:span></text:p>
          <text:p text:style-name="P29"><text:span text:style-name="T24"><text:s text:c="4"/></text:span><text:span text:style-name="T24">}</text:span></text:p>
          <text:p text:style-name="P29"><text:span text:style-name="T24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(* fortress mt9x9.fss *)</text:span></text:p>
          <text:p text:style-name="P20"><text:span text:style-name="T18"/></text:p>
          <text:p text:style-name="P20"><text:span text:style-name="T15">component mt9x9</text:span></text:p>
          <text:p text:style-name="P20"><text:span text:style-name="T15"><text:s text:c="4"/></text:span><text:span text:style-name="T15">export Executable</text:span></text:p>
          <text:p text:style-name="P20"><text:span text:style-name="T15"><text:s text:c="4"/></text:span><text:span text:style-name="T15">run() = for i &lt;- seq(1:9:3) do</text:span></text:p>
          <text:p text:style-name="P20"><text:span text:style-name="T15"><text:s text:c="8"/></text:span><text:span text:style-name="T15">for j &lt;- seq(1#9) do</text:span></text:p>
          <text:p text:style-name="P20"><text:span text:style-name="T15"><text:s text:c="12"/></text:span><text:span text:style-name="T15">var k: ZZ32 = i</text:span></text:p>
          <text:p text:style-name="P20"><text:span text:style-name="T15"><text:s text:c="12"/></text:span><text:span text:style-name="T15">while k &lt;= i+2 do</text:span></text:p>
          <text:p text:style-name="P20"><text:span text:style-name="T15"><text:s text:c="16"/></text:span><text:span text:style-name="T15">print k "x" j "="</text:span></text:p>
          <text:p text:style-name="P20"><text:span text:style-name="T15"><text:s text:c="16"/></text:span><text:span text:style-name="T15">print (if (k j) &lt; 10 then " " else "")</text:span></text:p>
          <text:p text:style-name="P20"><text:span text:style-name="T15"><text:s text:c="16"/></text:span><text:span text:style-name="T15">print (k j) "\t"</text:span></text:p>
          <text:p text:style-name="P20"><text:span text:style-name="T15"><text:s text:c="16"/></text:span><text:span text:style-name="T15">k += 1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 "\n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ln ""</text:span></text:p>
          <text:p text:style-name="P20"><text:span text:style-name="T15"><text:s text:c="4"/></text:span><text:span text:style-name="T15">end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4.4cm" svg:y="4.8cm">
          <draw:text-box>
            <text:p><text:span text:style-name="T17">Fortress</text:span></text:p>
          </draw:text-box>
        </draw:frame>
        <draw:custom-shape draw:style-name="gr8" draw:text-style-name="P21" draw:layer="layout" svg:width="11.2cm" svg:height="11.4cm" svg:x="13.15cm" svg:y="6.8cm">
          <text:p text:style-name="P20"><text:span text:style-name="T14">// x10c mt9x9.x10 &amp;&amp; x10 mt9x9</text:span></text:p>
          <text:p text:style-name="P20"><text:span text:style-name="T16"/></text:p>
          <text:p text:style-name="P20"><text:span text:style-name="T15">import x10.io.Console;</text:span></text:p>
          <text:p text:style-name="P20"><text:span text:style-name="T15">class mt9x9 {</text:span></text:p>
          <text:p text:style-name="P20"><text:span text:style-name="T15"><text:s text:c="4"/></text:span><text:span text:style-name="T15">public static def main(args:Rail[String]):void {</text:span></text:p>
          <text:p text:style-name="P20"><text:span text:style-name="T15"><text:s text:c="8"/></text:span><text:span text:style-name="T15">for (var i:Int = 1n; i &lt;= 9n; i += 3n) {</text:span></text:p>
          <text:p text:style-name="P20"><text:span text:style-name="T15"><text:s text:c="12"/></text:span><text:span text:style-name="T15">for (j in 1..9) {</text:span></text:p>
          <text:p text:style-name="P20"><text:span text:style-name="T15"><text:s text:c="16"/></text:span><text:span text:style-name="T15">for (k in [i, i+1n, i+2n]) {</text:span></text:p>
          <text:p text:style-name="P20"><text:span text:style-name="T15"><text:s text:c="20"/></text:span><text:span text:style-name="T15">Console.OUT.printf("%dx%d=%2d\t", k, j, k*j);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Console.OUT.print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OUT.println();</text:span></text:p>
          <text:p text:style-name="P20"><text:span text:style-name="T15"><text:s text:c="8"/></text:span><text:span text:style-name="T15">} <text:s text:c="3"/>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85cm" svg:height="1.759cm" svg:x="17.65cm" svg:y="4.8cm">
          <draw:text-box>
            <text:p><text:span text:style-name="T17">X10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perl</text:span></text:p>
          <text:p text:style-name="P22"><text:span text:style-name="T14"># ./mt9x9.pl || perl mt9x9.pl</text:span></text:p>
          <text:p text:style-name="P17"><text:span text:style-name="T18"/></text:p>
          <text:p text:style-name="P22"><text:span text:style-name="T15">for (my $i = 1; $i &lt;= 9; $i += 3) {</text:span></text:p>
          <text:p text:style-name="P22"><text:span text:style-name="T15"><text:s text:c="4"/></text:span><text:span text:style-name="T15">for (my $j = 1; $j &lt;= 9; $j++) {</text:span></text:p>
          <text:p text:style-name="P22"><text:span text:style-name="T15"><text:s text:c="8"/></text:span><text:span text:style-name="T15">foreach my $k ($i..$i+2) {</text:span></text:p>
          <text:p text:style-name="P22"><text:span text:style-name="T15"><text:s text:c="12"/></text:span><text:span text:style-name="T15">printf("%dx%d=%2d\t", $k, $j, $k*$j);</text:span></text:p>
          <text:p text:style-name="P22"><text:span text:style-name="T15"><text:s text:c="8"/></text:span><text:span text:style-name="T15">}</text:span></text:p>
          <text:p text:style-name="P22"><text:span text:style-name="T15"><text:s text:c="8"/></text:span><text:span text:style-name="T15">printf("\n");</text:span></text:p>
          <text:p text:style-name="P22"><text:span text:style-name="T15"><text:s text:c="4"/></text:span><text:span text:style-name="T15">}</text:span></text:p>
          <text:p text:style-name="P22"><text:span text:style-name="T15"><text:s text:c="4"/></text:span><text:span text:style-name="T15">print "\n";</text:span></text:p>
          <text:p text:style-name="P22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chai mt9x9.chai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++j) {</text:span></text:p>
          <text:p text:style-name="P17"><text:span text:style-name="T15"><text:s text:c="8"/></text:span><text:span text:style-name="T15">for(k: [i, i+1, i+2]) {</text:span></text:p>
          <text:p text:style-name="P17"><text:span text:style-name="T15"><text:s text:c="12"/></text:span><text:span text:style-name="T15">puts("${k}x${j}=");</text:span></text:p>
          <text:p text:style-name="P17"><text:span text:style-name="T15"><text:s text:c="12"/></text:span><text:span text:style-name="T15">if(k*j &lt; 10) {puts(" ");}</text:span></text:p>
          <text:p text:style-name="P17"><text:span text:style-name="T15"><text:s text:c="12"/></text:span><text:span text:style-name="T15">puts("${k*j}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""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sidef</text:span></text:p>
          <text:p text:style-name="P17"><text:span text:style-name="T14"># ./mt9x9.sf || sidef mt9x9.sf</text:span></text:p>
          <text:p text:style-name="P17"><text:span text:style-name="T36"/></text:p>
          <text:p text:style-name="P17"><text:span text:style-name="T15">for (var i = 1; i &lt;= 9; i+=3) {</text:span></text:p>
          <text:p text:style-name="P17"><text:span text:style-name="T15"><text:s text:c="4"/></text:span><text:span text:style-name="T15">for (1 ..^ 10) { |j|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ay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2cm" svg:y="4.8cm">
          <draw:text-box>
            <text:p><text:span text:style-name="T17">Sidef</text:span></text:p>
          </draw:text-box>
        </draw:frame>
        <draw:frame draw:style-name="gr13" draw:text-style-name="P24" draw:layer="layout" svg:width="7cm" svg:height="1.759cm" svg:x="3.3cm" svg:y="4.8cm">
          <draw:text-box>
            <text:p text:style-name="P23"><text:span text:style-name="T17">Chai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2"><text:span text:style-name="T14">#!/usr/bin/slsh</text:span></text:p>
          <text:p text:style-name="P22"><text:span text:style-name="T14">% ./mt9x9.sl || slsh mt9x9.sl</text:span></text:p>
          <text:p text:style-name="P22"><text:span text:style-name="T16"/></text:p>
          <text:p text:style-name="P22"><text:span text:style-name="T27">variable i, j, k;</text:span></text:p>
          <text:p text:style-name="P22"><text:span text:style-name="T27">foreach i ([1:9:3]) {</text:span></text:p>
          <text:p text:style-name="P22"><text:span text:style-name="T27"><text:s text:c="4"/></text:span><text:span text:style-name="T27">foreach j ([1:9]) {</text:span></text:p>
          <text:p text:style-name="P22"><text:span text:style-name="T27"><text:s text:c="8"/></text:span><text:span text:style-name="T27">foreach k ([i, i+1, i+2]) {</text:span></text:p>
          <text:p text:style-name="P22"><text:span text:style-name="T27"><text:s text:c="12"/></text:span><text:span text:style-name="T27">printf("%dx%d=%2d\t", k, j, k*j);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fprintf(stdout, "\n");</text:span></text:p>
          <text:p text:style-name="P22"><text:span text:style-name="T27"><text:s text:c="4"/></text:span><text:span text:style-name="T27">}</text:span></text:p>
          <text:p text:style-name="P22"><text:span text:style-name="T27"><text:s text:c="4"/></text:span><text:span text:style-name="T27">fputs("\n", stdout);</text:span></text:p>
          <text:p text:style-name="P2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7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ysh</text:span></text:p>
          <text:p text:style-name="P17"><text:span text:style-name="T14"># ./mt9x9.ysh || ysh mt9x9.ysh</text:span></text:p>
          <text:p text:style-name="P17"><text:span text:style-name="T14"/></text:p>
          <text:p text:style-name="P17"><text:span text:style-name="T18">for i in (1, 4, 7) {</text:span></text:p>
          <text:p text:style-name="P17"><text:span text:style-name="T18"><text:s text:c="4"/></text:span><text:span text:style-name="T18">for j in {1..9} {</text:span></text:p>
          <text:p text:style-name="P17"><text:span text:style-name="T18"><text:s text:c="8"/></text:span><text:span text:style-name="T18">for k in $i $[i+1] $[i+2] {</text:span></text:p>
          <text:p text:style-name="P17"><text:span text:style-name="T18"><text:s text:c="12"/></text:span><text:span text:style-name="T18">printf '%dx%d=%2d\t' $k $j $[k*j]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write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echo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YSH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2.9cm" svg:height="1.759cm" svg:x="5.3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nu</text:span></text:p>
          <text:p text:style-name="P17"><text:span text:style-name="T14"># ./mt9x9.nu || nu mt9x9.nu</text:span></text:p>
          <text:p text:style-name="P17"><text:span text:style-name="T18"/></text:p>
          <text:p text:style-name="P17"><text:span text:style-name="T15">for i in 1..4..&lt;9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[$i ($i + 1) ($i + 2)] | each { |k|</text:span></text:p>
          <text:p text:style-name="P17"><text:span text:style-name="T15"><text:s text:c="12"/></text:span><text:span text:style-name="T15">print -n $k x $j = (if ($k * $j) &lt; 10 {" "}) ($k * $j) "\t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ar newline | print -n</text:span></text:p>
          <text:p text:style-name="P17"><text:span text:style-name="T15"><text:s text:c="4"/></text:span><text:span text:style-name="T15">} <text:s text:c="2"/></text:span></text:p>
          <text:p text:style-name="P17"><text:span text:style-name="T15"><text:s text:c="4"/></text:span><text:span text:style-name="T15">print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36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14" draw:text-style-name="P24" draw:layer="layout" svg:width="2.3cm" svg:height="1.759cm" svg:x="6cm" svg:y="4.8cm">
          <draw:text-box>
            <text:p text:style-name="P23"><text:span text:style-name="T17">Nu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36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8" draw:layer="layout" svg:width="11.2cm" svg:height="11.4cm" svg:x="1.2cm" svg:y="6.8cm">
          <text:p text:style-name="P27"><text:span text:style-name="T21">#!/usr/bin/pwsh</text:span></text:p>
          <text:p text:style-name="P27"><text:span text:style-name="T21"># ./mt9x9.ps1 || pwsh mt9x9.ps1</text:span></text:p>
          <text:p text:style-name="P27"><text:span text:style-name="T36"/></text:p>
          <text:p text:style-name="P27"><text:span text:style-name="T22">For ($i = 1; $i -le 9; $i += 3) {</text:span></text:p>
          <text:p text:style-name="P27"><text:span text:style-name="T22"><text:s text:c="4"/></text:span><text:span text:style-name="T22">ForEach ($j in 1..9) {</text:span></text:p>
          <text:p text:style-name="P27"><text:span text:style-name="T22"><text:s text:c="8"/></text:span><text:span text:style-name="T22">ForEach ($k in $i, ($i+1), ($i+2)) {</text:span></text:p>
          <text:p text:style-name="P27"><text:span text:style-name="T22"><text:s text:c="12"/></text:span><text:span text:style-name="T22">Write-Host -NoNewline ("{0}x{1}={2,2}`t" -f $k, $j, ($k*$j))</text:span></text:p>
          <text:p text:style-name="P27"><text:span text:style-name="T22"><text:s text:c="8"/></text:span><text:span text:style-name="T22">}</text:span></text:p>
          <text:p text:style-name="P27"><text:span text:style-name="T22"><text:s text:c="8"/></text:span><text:span text:style-name="T22">Write-Host</text:span></text:p>
          <text:p text:style-name="P27"><text:span text:style-name="T22"><text:s text:c="4"/></text:span><text:span text:style-name="T22">}</text:span></text:p>
          <text:p text:style-name="P27"><text:span text:style-name="T22"><text:s text:c="4"/></text:span><text:span text:style-name="T22">""</text:span></text:p>
          <text:p text:style-name="P27"><text:span text:style-name="T22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7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⇥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64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j*k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65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3.154cm" svg:y="6.8cm">
          <text:p text:style-name="P17"><text:span text:style-name="T14">#!/usr/bin/nickle</text:span></text:p>
          <text:p text:style-name="P17"><text:span text:style-name="T14"># nickle mt9x9.5c</text:span></text:p>
          <text:p text:style-name="P17"><text:span text:style-name="T18"/></text:p>
          <text:p text:style-name="P17"><text:span text:style-name="T15">int i, j, k;</text:span></text:p>
          <text:p text:style-name="P17"><text:span text:style-name="T15">for(i = 1; i &lt;= 9; i += 3) {</text:span></text:p>
          <text:p text:style-name="P17"><text:span text:style-name="T15"><text:s text:c="4"/></text:span><text:span text:style-name="T15">for(j = 1; j &lt;= 9; j++) {</text:span></text:p>
          <text:p text:style-name="P17"><text:span text:style-name="T15"><text:s text:c="8"/></text:span><text:span text:style-name="T15">for(k = i; k &lt;= i+2; k++)</text:span></text:p>
          <text:p text:style-name="P17"><text:span text:style-name="T15"><text:s text:c="12"/></text:span><text:span text:style-name="T15">printf("%dx%d=%2d\t", k, j, k*j);</text:span></text:p>
          <text:p text:style-name="P17"><text:span text:style-name="T15"><text:s text:c="8"/></text:span><text:span text:style-name="T15">putchar(10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f("\n");</text:span></text:p>
          <text:p text:style-name="P17"><text:span text:style-name="T15">}</text:span></text:p>
          <text:p text:style-name="P17"><text:span text:style-name="T15">exit(0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8cm" svg:y="4.8cm">
          <draw:text-box>
            <text:p><text:span text:style-name="T17">Nickl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5" draw:text-style-name="P56" draw:layer="layout" svg:width="11.2cm" svg:height="11.4cm" svg:x="1.2cm" svg:y="6.8cm">
          <text:p text:style-name="P22"><text:span text:style-name="T14">#!/usr/bin/bs</text:span></text:p>
          <text:p text:style-name="P22"><text:span text:style-name="T14"># ./mt9x9.bs || bs mt9x9.bs</text:span></text:p>
          <text:p text:style-name="P22"><text:span text:style-name="T16"/></text:p>
          <text:p text:style-name="P22"><text:span text:style-name="T27">for i = 1, i &lt;= 9, i = i+3</text:span></text:p>
          <text:p text:style-name="P22"><text:span text:style-name="T27"><text:s text:c="4"/></text:span><text:span text:style-name="T27">for j = 1, j &lt;= 9, ++j</text:span></text:p>
          <text:p text:style-name="P22"><text:span text:style-name="T27"><text:s text:c="8"/></text:span><text:span text:style-name="T27">s = ""</text:span></text:p>
          <text:p text:style-name="P22"><text:span text:style-name="T27"><text:s text:c="8"/></text:span><text:span text:style-name="T27">for k = i, k &lt;= i+2, ++k</text:span></text:p>
          <text:p text:style-name="P22"><text:span text:style-name="T27"><text:s text:c="12"/></text:span><text:span text:style-name="T27">s = s_k_"x"_j_"="_("", " ")[k*j &lt; 10]_k*j_"\t"</text:span></text:p>
          <text:p text:style-name="P22"><text:span text:style-name="T27"><text:s text:c="8"/></text:span><text:span text:style-name="T27">next</text:span></text:p>
          <text:p text:style-name="P22"><text:span text:style-name="T27"><text:s text:c="8"/></text:span><text:span text:style-name="T27">put = s</text:span></text:p>
          <text:p text:style-name="P22"><text:span text:style-name="T27"><text:s text:c="4"/></text:span><text:span text:style-name="T27">next</text:span></text:p>
          <text:p text:style-name="P22"><text:span text:style-name="T27"><text:s text:c="4"/></text:span><text:span text:style-name="T27">put = ""</text:span></text:p>
          <text:p text:style-name="P22"><text:span text:style-name="T27">next</text:span></text:p>
          <text:p text:style-name="P22"><text:span text:style-name="T27">run</text:span></text:p>
          <text:p text:style-name="P22"><text:span text:style-name="T27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8" draw:layer="layout" svg:width="11.2cm" svg:height="11.4cm" svg:x="13.151cm" svg:y="6.8cm">
          <text:p text:style-name="P27"><text:span text:style-name="T21"># objeckc -src mt9x9.obs -dest mt9x9.obe &amp;&amp; objeckr mt9x9.obe</text:span></text:p>
          <text:p text:style-name="P27"><text:span text:style-name="T36"/></text:p>
          <text:p text:style-name="P27"><text:span text:style-name="T22">class mt9x9 {</text:span></text:p>
          <text:p text:style-name="P27"><text:span text:style-name="T22"><text:s text:c="4"/></text:span><text:span text:style-name="T22">function : Main(args : String[]) ~ Nil {</text:span></text:p>
          <text:p text:style-name="P27"><text:span text:style-name="T22"><text:s text:c="8"/></text:span><text:span text:style-name="T22">for(i := 1; i &lt;= 9; i += 3;) {</text:span></text:p>
          <text:p text:style-name="P27"><text:span text:style-name="T22"><text:s text:c="12"/></text:span><text:span text:style-name="T22">for(j := 1; j &lt;= 9; j += 1;) {</text:span></text:p>
          <text:p text:style-name="P27"><text:span text:style-name="T22"><text:s text:c="16"/></text:span><text:span text:style-name="T22">for(k := i; k &lt;= i+2; k++;) {</text:span></text:p>
          <text:p text:style-name="P27"><text:span text:style-name="T22"><text:s text:c="20"/></text:span><text:span text:style-name="T22">IO.Console-&gt;Print(k)-&gt;Print('x')-&gt;Print(j)-&gt;Print('=');</text:span></text:p>
          <text:p text:style-name="P27"><text:span text:style-name="T22"><text:s text:c="20"/></text:span><text:span text:style-name="T22">if(k*j&lt;10) {IO.Console-&gt;Print(' ');};</text:span></text:p>
          <text:p text:style-name="P27"><text:span text:style-name="T22"><text:s text:c="20"/></text:span><text:span text:style-name="T22">IO.Console-&gt;Print(k*j)-&gt;Print('\t');</text:span></text:p>
          <text:p text:style-name="P27"><text:span text:style-name="T22"><text:s text:c="16"/></text:span><text:span text:style-name="T22">};</text:span></text:p>
          <text:p text:style-name="P27"><text:span text:style-name="T22"><text:s text:c="16"/></text:span><text:span text:style-name="T22">'\n'-&gt;Print();</text:span></text:p>
          <text:p text:style-name="P27"><text:span text:style-name="T22"><text:s text:c="12"/></text:span><text:span text:style-name="T22">};</text:span></text:p>
          <text:p text:style-name="P27"><text:span text:style-name="T22"><text:s text:c="12"/></text:span><text:span text:style-name="T22">""-&gt;PrintLine();</text:span></text:p>
          <text:p text:style-name="P27"><text:span text:style-name="T22"><text:s text:c="8"/></text:span><text:span text:style-name="T22">};</text:span></text:p>
          <text:p text:style-name="P27"><text:span text:style-name="T22"><text:s text:c="4"/></text:span><text:span text:style-name="T22">}</text:span></text:p>
          <text:p text:style-name="P27"><text:span text:style-name="T22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2.1cm" svg:height="1.759cm" svg:x="6.3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logan -e mt9x9.sn</text:span></text:p>
          <text:p text:style-name="P17"><text:span text:style-name="T18"/></text:p>
          <text:p text:style-name="P17"><text:span text:style-name="T15">for (i = 1; i &lt;= 9; i+3) {</text:span></text:p>
          <text:p text:style-name="P17"><text:span text:style-name="T15"><text:s text:c="4"/></text:span><text:span text:style-name="T15">for (j = 1; j &lt;= 9; j+1) {</text:span></text:p>
          <text:p text:style-name="P17"><text:span text:style-name="T15"><text:s text:c="8"/></text:span><text:span text:style-name="T15">for (k = i; k &lt;= i+2; k+1)</text:span></text:p>
          <text:p text:style-name="P17"><text:span text:style-name="T15"><text:s text:c="12"/></text:span><text:span text:style-name="T15">show(k, "x", j, "=", if (k*j &lt; 10) " " else "", k*j, "\t")</text:span></text:p>
          <text:p text:style-name="P17"><text:span text:style-name="T15"><text:s text:c="8"/></text:span><text:span text:style-name="T15">newline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how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--silent mt9x9.ck</text:span></text:p>
          <text:p text:style-name="P17"><text:span text:style-name="T18"/></text:p>
          <text:p text:style-name="P17"><text:span text:style-name="T15">for (1 =&gt; int i; i &lt;= 9; 3 +=&gt; i) {</text:span></text:p>
          <text:p text:style-name="P17"><text:span text:style-name="T15"><text:s text:c="4"/></text:span><text:span text:style-name="T15">for (1 =&gt; int j; j &lt;= 9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.6cm" svg:height="1.759cm" svg:x="4.9cm" svg:y="4.801cm">
          <draw:text-box>
            <text:p><text:span text:style-name="T17">Slog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66"><text:span text:style-name="T14">// ponyc -b mt9x9 &amp;&amp; ./mt9x9</text:span></text:p>
          <text:p text:style-name="P66"><text:span text:style-name="T16"/></text:p>
          <text:p text:style-name="P66"><text:span text:style-name="T27">use "collections"</text:span></text:p>
          <text:p text:style-name="P66"><text:span text:style-name="T27">use "format"</text:span></text:p>
          <text:p text:style-name="P66"><text:span text:style-name="T27">actor Main</text:span></text:p>
          <text:p text:style-name="P66"><text:span text:style-name="T27"><text:s text:c="4"/></text:span><text:span text:style-name="T27">new create(env: Env) =&gt;</text:span></text:p>
          <text:p text:style-name="P66"><text:span text:style-name="T27"><text:s text:c="8"/></text:span><text:span text:style-name="T27">for i in Range[U8](1, 10, 3) do</text:span></text:p>
          <text:p text:style-name="P66"><text:span text:style-name="T27"><text:s text:c="12"/></text:span><text:span text:style-name="T27">for j in Range[U8](1, 10) do</text:span></text:p>
          <text:p text:style-name="P66"><text:span text:style-name="T27"><text:s text:c="16"/></text:span><text:span text:style-name="T27">for k in [i; i+1; i+2].values() do</text:span></text:p>
          <text:p text:style-name="P66"><text:span text:style-name="T27"><text:s text:c="20"/></text:span><text:span text:style-name="T27">env.out.write(k.string() + "x" + j.string() + "=" +</text:span></text:p>
          <text:p text:style-name="P66"><text:span text:style-name="T27"><text:s text:c="20"/></text:span><text:span text:style-name="T27">Format.int[U8](k*j where width=2) + "\t")</text:span></text:p>
          <text:p text:style-name="P66"><text:span text:style-name="T27"><text:s text:c="16"/></text:span><text:span text:style-name="T27">end</text:span></text:p>
          <text:p text:style-name="P66"><text:span text:style-name="T27"><text:s text:c="16"/></text:span><text:span text:style-name="T27">env.out.write("\n")</text:span></text:p>
          <text:p text:style-name="P66"><text:span text:style-name="T27"><text:s text:c="12"/></text:span><text:span text:style-name="T27">end</text:span></text:p>
          <text:p text:style-name="P66"><text:span text:style-name="T27"><text:s text:c="12"/></text:span><text:span text:style-name="T27">env.out.print("")</text:span></text:p>
          <text:p text:style-name="P66"><text:span text:style-name="T27"><text:s text:c="8"/></text:span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.2cm" svg:y="4.8cm">
          <draw:text-box>
            <text:p><text:span text:style-name="T17">Pony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14"># colm mt9x9.lm &amp;&amp; ./mt9x9</text:span></text:p>
          <text:p text:style-name="P31"><text:span text:style-name="T18"/></text:p>
          <text:p text:style-name="P31"><text:span text:style-name="T15">i: int = 1</text:span></text:p>
          <text:p text:style-name="P31"><text:span text:style-name="T15">while (i &lt;= 9) {</text:span></text:p>
          <text:p text:style-name="P31"><text:span text:style-name="T15"><text:s text:c="4"/></text:span><text:span text:style-name="T15">j: int = 1</text:span></text:p>
          <text:p text:style-name="P31"><text:span text:style-name="T15"><text:s text:c="4"/></text:span><text:span text:style-name="T15">while (j &lt;= 9) {</text:span></text:p>
          <text:p text:style-name="P31"><text:span text:style-name="T15"><text:s text:c="8"/></text:span><text:span text:style-name="T15">k: int = i</text:span></text:p>
          <text:p text:style-name="P31"><text:span text:style-name="T15"><text:s text:c="8"/></text:span><text:span text:style-name="T15">while (k &lt;= i+2) {</text:span></text:p>
          <text:p text:style-name="P31"><text:span text:style-name="T15"><text:s text:c="12"/></text:span><text:span text:style-name="T15">print(k, 'x', j, '=')</text:span></text:p>
          <text:p text:style-name="P31"><text:span text:style-name="T15"><text:s text:c="12"/></text:span><text:span text:style-name="T15">if (k*j &lt; 10) print(' ')</text:span></text:p>
          <text:p text:style-name="P31"><text:span text:style-name="T15"><text:s text:c="12"/></text:span><text:span text:style-name="T15">print(k*j, '\t')</text:span></text:p>
          <text:p text:style-name="P31"><text:span text:style-name="T15"><text:s text:c="12"/></text:span><text:span text:style-name="T15">k = k + 1</text:span></text:p>
          <text:p text:style-name="P31"><text:span text:style-name="T15"><text:s text:c="8"/></text:span><text:span text:style-name="T15">}</text:span></text:p>
          <text:p text:style-name="P31"><text:span text:style-name="T15"><text:s text:c="8"/></text:span><text:span text:style-name="T15">print('\n')</text:span></text:p>
          <text:p text:style-name="P31"><text:span text:style-name="T15"><text:s text:c="8"/></text:span><text:span text:style-name="T15">j = j + 1</text:span></text:p>
          <text:p text:style-name="P31"><text:span text:style-name="T15"><text:s text:c="4"/></text:span><text:span text:style-name="T15">}</text:span></text:p>
          <text:p text:style-name="P31"><text:span text:style-name="T15"><text:s text:c="4"/></text:span><text:span text:style-name="T15">print('\n')</text:span></text:p>
          <text:p text:style-name="P31"><text:span text:style-name="T15"><text:s text:c="4"/></text:span><text:span text:style-name="T15">i = i + 3</text:span></text:p>
          <text:p text:style-name="P31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7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ol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66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66"><text:span text:style-name="T14">% ozc -c mt9x9.oz &amp;&amp; ozengine mt9x9.ozf</text:span></text:p>
          <text:p text:style-name="P20"><text:span text:style-name="T18"/></text:p>
          <text:p text:style-name="P66"><text:span text:style-name="T15">functor</text:span></text:p>
          <text:p text:style-name="P66"><text:span text:style-name="T15">import</text:span></text:p>
          <text:p text:style-name="P66"><text:span text:style-name="T15"><text:s text:c="4"/></text:span><text:span text:style-name="T15">System</text:span></text:p>
          <text:p text:style-name="P66"><text:span text:style-name="T15">define</text:span></text:p>
          <text:p text:style-name="P66"><text:span text:style-name="T15"><text:s text:c="4"/></text:span><text:span text:style-name="T15">for I in 1..9;3 do</text:span></text:p>
          <text:p text:style-name="P66"><text:span text:style-name="T15"><text:s text:c="8"/></text:span><text:span text:style-name="T15">for J in 1..9 do</text:span></text:p>
          <text:p text:style-name="P66"><text:span text:style-name="T15"><text:s text:c="12"/></text:span><text:span text:style-name="T15">for K in [I I+1 I+2] do</text:span></text:p>
          <text:p text:style-name="P66"><text:span text:style-name="T15"><text:s text:c="16"/></text:span><text:span text:style-name="T15">{System.printInfo K#"x"#J#"="}</text:span></text:p>
          <text:p text:style-name="P66"><text:span text:style-name="T15"><text:s text:c="16"/></text:span><text:span text:style-name="T15">if K*J &lt; 10 then {System.printInfo " "} end</text:span></text:p>
          <text:p text:style-name="P66"><text:span text:style-name="T15"><text:s text:c="16"/></text:span><text:span text:style-name="T15">{System.printInfo K*J#"\t"}</text:span></text:p>
          <text:p text:style-name="P66"><text:span text:style-name="T15"><text:s text:c="12"/></text:span><text:span text:style-name="T15">end</text:span></text:p>
          <text:p text:style-name="P66"><text:span text:style-name="T15"><text:s text:c="12"/></text:span><text:span text:style-name="T15">{System.printInfo "\n"}</text:span></text:p>
          <text:p text:style-name="P66"><text:span text:style-name="T15"><text:s text:c="8"/></text:span><text:span text:style-name="T15">end</text:span></text:p>
          <text:p text:style-name="P66"><text:span text:style-name="T15"><text:s text:c="8"/></text:span><text:span text:style-name="T15">{System.showInfo ""}</text:span></text:p>
          <text:p text:style-name="P66"><text:span text:style-name="T15"><text:s text:c="4"/></text:span><text:span text:style-name="T15">end</text:span></text:p>
          <text:p text:style-name="P66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SC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#!/usr/bin/dern</text:span></text:p>
          <text:p text:style-name="P50"><text:span text:style-name="T14">!#</text:span></text:p>
          <text:p text:style-name="P50"><text:span text:style-name="T14">; ./mt9x9.dern || dern mt9x9.dern</text:span></text:p>
          <text:p text:style-name="P50"><text:span text:style-name="T18"/></text:p>
          <text:p text:style-name="P50"><text:span text:style-name="T15">(print-readably false)</text:span></text:p>
          <text:p text:style-name="P50"><text:span text:style-name="T15">(for i from {D+1} to {D+9} step {D+3}</text:span></text:p>
          <text:p text:style-name="P50"><text:span text:style-name="T15"><text:s text:c="4"/></text:span><text:span text:style-name="T15">(for j from {D+1} to {D+9}</text:span></text:p>
          <text:p text:style-name="P50"><text:span text:style-name="T15"><text:s text:c="8"/></text:span><text:span text:style-name="T15">(for k from i to (+ i {D+2})</text:span></text:p>
          <text:p text:style-name="P50"><text:span text:style-name="T15"><text:s text:c="12"/></text:span><text:span text:style-name="T15">(print k)</text:span></text:p>
          <text:p text:style-name="P50"><text:span text:style-name="T15"><text:s text:c="12"/></text:span><text:span text:style-name="T15">(print [x])</text:span></text:p>
          <text:p text:style-name="P50"><text:span text:style-name="T15"><text:s text:c="12"/></text:span><text:span text:style-name="T15">(print j)</text:span></text:p>
          <text:p text:style-name="P50"><text:span text:style-name="T15"><text:s text:c="12"/></text:span><text:span text:style-name="T15">(print [=])</text:span></text:p>
          <text:p text:style-name="P50"><text:span text:style-name="T15"><text:s text:c="12"/></text:span><text:span text:style-name="T15">(if (&lt; (* k j) {D+10}) (print [ ]))</text:span></text:p>
          <text:p text:style-name="P50"><text:span text:style-name="T15"><text:s text:c="12"/></text:span><text:span text:style-name="T15">(print (* k j))</text:span></text:p>
          <text:p text:style-name="P50"><text:span text:style-name="T15"><text:s text:c="12"/></text:span><text:span text:style-name="T15">(print [|tab|])</text:span></text:p>
          <text:p text:style-name="P50"><text:span text:style-name="T15"><text:s text:c="8"/></text:span><text:span text:style-name="T15">)</text:span></text:p>
          <text:p text:style-name="P50"><text:span text:style-name="T15"><text:s text:c="8"/></text:span><text:span text:style-name="T15">(print [|newline|])</text:span></text:p>
          <text:p text:style-name="P50"><text:span text:style-name="T15"><text:s text:c="4"/></text:span><text:span text:style-name="T15">)</text:span></text:p>
          <text:p text:style-name="P50"><text:span text:style-name="T15"><text:s text:c="4"/></text:span><text:span text:style-name="T15">(print [|0A|])</text:span></text:p>
          <text:p text:style-name="P50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7">1.step(to: 9, by: 3) do |i|</text:span></text:p>
          <text:p text:style-name="P17"><text:span text:style-name="T27"><text:s text:c="4"/></text:span><text:span text:style-name="T27">1.upto(9) do |j|</text:span></text:p>
          <text:p text:style-name="P17"><text:span text:style-name="T27"><text:s text:c="8"/></text:span><text:span text:style-name="T27">[i, i+1, i+2].each do |k|</text:span></text:p>
          <text:p text:style-name="P17"><text:span text:style-name="T27"><text:s text:c="12"/></text:span><text:span text:style-name="T27">print "#{k}x#{j}=#{k*j&lt;10 ? " " : ""}#{k*j}\t"</text:span></text:p>
          <text:p text:style-name="P17"><text:span text:style-name="T27"><text:s text:c="8"/></text:span><text:span text:style-name="T27">end</text:span></text:p>
          <text:p text:style-name="P17"><text:span text:style-name="T27"><text:s text:c="8"/></text:span><text:span text:style-name="T27">puts</text:span></text:p>
          <text:p text:style-name="P17"><text:span text:style-name="T27"><text:s text:c="4"/></text:span><text:span text:style-name="T27">end</text:span></text:p>
          <text:p text:style-name="P17"><text:span text:style-name="T27"><text:s text:c="4"/></text:span><text:span text:style-name="T27">puts</text:span></text:p>
          <text:p text:style-name="P17"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8" draw:layer="layout" svg:width="11.2cm" svg:height="11.4cm" svg:x="1.2cm" svg:y="6.8cm">
          <text:p text:style-name="P67"><text:span text:style-name="T14">#! /usr/bin/gforth</text:span></text:p>
          <text:p text:style-name="P67"><text:span text:style-name="T14">\ ./mt9x9.fth || gforth mt9x9.fth</text:span></text:p>
          <text:p text:style-name="P67"><text:span text:style-name="T26"/></text:p>
          <text:p text:style-name="P67"><text:span text:style-name="T27">: mt9x9</text:span></text:p>
          <text:p text:style-name="P67"><text:span text:style-name="T27"><text:s text:c="4"/></text:span><text:span text:style-name="T27">10 1 do</text:span></text:p>
          <text:p text:style-name="P67"><text:span text:style-name="T27"><text:s text:c="8"/></text:span><text:span text:style-name="T27">10 1 do</text:span></text:p>
          <text:p text:style-name="P67"><text:span text:style-name="T27"><text:s text:c="12"/></text:span><text:span text:style-name="T27">3 0 do</text:span></text:p>
          <text:p text:style-name="P67"><text:span text:style-name="T27"><text:s text:c="16"/></text:span><text:span text:style-name="T27">i k + 1 u.r 120 emit</text:span></text:p>
          <text:p text:style-name="P67"><text:span text:style-name="T27"><text:s text:c="16"/></text:span><text:span text:style-name="T27">j 1 u.r 61 emit</text:span></text:p>
          <text:p text:style-name="P67"><text:span text:style-name="T27"><text:s text:c="16"/></text:span><text:span text:style-name="T27">i k + j * 2 u.r 9 emit</text:span></text:p>
          <text:p text:style-name="P67"><text:span text:style-name="T27"><text:s text:c="12"/></text:span><text:span text:style-name="T27">loop</text:span></text:p>
          <text:p text:style-name="P67"><text:span text:style-name="T27"><text:s text:c="12"/></text:span><text:span text:style-name="T27">10 emit</text:span></text:p>
          <text:p text:style-name="P67"><text:span text:style-name="T27"><text:s text:c="8"/></text:span><text:span text:style-name="T27">loop</text:span></text:p>
          <text:p text:style-name="P67"><text:span text:style-name="T27"><text:s text:c="8"/></text:span><text:span text:style-name="T27">cr</text:span></text:p>
          <text:p text:style-name="P67"><text:span text:style-name="T27"><text:s text:c="4"/></text:span><text:span text:style-name="T27">3 +loop ;</text:span></text:p>
          <text:p text:style-name="P67"><text:span text:style-name="T27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0" draw:layer="layout" svg:width="11.2cm" svg:height="11.4cm" svg:x="13.151cm" svg:y="6.8cm">
          <text:p text:style-name="P69"><text:span text:style-name="T14">#!/usr/bin/dc</text:span></text:p>
          <text:p text:style-name="P69"><text:span text:style-name="T14">[ ./mt9x9.dc || dc mt9x9.dc ]sz</text:span></text:p>
          <text:p text:style-name="P69"><text:span text:style-name="T26"/></text:p>
          <text:p text:style-name="P69"><text:span text:style-name="T27">[32 P]sS</text:span></text:p>
          <text:p text:style-name="P69"><text:span text:style-name="T27">[</text:span></text:p>
          <text:p text:style-name="P69"><text:span text:style-name="T27"><text:s/></text:span><text:span text:style-name="T27">lk n [x] P lj n [=] P lk lj * d 9 !&lt;S n 9 P</text:span></text:p>
          <text:p text:style-name="P69"><text:span text:style-name="T27"><text:s/></text:span><text:span text:style-name="T27">lk 1 + d sk li 2 + !&lt;K</text:span></text:p>
          <text:p text:style-name="P69"><text:span text:style-name="T27">]sK</text:span></text:p>
          <text:p text:style-name="P69"><text:span text:style-name="T27">[</text:span></text:p>
          <text:p text:style-name="P69"><text:span text:style-name="T27"><text:s/></text:span><text:span text:style-name="T27">li d sk lK x</text:span></text:p>
          <text:p text:style-name="P69"><text:span text:style-name="T27"><text:s/></text:span><text:span text:style-name="T27">10 P</text:span></text:p>
          <text:p text:style-name="P69"><text:span text:style-name="T27"><text:s/></text:span><text:span text:style-name="T27">lj 1 + d sj 9 !&lt;J</text:span></text:p>
          <text:p text:style-name="P69"><text:span text:style-name="T27">]sJ</text:span></text:p>
          <text:p text:style-name="P69"><text:span text:style-name="T27">[</text:span></text:p>
          <text:p text:style-name="P69"><text:span text:style-name="T27"><text:s/></text:span><text:span text:style-name="T27">1 d sj lJ x</text:span></text:p>
          <text:p text:style-name="P69"><text:span text:style-name="T27"><text:s/></text:span><text:span text:style-name="T27">10 P</text:span></text:p>
          <text:p text:style-name="P69"><text:span text:style-name="T27"><text:s/></text:span><text:span text:style-name="T27">li 3 + d si 9 !&lt;I</text:span></text:p>
          <text:p text:style-name="P69"><text:span text:style-name="T27">]sI</text:span></text:p>
          <text:p text:style-name="P69"><text:span text:style-name="T27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8cm" svg:y="4.8cm">
          <draw:text-box>
            <text:p><text:span text:style-name="T17">DC</text:span></text:p>
          </draw:text-box>
        </draw:frame>
        <draw:frame draw:style-name="gr7" draw:text-style-name="P19" draw:layer="layout" svg:width="3.8cm" svg:height="1.759cm" svg:x="5.2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! Factor mt9x9.factor</text:span></text:p>
          <text:p text:style-name="P50"><text:span text:style-name="T18"/></text:p>
          <text:p text:style-name="P50"><text:span text:style-name="T15">USING: byte-arrays io io.encodings.ascii io.encodings.string</text:span></text:p>
          <text:p text:style-name="P50"><text:span text:style-name="T15">kernel math prettyprint ranges sequences ;</text:span></text:p>
          <text:p text:style-name="P50"><text:span text:style-name="T15">1 9 3 &lt;range&gt; [</text:span></text:p>
          <text:p text:style-name="P50"><text:span text:style-name="T15"><text:s text:c="4"/></text:span><text:span text:style-name="T15">9 [1..b] [</text:span></text:p>
          <text:p text:style-name="P50"><text:span text:style-name="T15"><text:s text:c="8"/></text:span><text:span text:style-name="T15">over dup</text:span></text:p>
          <text:p text:style-name="P50"><text:span text:style-name="T15"><text:s text:c="8"/></text:span><text:span text:style-name="T15">2 + 1 &lt;range&gt; [</text:span></text:p>
          <text:p text:style-name="P50"><text:span text:style-name="T15"><text:s text:c="12"/></text:span><text:span text:style-name="T15">2dup</text:span></text:p>
          <text:p text:style-name="P50"><text:span text:style-name="T15"><text:s text:c="12"/></text:span><text:span text:style-name="T15">pprint "x" write</text:span></text:p>
          <text:p text:style-name="P50"><text:span text:style-name="T15"><text:s text:c="12"/></text:span><text:span text:style-name="T15">pprint "=" write</text:span></text:p>
          <text:p text:style-name="P50"><text:span text:style-name="T15"><text:s text:c="12"/></text:span><text:span text:style-name="T15">over * dup 10 &lt; [ bl pprint ] [ pprint ] if</text:span></text:p>
          <text:p text:style-name="P50"><text:span text:style-name="T15"><text:s text:c="12"/></text:span><text:span text:style-name="T15">9 1byte-array ascii decode write</text:span></text:p>
          <text:p text:style-name="P50"><text:span text:style-name="T15"><text:s text:c="8"/></text:span><text:span text:style-name="T15">] each</text:span></text:p>
          <text:p text:style-name="P50"><text:span text:style-name="T15"><text:s text:c="8"/></text:span><text:span text:style-name="T15">drop</text:span></text:p>
          <text:p text:style-name="P50"><text:span text:style-name="T15"><text:s text:c="8"/></text:span><text:span text:style-name="T15">"\n" write</text:span></text:p>
          <text:p text:style-name="P50"><text:span text:style-name="T15"><text:s text:c="4"/></text:span><text:span text:style-name="T15">] each</text:span></text:p>
          <text:p text:style-name="P50"><text:span text:style-name="T15"><text:s text:c="4"/></text:span><text:span text:style-name="T15">drop</text:span></text:p>
          <text:p text:style-name="P50"><text:span text:style-name="T15"><text:s text:c="4"/></text:span><text:span text:style-name="T15">nl</text:span></text:p>
          <text:p text:style-name="P50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18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10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-- idris mt9x9.idr -o mt9x9 &amp;&amp; ./mt9x9</text:span></text:p>
          <text:p text:style-name="P48"><text:span text:style-name="T26"/></text:p>
          <text:p text:style-name="P48"><text:span text:style-name="T27">item : Nat -&gt; Nat -&gt; String</text:span></text:p>
          <text:p text:style-name="P48"><text:span text:style-name="T27">item j k = (show k)++"x"++(show j)++"="++</text:span></text:p>
          <text:p text:style-name="P48"><text:span text:style-name="T27"><text:s text:c="4"/></text:span><text:span text:style-name="T27">(if k*j &lt; 10 then " " else "")++(show (k*j))++" "</text:span></text:p>
          <text:p text:style-name="P48"><text:span text:style-name="T27">line : Nat -&gt; Nat -&gt; String</text:span></text:p>
          <text:p text:style-name="P48"><text:span text:style-name="T27">line i j = unwords $ map (item j) [(i)..(i+2)]</text:span></text:p>
          <text:p text:style-name="P48"><text:span text:style-name="T27">block : Nat -&gt; String</text:span></text:p>
          <text:p text:style-name="P48"><text:span text:style-name="T27">block i = unlines $ map (line i) [1..9]</text:span></text:p>
          <text:p text:style-name="P48"><text:span text:style-name="T27">main : IO ()</text:span></text:p>
          <text:p text:style-name="P48"><text:span text:style-name="T27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2" draw:layer="layout" svg:width="11.2cm" svg:height="11.4cm" svg:x="13.151cm" svg:y="6.8cm">
          <text:p text:style-name="P71"><text:span text:style-name="T23">// pure -c mt9x9.pure -o mt9x9 &amp;&amp; ./mt9x9 || pure mt9x9.pure</text:span></text:p>
          <text:p text:style-name="P71"><text:span text:style-name="T38"/></text:p>
          <text:p text:style-name="P71"><text:span text:style-name="T25">using system;</text:span></text:p>
          <text:p text:style-name="P71"><text:span text:style-name="T25">map block [1, 4, 7] with</text:span></text:p>
          <text:p text:style-name="P71"><text:span text:style-name="T25"><text:s text:c="4"/></text:span><text:span text:style-name="T25">block i = map (line i) (1..9);</text:span></text:p>
          <text:p text:style-name="P71"><text:span text:style-name="T25"><text:s text:c="4"/></text:span><text:span text:style-name="T25">line i j = map (item j) (i..i+2);</text:span></text:p>
          <text:p text:style-name="P71"><text:span text:style-name="T25"><text:s text:c="4"/></text:span><text:span text:style-name="T25">item j k = printf ("%dx%d=%2d%s") (k, j, k*j,</text:span></text:p>
          <text:p text:style-name="P71"><text:span text:style-name="T25"><text:s text:c="8"/></text:span><text:span text:style-name="T25">(if k mod 3~=0 then "\t" else if j==9 then "\n\n" else "\n"));</text:span></text:p>
          <text:p text:style-name="P71"><text:span text:style-name="T25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// clm -nt mt9x9 -o mt9x9 &amp;&amp; ./mt9x9</text:span></text:p>
          <text:p text:style-name="P48"><text:span text:style-name="T26"/></text:p>
          <text:p text:style-name="P48"><text:span text:style-name="T27">module mt9x9</text:span></text:p>
          <text:p text:style-name="P48"><text:span text:style-name="T27">import StdEnv</text:span></text:p>
          <text:p text:style-name="P48"><text:span text:style-name="T27">item j k = toString k +++ "x" +++ toString j +++ "=" +++</text:span></text:p>
          <text:p text:style-name="P48"><text:span text:style-name="T27"><text:tab/></text:span><text:span text:style-name="T27">if (k*j &lt; 10) " " "" +++ toString (k*j) +++ "\t"</text:span></text:p>
          <text:p text:style-name="P48"><text:span text:style-name="T27">line i j = map (item j) [i .. i+2] ++ ["\n"]</text:span></text:p>
          <text:p text:style-name="P48"><text:span text:style-name="T27">block i = flatten (map (line i) [1 .. 9]) ++ ["\n"]</text:span></text:p>
          <text:p text:style-name="P48"><text:span text:style-name="T27">Start = abort (foldr (+++) "" (flatten (map block [1, 4 .. 9]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4" draw:layer="layout" svg:width="11.2cm" svg:height="11.4cm" svg:x="13.151cm" svg:y="6.8cm">
          <text:p text:style-name="P73"><text:span text:style-name="T39">{-# OPTIONS --guardedness #-}</text:span></text:p>
          <text:p text:style-name="P73"><text:span text:style-name="T39">-- agda -i /usr/share/Agda-stdlib/src -c mt9x9.agda &amp;&amp; ./mt9x9</text:span></text:p>
          <text:p text:style-name="P73"><text:span text:style-name="T40"/></text:p>
          <text:p text:style-name="P73"><text:span text:style-name="T41">module mt9x9 where</text:span></text:p>
          <text:p text:style-name="P73"><text:span text:style-name="T41">open import Data.Nat using (ℕ; _+_; _*_)</text:span></text:p>
          <text:p text:style-name="P73"><text:span text:style-name="T41">open import Data.Nat.Show using (show)</text:span></text:p>
          <text:p text:style-name="P73"><text:span text:style-name="T41">open import Data.String using (String; padLeft; _++_; concat)</text:span></text:p>
          <text:p text:style-name="P73"><text:span text:style-name="T41">open import Data.List using ([]; map; _∷_)</text:span></text:p>
          <text:p text:style-name="P73"><text:span text:style-name="T41">open import Text.Printf using (printf)</text:span></text:p>
          <text:p text:style-name="P73"><text:span text:style-name="T41">open import IO using (Main; run; putStr)</text:span></text:p>
          <text:p text:style-name="P73"><text:span text:style-name="T41">item : ℕ -&gt; ℕ -&gt; String</text:span></text:p>
          <text:p text:style-name="P73"><text:span text:style-name="T41">item j k = printf "%ux%u=%s\t" k j (padLeft ' ' 2 (show (k * j)))</text:span></text:p>
          <text:p text:style-name="P73"><text:span text:style-name="T41">line : ℕ -&gt; ℕ -&gt; String</text:span></text:p>
          <text:p text:style-name="P73"><text:span text:style-name="T41">line i j = concat (map (item j) (i ∷ (i + 1) ∷ (i + 2) ∷ [])) ++ "\n"</text:span></text:p>
          <text:p text:style-name="P73"><text:span text:style-name="T41">block : ℕ -&gt; String</text:span></text:p>
          <text:p text:style-name="P73"><text:span text:style-name="T41">block i = concat (map (line i) (1 ∷ 2 ∷ 3 ∷ 4 ∷ 5 ∷ 6 ∷ 7 ∷ 8 ∷ 9 ∷ [])) ++ "\n"</text:span></text:p>
          <text:p text:style-name="P73"><text:span text:style-name="T41">main : Main</text:span></text:p>
          <text:p text:style-name="P73"><text:span text:style-name="T41">main = run (putStr (concat (map block (1 ∷ 4 ∷ 7 ∷ []))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Agda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Cle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7" draw:layer="layout" svg:width="11.2cm" svg:height="11.4cm" svg:x="1.2cm" svg:y="6.8cm">
          <text:p text:style-name="P75"><text:span text:style-name="T42">-- se c mt9x9.e -clean -o mt9x9 &amp;&amp; ./mt9x9</text:span></text:p>
          <text:p text:style-name="P76"><text:span text:style-name="T43"/></text:p>
          <text:p text:style-name="P76"><text:span text:style-name="T44">class MT9X9</text:span></text:p>
          <text:p text:style-name="P76"><text:span text:style-name="T44">create {ANY}</text:span></text:p>
          <text:p text:style-name="P76"><text:span text:style-name="T44"><text:s text:c="4"/></text:span><text:span text:style-name="T44">make</text:span></text:p>
          <text:p text:style-name="P76"><text:span text:style-name="T44">feature {ANY}</text:span></text:p>
          <text:p text:style-name="P76"><text:span text:style-name="T44"><text:s text:c="4"/></text:span><text:span text:style-name="T44">make</text:span></text:p>
          <text:p text:style-name="P76"><text:span text:style-name="T44"><text:s text:c="8"/></text:span><text:span text:style-name="T44">local i: INTEGER</text:span></text:p>
          <text:p text:style-name="P76"><text:span text:style-name="T44"><text:s text:c="8"/></text:span><text:span text:style-name="T44">do</text:span></text:p>
          <text:p text:style-name="P76"><text:span text:style-name="T44"><text:s text:c="12"/></text:span><text:span text:style-name="T44">from i := 1</text:span></text:p>
          <text:p text:style-name="P76"><text:span text:style-name="T44"><text:s text:c="12"/></text:span><text:span text:style-name="T44">until i &gt; 9</text:span></text:p>
          <text:p text:style-name="P76"><text:span text:style-name="T44"><text:s text:c="12"/></text:span><text:span text:style-name="T44">loop</text:span></text:p>
          <text:p text:style-name="P76"><text:span text:style-name="T44"><text:s text:c="16"/></text:span><text:span text:style-name="T44">block(i)</text:span></text:p>
          <text:p text:style-name="P76"><text:span text:style-name="T44"><text:s text:c="16"/></text:span><text:span text:style-name="T44">print("%N")</text:span></text:p>
          <text:p text:style-name="P76"><text:span text:style-name="T44"><text:s text:c="16"/></text:span><text:span text:style-name="T44">i := i + 3</text:span></text:p>
          <text:p text:style-name="P76"><text:span text:style-name="T44"><text:s text:c="12"/></text:span><text:span text:style-name="T44">end</text:span></text:p>
          <text:p text:style-name="P76"><text:span text:style-name="T44"><text:s text:c="8"/></text:span><text:span text:style-name="T44">end</text:span></text:p>
          <text:p text:style-name="P76"><text:span text:style-name="T44"><text:s text:c="4"/></text:span><text:span text:style-name="T44">block (i: INTEGER)</text:span></text:p>
          <text:p text:style-name="P76"><text:span text:style-name="T44"><text:s text:c="8"/></text:span><text:span text:style-name="T44">local j: INTEGER</text:span></text:p>
          <text:p text:style-name="P76"><text:span text:style-name="T44"><text:s text:c="8"/></text:span><text:span text:style-name="T44">do</text:span></text:p>
          <text:p text:style-name="P76"><text:span text:style-name="T44"><text:s text:c="12"/></text:span><text:span text:style-name="T44">from j := 1</text:span></text:p>
          <text:p text:style-name="P76"><text:span text:style-name="T44"><text:s text:c="12"/></text:span><text:span text:style-name="T44">until j &gt; 9</text:span></text:p>
          <text:p text:style-name="P76"><text:span text:style-name="T44"><text:s text:c="12"/></text:span><text:span text:style-name="T44">loop</text:span></text:p>
          <text:p text:style-name="P76"><text:span text:style-name="T44"><text:s text:c="16"/></text:span><text:span text:style-name="T44">line(i, j)</text:span></text:p>
          <text:p text:style-name="P76"><text:span text:style-name="T44"><text:s text:c="16"/></text:span><text:span text:style-name="T44">io.put_new_line</text:span></text:p>
          <text:p text:style-name="P76"><text:span text:style-name="T44"><text:s text:c="16"/></text:span><text:span text:style-name="T44">j := j + 1</text:span></text:p>
          <text:p text:style-name="P76"><text:span text:style-name="T44"><text:s text:c="12"/></text:span><text:span text:style-name="T44">end</text:span></text:p>
          <text:p text:style-name="P76"><text:span text:style-name="T44"><text:s text:c="8"/></text:span><text:span text:style-name="T44">end</text:span></text:p>
          <text:p text:style-name="P76"><text:span text:style-name="T44"><text:s text:c="4"/></text:span><text:span text:style-name="T44">line (i, j: INTEGER)</text:span></text:p>
          <text:p text:style-name="P76"><text:span text:style-name="T44"><text:s text:c="8"/></text:span><text:span text:style-name="T44">local k: INTEGER</text:span></text:p>
          <text:p text:style-name="P76"><text:span text:style-name="T44"><text:s text:c="8"/></text:span><text:span text:style-name="T44">do</text:span></text:p>
          <text:p text:style-name="P76"><text:span text:style-name="T44"><text:s text:c="12"/></text:span><text:span text:style-name="T44">from k := i</text:span></text:p>
          <text:p text:style-name="P76"><text:span text:style-name="T44"><text:s text:c="12"/></text:span><text:span text:style-name="T44">until k &gt; i+2</text:span></text:p>
          <text:p text:style-name="P76"><text:span text:style-name="T44"><text:s text:c="12"/></text:span><text:span text:style-name="T44">loop</text:span></text:p>
          <text:p text:style-name="P76"><text:span text:style-name="T44"><text:s text:c="16"/></text:span><text:span text:style-name="T44">io.put_string(k.out + "x" + j.out + "=")</text:span></text:p>
          <text:p text:style-name="P76"><text:span text:style-name="T44"><text:s text:c="16"/></text:span><text:span text:style-name="T44">io.put_string(if k*j&lt;10 then " " else "" end)</text:span></text:p>
          <text:p text:style-name="P76"><text:span text:style-name="T44"><text:s text:c="16"/></text:span><text:span text:style-name="T44">io.put_string((k*j).out + "%T")</text:span></text:p>
          <text:p text:style-name="P76"><text:span text:style-name="T44"><text:s text:c="16"/></text:span><text:span text:style-name="T44">k := k + 1</text:span></text:p>
          <text:p text:style-name="P76"><text:span text:style-name="T44"><text:s text:c="12"/></text:span><text:span text:style-name="T44">end</text:span></text:p>
          <text:p text:style-name="P76"><text:span text:style-name="T44"><text:s text:c="8"/></text:span><text:span text:style-name="T44">end</text:span></text:p>
          <text:p text:style-name="P76"><text:span text:style-name="T4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3" draw:layer="layout" svg:width="11.2cm" svg:height="11.4cm" svg:x="13.151cm" svg:y="6.8cm">
          <text:p text:style-name="P41"><text:span text:style-name="T14">% gplc mt9x9.prolog &amp;&amp; ./mt9x9</text:span></text:p>
          <text:p text:style-name="P42"><text:span text:style-name="T26"/></text:p>
          <text:p text:style-name="P42"><text:span text:style-name="T27">:- initialization(main).</text:span></text:p>
          <text:p text:style-name="P42"><text:span text:style-name="T27">item(I,J,K) :-</text:span></text:p>
          <text:p text:style-name="P42"><text:span text:style-name="T27"><text:s text:c="4"/></text:span><text:span text:style-name="T27">K =&lt; I+2 -&gt; (</text:span></text:p>
          <text:p text:style-name="P42"><text:span text:style-name="T27"><text:s text:c="8"/></text:span><text:span text:style-name="T27">format('%dx%d=%2d\t',[K,J,K*J]),</text:span></text:p>
          <text:p text:style-name="P42"><text:span text:style-name="T27"><text:s text:c="8"/></text:span><text:span text:style-name="T27">item(I,J,K+1)</text:span></text:p>
          <text:p text:style-name="P42"><text:span text:style-name="T27"><text:s text:c="4"/></text:span><text:span text:style-name="T27">); format('~n',[]).</text:span></text:p>
          <text:p text:style-name="P42"><text:span text:style-name="T27">line(I,J) :-</text:span></text:p>
          <text:p text:style-name="P42"><text:span text:style-name="T27"><text:s text:c="4"/></text:span><text:span text:style-name="T27">J =&lt; 9 -&gt; (</text:span></text:p>
          <text:p text:style-name="P42"><text:span text:style-name="T27"><text:s text:c="8"/></text:span><text:span text:style-name="T27">item(I,J,I),</text:span></text:p>
          <text:p text:style-name="P42"><text:span text:style-name="T27"><text:s text:c="8"/></text:span><text:span text:style-name="T27">line(I,J+1)</text:span></text:p>
          <text:p text:style-name="P42"><text:span text:style-name="T27"><text:s text:c="4"/></text:span><text:span text:style-name="T27">); nl.</text:span></text:p>
          <text:p text:style-name="P42"><text:span text:style-name="T27">block(I) :-</text:span></text:p>
          <text:p text:style-name="P42"><text:span text:style-name="T27"><text:s text:c="4"/></text:span><text:span text:style-name="T27">I =&lt; 9 -&gt; (</text:span></text:p>
          <text:p text:style-name="P42"><text:span text:style-name="T27"><text:s text:c="8"/></text:span><text:span text:style-name="T27">line(I,1),</text:span></text:p>
          <text:p text:style-name="P42"><text:span text:style-name="T27"><text:s text:c="8"/></text:span><text:span text:style-name="T27">block(I+3)</text:span></text:p>
          <text:p text:style-name="P42"><text:span text:style-name="T27"><text:s text:c="4"/></text:span><text:span text:style-name="T27">); halt.</text:span></text:p>
          <text:p text:style-name="P42"><text:span text:style-name="T27">main :-</text:span></text:p>
          <text:p text:style-name="P42"><text:span text:style-name="T27"><text:s text:c="4"/></text:span><text:span text:style-name="T27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6" draw:text-style-name="P56" draw:layer="layout" svg:width="11.2cm" svg:height="11.4cm" svg:x="1.2cm" svg:y="6.8cm">
          <text:p text:style-name="P22"><text:span text:style-name="T23">% erlc mt9x9.erl &amp;&amp; erl -noshell -s mt9x9 start -s init stop</text:span></text:p>
          <text:p text:style-name="P22"><text:span text:style-name="T28"/></text:p>
          <text:p text:style-name="P22"><text:span text:style-name="T45">-module(mt9x9).</text:span></text:p>
          <text:p text:style-name="P22"><text:span text:style-name="T45">-export([start/0]).</text:span></text:p>
          <text:p text:style-name="P22"><text:span text:style-name="T45">start() -&gt;</text:span></text:p>
          <text:p text:style-name="P22"><text:span text:style-name="T45"><text:s text:c="4"/></text:span><text:span text:style-name="T45">[block(I) || I &lt;- lists:seq(1, 9, 3)].</text:span></text:p>
          <text:p text:style-name="P22"><text:span text:style-name="T45">block(I) -&gt;</text:span></text:p>
          <text:p text:style-name="P22"><text:span text:style-name="T45"><text:s text:c="4"/></text:span><text:span text:style-name="T45">[line(I, J) || J &lt;- lists:seq(1, 9)],</text:span></text:p>
          <text:p text:style-name="P22"><text:span text:style-name="T45"><text:s text:c="4"/></text:span><text:span text:style-name="T45">io:fwrite("~n").</text:span></text:p>
          <text:p text:style-name="P22"><text:span text:style-name="T45">line(I, J) -&gt;</text:span></text:p>
          <text:p text:style-name="P22"><text:span text:style-name="T45"><text:s text:c="4"/></text:span><text:span text:style-name="T45">[io:format("~Bx~B=~2B\t", [K, J, K*J]) || K &lt;- lists:seq(I, I+2)],</text:span></text:p>
          <text:p text:style-name="P22"><text:span text:style-name="T45"><text:s text:c="4"/></text:span><text:span text:style-name="T45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30" draw:layer="layout" svg:width="11.2cm" svg:height="11.4cm" svg:x="13.154cm" svg:y="6.8cm">
          <text:p text:style-name="P29"><text:span text:style-name="T23">#!/usr/bin/escript</text:span></text:p>
          <text:p text:style-name="P29"><text:span text:style-name="T23">% ./mt9x9.es || escript mt9x9.es</text:span></text:p>
          <text:p text:style-name="P29"><text:span text:style-name="T29"/></text:p>
          <text:p text:style-name="P29"><text:span text:style-name="T24">main(_) -&gt;</text:span></text:p>
          <text:p text:style-name="P29"><text:span text:style-name="T24"><text:s text:c="4"/></text:span><text:span text:style-name="T24">[block(I) || I &lt;- lists:seq(1, 9, 3)].</text:span></text:p>
          <text:p text:style-name="P29"><text:span text:style-name="T24">block(I) -&gt;</text:span></text:p>
          <text:p text:style-name="P29"><text:span text:style-name="T24"><text:s text:c="4"/></text:span><text:span text:style-name="T24">[line(I, J) || J &lt;- lists:seq(1, 9)],</text:span></text:p>
          <text:p text:style-name="P29"><text:span text:style-name="T24"><text:s text:c="4"/></text:span><text:span text:style-name="T24">io:fwrite("~n").</text:span></text:p>
          <text:p text:style-name="P29"><text:span text:style-name="T24">line(I, J) -&gt;</text:span></text:p>
          <text:p text:style-name="P29"><text:span text:style-name="T24"><text:s text:c="4"/></text:span><text:span text:style-name="T24">[io:format("~Bx~B=~2B\t", [K, J, K*J]) || K &lt;- lists:seq(I, I+2)],</text:span></text:p>
          <text:p text:style-name="P29"><text:span text:style-name="T24"><text:s text:c="4"/></text:span><text:span text:style-name="T24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10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7" draw:text-style-name="P79" draw:layer="layout" svg:width="11.2cm" svg:height="11.4cm" svg:x="1.2cm" svg:y="6.8cm">
          <text:p text:style-name="P78"><text:span text:style-name="T14">// patscc mt9x9.dats -o mt9x9 &amp;&amp; ./mt9x9</text:span></text:p>
          <text:p text:style-name="P78"><text:span text:style-name="T16"/></text:p>
          <text:p text:style-name="P78"><text:span text:style-name="T46">#include "share/atspre_staload.hats"</text:span></text:p>
          <text:p text:style-name="P78"><text:span text:style-name="T46">implement main0() = block(1) where {</text:span></text:p>
          <text:p text:style-name="P78"><text:span text:style-name="T46"><text:s text:c="4"/></text:span><text:span text:style-name="T46">fun item(i: int, j: int, k: int): void =</text:span></text:p>
          <text:p text:style-name="P78"><text:span text:style-name="T46"><text:s text:c="8"/></text:span><text:span text:style-name="T46">if k &lt;= i+2 then (</text:span></text:p>
          <text:p text:style-name="P78"><text:span text:style-name="T46"><text:s text:c="12"/></text:span><text:span text:style-name="T46">print!(k, "x", j, "=",</text:span></text:p>
          <text:p text:style-name="P78"><text:span text:style-name="T46"><text:s text:c="16"/></text:span><text:span text:style-name="T46">(if k*j &lt; 10 then " " else ""): string, k*j, "\t");</text:span></text:p>
          <text:p text:style-name="P78"><text:span text:style-name="T46"><text:s text:c="12"/></text:span><text:span text:style-name="T46">item(i, j, k+1)</text:span></text:p>
          <text:p text:style-name="P78"><text:span text:style-name="T46"><text:s text:c="8"/></text:span><text:span text:style-name="T46">)</text:span></text:p>
          <text:p text:style-name="P78"><text:span text:style-name="T46"><text:s text:c="4"/></text:span><text:span text:style-name="T46">fun line(i: int, j: int): void =</text:span></text:p>
          <text:p text:style-name="P78"><text:span text:style-name="T46"><text:s text:c="8"/></text:span><text:span text:style-name="T46">if j &lt;= 9 then (</text:span></text:p>
          <text:p text:style-name="P78"><text:span text:style-name="T46"><text:s text:c="12"/></text:span><text:span text:style-name="T46">item(i, j, i);</text:span></text:p>
          <text:p text:style-name="P78"><text:span text:style-name="T46"><text:s text:c="12"/></text:span><text:span text:style-name="T46">print("\n");</text:span></text:p>
          <text:p text:style-name="P78"><text:span text:style-name="T46"><text:s text:c="12"/></text:span><text:span text:style-name="T46">line(i, j+1)</text:span></text:p>
          <text:p text:style-name="P78"><text:span text:style-name="T46"><text:s text:c="8"/></text:span><text:span text:style-name="T46">)</text:span></text:p>
          <text:p text:style-name="P78"><text:span text:style-name="T46"><text:s text:c="4"/></text:span><text:span text:style-name="T46">fun block(i: int): void =</text:span></text:p>
          <text:p text:style-name="P78"><text:span text:style-name="T46"><text:s text:c="8"/></text:span><text:span text:style-name="T46">if i &lt;= 9 then (</text:span></text:p>
          <text:p text:style-name="P78"><text:span text:style-name="T46"><text:s text:c="12"/></text:span><text:span text:style-name="T46">line(i, 1);</text:span></text:p>
          <text:p text:style-name="P78"><text:span text:style-name="T46"><text:s text:c="12"/></text:span><text:span text:style-name="T46">print_newline();</text:span></text:p>
          <text:p text:style-name="P78"><text:span text:style-name="T46"><text:s text:c="12"/></text:span><text:span text:style-name="T46">block(i+3)</text:span></text:p>
          <text:p text:style-name="P78"><text:span text:style-name="T46"><text:s text:c="8"/></text:span><text:span text:style-name="T46">)</text:span></text:p>
          <text:p text:style-name="P78"><text:span text:style-name="T4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10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81" draw:layer="layout" svg:width="11.2cm" svg:height="11.4cm" svg:x="1.2cm" svg:y="6.8cm">
          <text:p text:style-name="P80"><text:span text:style-name="T14">// grain mt9x9.gr || grain run mt9x9.gr.wasm</text:span></text:p>
          <text:p text:style-name="P80"><text:span text:style-name="T16"/></text:p>
          <text:p text:style-name="P80"><text:span text:style-name="T15">import File from "sys/file"</text:span></text:p>
          <text:p text:style-name="P80"><text:span text:style-name="T15">import Range from "range"</text:span></text:p>
          <text:p text:style-name="P80"><text:span text:style-name="T15">let item = (j, k) =&gt; {</text:span></text:p>
          <text:p text:style-name="P80"><text:span text:style-name="T15"><text:s text:c="2"/></text:span><text:span text:style-name="T15">File.fdWrite(File.stdout, toString(k) ++ "x")</text:span></text:p>
          <text:p text:style-name="P80"><text:span text:style-name="T15"><text:s text:c="2"/></text:span><text:span text:style-name="T15">File.fdWrite(File.stdout, toString(j) ++ "=")</text:span></text:p>
          <text:p text:style-name="P80"><text:span text:style-name="T15"><text:s text:c="2"/></text:span><text:span text:style-name="T15">if (k*j &lt; 10) {</text:span></text:p>
          <text:p text:style-name="P80"><text:span text:style-name="T15"><text:s text:c="4"/></text:span><text:span text:style-name="T15">File.fdWrite(File.stdout, " " ++ toString(k*j) ++ "\t")</text:span></text:p>
          <text:p text:style-name="P80"><text:span text:style-name="T15"><text:s text:c="2"/></text:span><text:span text:style-name="T15">} else {</text:span></text:p>
          <text:p text:style-name="P80"><text:span text:style-name="T15"><text:s text:c="4"/></text:span><text:span text:style-name="T15">File.fdWrite(File.stdout, toString(k*j) ++ "\t")</text:span></text:p>
          <text:p text:style-name="P80"><text:span text:style-name="T15"><text:s text:c="2"/></text:span><text:span text:style-name="T15">}</text:span></text:p>
          <text:p text:style-name="P80"><text:span text:style-name="T15"><text:s text:c="2"/></text:span><text:span text:style-name="T15">void</text:span></text:p>
          <text:p text:style-name="P80"><text:span text:style-name="T15">}</text:span></text:p>
          <text:p text:style-name="P80"><text:span text:style-name="T15">let line = (i, j) =&gt; {</text:span></text:p>
          <text:p text:style-name="P80"><text:span text:style-name="T15"><text:s text:c="2"/></text:span><text:span text:style-name="T15">Range.forEach(k =&gt; item(j, k), Range.Inclusive(i, i+2))</text:span></text:p>
          <text:p text:style-name="P80"><text:span text:style-name="T15"><text:s text:c="2"/></text:span><text:span text:style-name="T15">print("")</text:span></text:p>
          <text:p text:style-name="P80"><text:span text:style-name="T15">}</text:span></text:p>
          <text:p text:style-name="P80"><text:span text:style-name="T15">let block = (i) =&gt; {</text:span></text:p>
          <text:p text:style-name="P80"><text:span text:style-name="T15"><text:s text:c="2"/></text:span><text:span text:style-name="T15">Range.forEach(j =&gt; line(i*3+1, j), Range.Inclusive(1, 9))</text:span></text:p>
          <text:p text:style-name="P80"><text:span text:style-name="T15"><text:s text:c="2"/></text:span><text:span text:style-name="T15">print("")</text:span></text:p>
          <text:p text:style-name="P80"><text:span text:style-name="T15">}</text:span></text:p>
          <text:p text:style-name="P80"><text:span text:style-name="T15">Range.forEach(i =&gt; block(i), Range.Inclusive(0, 2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83" draw:layer="layout" svg:width="11.2cm" svg:height="11.4cm" svg:x="13.154cm" svg:y="6.8cm">
          <text:p text:style-name="P82"><text:span text:style-name="T23">#!/usr/bin/roc</text:span></text:p>
          <text:p text:style-name="P82"><text:span text:style-name="T23"># ./mt9x9.roc || roc mt9x9.roc</text:span></text:p>
          <text:p text:style-name="P82"><text:span text:style-name="T28"/></text:p>
          <text:p text:style-name="P82"><text:span text:style-name="T24">app [main] { pf: platform "https://github.com/roc-lang/ \</text:span></text:p>
          <text:p text:style-name="P82"><text:span text:style-name="T24"><text:s text:c="4"/></text:span><text:span text:style-name="T24">basic-cli/releases/download/0.10.0/ \</text:span></text:p>
          <text:p text:style-name="P82"><text:span text:style-name="T24"><text:s text:c="4"/></text:span><text:span text:style-name="T24">vNe6s9hWzoTZtFmNkvEICPErI9ptji_ySjicO6CkucY.tar.br" }</text:span></text:p>
          <text:p text:style-name="P82"><text:span text:style-name="T24">import pf.Stdout</text:span></text:p>
          <text:p text:style-name="P82"><text:span text:style-name="T24">import pf.Task exposing [loop]</text:span></text:p>
          <text:p text:style-name="P82"><text:span text:style-name="T24">main =</text:span></text:p>
          <text:p text:style-name="P82"><text:span text:style-name="T24"><text:s text:c="4"/></text:span><text:span text:style-name="T24">loop! { i: 1, j: 0, k: 0 } block</text:span></text:p>
          <text:p text:style-name="P82"><text:span text:style-name="T24">block = \s -&gt;</text:span></text:p>
          <text:p text:style-name="P82"><text:span text:style-name="T24"><text:s text:c="4"/></text:span><text:span text:style-name="T24">if s.i &lt;= 9 then</text:span></text:p>
          <text:p text:style-name="P82"><text:span text:style-name="T24"><text:s text:c="8"/></text:span><text:span text:style-name="T24">loop! { i: s.i, j: 1, k: 0 } line</text:span></text:p>
          <text:p text:style-name="P82"><text:span text:style-name="T24"><text:s text:c="8"/></text:span><text:span text:style-name="T24">Task.ok (Step { i: s.i + 3, j: s.j, k: s.k })</text:span></text:p>
          <text:p text:style-name="P82"><text:span text:style-name="T24"><text:s text:c="4"/></text:span><text:span text:style-name="T24">else</text:span></text:p>
          <text:p text:style-name="P82"><text:span text:style-name="T24"><text:s text:c="8"/></text:span><text:span text:style-name="T24">Task.ok (Done {})</text:span></text:p>
          <text:p text:style-name="P82"><text:span text:style-name="T24">line = \s -&gt;</text:span></text:p>
          <text:p text:style-name="P82"><text:span text:style-name="T24"><text:s text:c="4"/></text:span><text:span text:style-name="T24">if s.j &lt;= 9 then</text:span></text:p>
          <text:p text:style-name="P82"><text:span text:style-name="T24"><text:s text:c="8"/></text:span><text:span text:style-name="T24">loop! { i: s.i, j: s.j, k: s.i } item</text:span></text:p>
          <text:p text:style-name="P82"><text:span text:style-name="T24"><text:s text:c="8"/></text:span><text:span text:style-name="T24">Task.ok (Step { i: s.i, j: s.j + 1, k: s.k })</text:span></text:p>
          <text:p text:style-name="P82"><text:span text:style-name="T24"><text:s text:c="4"/></text:span><text:span text:style-name="T24">else</text:span></text:p>
          <text:p text:style-name="P82"><text:span text:style-name="T24"><text:s text:c="8"/></text:span><text:span text:style-name="T24">Stdout.line! ""</text:span></text:p>
          <text:p text:style-name="P82"><text:span text:style-name="T24"><text:s text:c="8"/></text:span><text:span text:style-name="T24">Task.ok (Done {})</text:span></text:p>
          <text:p text:style-name="P82"><text:span text:style-name="T24">item = \s -&gt;</text:span></text:p>
          <text:p text:style-name="P82"><text:span text:style-name="T24"><text:s text:c="4"/></text:span><text:span text:style-name="T24">if s.k &lt;= s.i + 2 then</text:span></text:p>
          <text:p text:style-name="P82"><text:span text:style-name="T24"><text:s text:c="8"/></text:span><text:span text:style-name="T24">Stdout.write! "$(Num.toStr s.k)x$(Num.toStr s.j)="</text:span></text:p>
          <text:p text:style-name="P82"><text:span text:style-name="T24"><text:s text:c="8"/></text:span><text:span text:style-name="T24">Stdout.write! "$(if (s.k * s.j) &lt; 10 then " " else "")"</text:span></text:p>
          <text:p text:style-name="P82"><text:span text:style-name="T24"><text:s text:c="8"/></text:span><text:span text:style-name="T24">Stdout.write! "$(Num.toStr (s.k * s.j))\t"</text:span></text:p>
          <text:p text:style-name="P82"><text:span text:style-name="T24"><text:s text:c="8"/></text:span><text:span text:style-name="T24">Task.ok (Step { i: s.i, j: s.j, k: s.k + 1 })</text:span></text:p>
          <text:p text:style-name="P82"><text:span text:style-name="T24"><text:s text:c="4"/></text:span><text:span text:style-name="T24">else</text:span></text:p>
          <text:p text:style-name="P82"><text:span text:style-name="T24"><text:s text:c="8"/></text:span><text:span text:style-name="T24">Stdout.write! "\n"</text:span></text:p>
          <text:p text:style-name="P82"><text:span text:style-name="T24"><text:s text:c="8"/></text:span><text:span text:style-name="T24">Task.ok (Done {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cm" svg:height="1.759cm" svg:x="17.7cm" svg:y="4.8cm">
          <draw:text-box>
            <text:p><text:span text:style-name="T17">Roc</text:span></text:p>
          </draw:text-box>
        </draw:frame>
        <draw:frame draw:style-name="gr10" draw:text-style-name="P19" draw:layer="layout" svg:width="4.1cm" svg:height="1.759cm" svg:x="5.4cm" svg:y="4.801cm">
          <draw:text-box>
            <text:p><text:span text:style-name="T17">Grai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cm" svg:height="1.759cm" svg:x="4.5cm" svg:y="4.801cm">
          <draw:text-box>
            <text:p><text:span text:style-name="T17">SNOBOL</text:span></text:p>
          </draw:text-box>
        </draw:frame>
        <draw:custom-shape draw:style-name="gr8" draw:text-style-name="P81" draw:layer="layout" svg:width="11.2cm" svg:height="11.4cm" svg:x="13.15cm" svg:y="6.8cm">
          <text:p text:style-name="P80"><text:span text:style-name="T14">~~ cognac mt9x9.cog -run</text:span></text:p>
          <text:p text:style-name="P80"><text:span text:style-name="T18"/></text:p>
          <text:p text:style-name="P80"><text:span text:style-name="T15">Def Item (</text:span></text:p>
          <text:p text:style-name="P80"><text:span text:style-name="T15"><text:s text:c="4"/></text:span><text:span text:style-name="T15">Let J;</text:span></text:p>
          <text:p text:style-name="P80"><text:span text:style-name="T15"><text:s text:c="4"/></text:span><text:span text:style-name="T15">Let K;</text:span></text:p>
          <text:p text:style-name="P80"><text:span text:style-name="T15"><text:s text:c="4"/></text:span><text:span text:style-name="T15">Puts (K"x"J"=");</text:span></text:p>
          <text:p text:style-name="P80"><text:span text:style-name="T15"><text:s text:c="4"/></text:span><text:span text:style-name="T15">Put If &lt; 10 * K J then " " else "";</text:span></text:p>
          <text:p text:style-name="P80"><text:span text:style-name="T15"><text:s text:c="4"/></text:span><text:span text:style-name="T15">Puts (* K J"\t")</text:span></text:p>
          <text:p text:style-name="P80"><text:span text:style-name="T15">);</text:span></text:p>
          <text:p text:style-name="P80"><text:span text:style-name="T15">Def Line (</text:span></text:p>
          <text:p text:style-name="P80"><text:span text:style-name="T15"><text:s text:c="4"/></text:span><text:span text:style-name="T15">Let I;</text:span></text:p>
          <text:p text:style-name="P80"><text:span text:style-name="T15"><text:s text:c="4"/></text:span><text:span text:style-name="T15">Let J;</text:span></text:p>
          <text:p text:style-name="P80"><text:span text:style-name="T15"><text:s text:c="4"/></text:span><text:span text:style-name="T15">Map (Item J) Range I + I 3;</text:span></text:p>
          <text:p text:style-name="P80"><text:span text:style-name="T15"><text:s text:c="4"/></text:span><text:span text:style-name="T15">Drop;</text:span></text:p>
          <text:p text:style-name="P80"><text:span text:style-name="T15"><text:s text:c="4"/></text:span><text:span text:style-name="T15">Print ""</text:span></text:p>
          <text:p text:style-name="P80"><text:span text:style-name="T15">); </text:span></text:p>
          <text:p text:style-name="P80"><text:span text:style-name="T15">Def Block (</text:span></text:p>
          <text:p text:style-name="P80"><text:span text:style-name="T15"><text:s text:c="4"/></text:span><text:span text:style-name="T15">Let I as block number;</text:span></text:p>
          <text:p text:style-name="P80"><text:span text:style-name="T15"><text:s text:c="4"/></text:span><text:span text:style-name="T15">Map (Line I) over Range 1 to 10;</text:span></text:p>
          <text:p text:style-name="P80"><text:span text:style-name="T15"><text:s text:c="4"/></text:span><text:span text:style-name="T15">Drop;</text:span></text:p>
          <text:p text:style-name="P80"><text:span text:style-name="T15"><text:s text:c="4"/></text:span><text:span text:style-name="T15">Print ""</text:span></text:p>
          <text:p text:style-name="P80"><text:span text:style-name="T15">);</text:span></text:p>
          <text:p text:style-name="P80"><text:span text:style-name="T15">(Block); For List (1 4 7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55cm" svg:height="1.759cm" svg:x="16.25cm" svg:y="4.8cm">
          <draw:text-box>
            <text:p><text:span text:style-name="T17">Cognat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#!/usr/bin/lily</text:span></text:p>
          <text:p text:style-name="P20"><text:span text:style-name="T14"># ./mt9x9.lily || lily mt9x9.lily</text:span></text:p>
          <text:p text:style-name="P20"><text:span text:style-name="T16"/></text:p>
          <text:p text:style-name="P20"><text:span text:style-name="T15">for i in 1...9 by 3: {</text:span></text:p>
          <text:p text:style-name="P20"><text:span text:style-name="T15"><text:s text:c="4"/></text:span><text:span text:style-name="T15">for j in 1...9: {</text:span></text:p>
          <text:p text:style-name="P20"><text:span text:style-name="T15"><text:s text:c="8"/></text:span><text:span text:style-name="T15">foreach k in [i, i+1, i+2]: {</text:span></text:p>
          <text:p text:style-name="P20"><text:span text:style-name="T15"><text:s text:c="12"/></text:span><text:span text:style-name="T15">stdout.write("{}x{}=".format(k, j))</text:span></text:p>
          <text:p text:style-name="P20"><text:span text:style-name="T15"><text:s text:c="12"/></text:span><text:span text:style-name="T15">if k*j &lt; 10: {</text:span></text:p>
          <text:p text:style-name="P20"><text:span text:style-name="T15"><text:s text:c="16"/></text:span><text:span text:style-name="T15">stdout.write(" 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out.write("{}\t".format(k*j)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out.write("\n"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print(""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9cm" svg:height="1.759cm" svg:x="5.8cm" svg:y="4.801cm">
          <draw:text-box>
            <text:p><text:span text:style-name="T17">Lily</text:span></text:p>
          </draw:text-box>
        </draw:frame>
        <draw:custom-shape draw:style-name="gr8" draw:text-style-name="P18" draw:layer="layout" svg:width="11.2cm" svg:height="11.4cm" svg:x="13.15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3cm" svg:height="1.759cm" svg:x="17.45cm" svg:y="4.8cm">
          <draw:text-box>
            <text:p><text:span text:style-name="T17">I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10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10" draw:text-style-name="P19" draw:layer="layout" svg:width="5.3cm" svg:height="1.759cm" svg:x="4.8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9" draw:layer="layout" svg:width="11.2cm" svg:height="11.4cm" svg:x="1.2cm" svg:y="6.8cm">
          <text:p text:style-name="P48"><text:span text:style-name="T14">#!/usr/bin/covscript</text:span></text:p>
          <text:p text:style-name="P48"><text:span text:style-name="T14"># ./mt9x9.csc || covscript mt9x9.csc</text:span></text:p>
          <text:p text:style-name="P48"><text:span text:style-name="T26"/></text:p>
          <text:p text:style-name="P48"><text:span text:style-name="T27">foreach i in {1, 4, 7}</text:span></text:p>
          <text:p text:style-name="P48"><text:span text:style-name="T27"><text:s text:c="4"/></text:span><text:span text:style-name="T27">foreach j in range(1, 10)</text:span></text:p>
          <text:p text:style-name="P48"><text:span text:style-name="T27"><text:s text:c="8"/></text:span><text:span text:style-name="T27">for k = i, k &lt;= i+2, k++</text:span></text:p>
          <text:p text:style-name="P48"><text:span text:style-name="T27"><text:s text:c="12"/></text:span><text:span text:style-name="T27">system.out.print(to_string(k)+"x"+to_string(j)+"=")</text:span></text:p>
          <text:p text:style-name="P48"><text:span text:style-name="T27"><text:s text:c="12"/></text:span><text:span text:style-name="T27">system.out.print(k*j &lt; 10 ? " " : "")</text:span></text:p>
          <text:p text:style-name="P48"><text:span text:style-name="T27"><text:s text:c="12"/></text:span><text:span text:style-name="T27">system.out.print(to_string(k*j)+"\t")</text:span></text:p>
          <text:p text:style-name="P48"><text:span text:style-name="T27"><text:s text:c="8"/></text:span><text:span text:style-name="T27">end</text:span></text:p>
          <text:p text:style-name="P48"><text:span text:style-name="T27"><text:s text:c="8"/></text:span><text:span text:style-name="T27">system.out.print("\n")</text:span></text:p>
          <text:p text:style-name="P48"><text:span text:style-name="T27"><text:s text:c="4"/></text:span><text:span text:style-name="T27">end</text:span></text:p>
          <text:p text:style-name="P48"><text:span text:style-name="T27"><text:s text:c="4"/></text:span><text:span text:style-name="T27">system.out.println("")</text:span></text:p>
          <text:p text:style-name="P48"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85" draw:layer="layout" svg:width="11.2cm" svg:height="11.4cm" svg:x="13.151cm" svg:y="6.8cm">
          <text:p text:style-name="P84"><text:span text:style-name="T14">#!/usr/bin/dao</text:span></text:p>
          <text:p text:style-name="P84"><text:span text:style-name="T14"># ./mt9x9.dao || dao mt9x9.dao</text:span></text:p>
          <text:p text:style-name="P84"><text:span text:style-name="T26"/></text:p>
          <text:p text:style-name="P84"><text:span text:style-name="T27">for(var i = 1:3:10) {</text:span></text:p>
          <text:p text:style-name="P84"><text:span text:style-name="T27"><text:s text:c="4"/></text:span><text:span text:style-name="T27">for(var j = 1:10) {</text:span></text:p>
          <text:p text:style-name="P84"><text:span text:style-name="T27"><text:s text:c="8"/></text:span><text:span text:style-name="T27">for(var k in {i, i+1, i+2})</text:span></text:p>
          <text:p text:style-name="P84"><text:span text:style-name="T27"><text:s text:c="12"/></text:span><text:span text:style-name="T27">io.writef("%dx%d=%2d\t", k, j, k*j)</text:span></text:p>
          <text:p text:style-name="P84"><text:span text:style-name="T27"><text:s text:c="8"/></text:span><text:span text:style-name="T27">io.write("\n")</text:span></text:p>
          <text:p text:style-name="P84"><text:span text:style-name="T27"><text:s text:c="4"/></text:span><text:span text:style-name="T27">}</text:span></text:p>
          <text:p text:style-name="P84"><text:span text:style-name="T27"><text:s text:c="4"/></text:span><text:span text:style-name="T27">io.writeln()</text:span></text:p>
          <text:p text:style-name="P84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8cm" svg:height="1.759cm" svg:x="17.7cm" svg:y="4.8cm">
          <draw:text-box>
            <text:p><text:span text:style-name="T17">Dao</text:span></text:p>
          </draw:text-box>
        </draw:frame>
        <draw:frame draw:style-name="gr18" draw:text-style-name="P24" draw:layer="layout" svg:width="10.6cm" svg:height="1.759cm" svg:x="1.7cm" svg:y="4.801cm">
          <draw:text-box>
            <text:p text:style-name="P23"><text:span text:style-name="T17">Covariant 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ial -defs</text:span></text:p>
          <text:p text:style-name="P17"><text:span text:style-name="T14"># ./mt9x9.ndf || nial -defs mt9x9.ndf</text:span></text:p>
          <text:p text:style-name="P17"><text:span text:style-name="T16"/></text:p>
          <text:p text:style-name="P17"><text:span text:style-name="T15">for i with 1 + (3 * tell 3) do</text:span></text:p>
          <text:p text:style-name="P17"><text:span text:style-name="T15"><text:s text:c="4"/></text:span><text:span text:style-name="T15">for j with count 9 do</text:span></text:p>
          <text:p text:style-name="P17"><text:span text:style-name="T15"><text:s text:c="8"/></text:span><text:span text:style-name="T15">for k with i + tell 3 do</text:span></text:p>
          <text:p text:style-name="P17"><text:span text:style-name="T15"><text:s text:c="12"/></text:span><text:span text:style-name="T15">writechars link (string k) `x (string j) `=;</text:span></text:p>
          <text:p text:style-name="P17"><text:span text:style-name="T15"><text:s text:c="12"/></text:span><text:span text:style-name="T15">if (k*j) &lt; 10 then writechars ' ' endif;</text:span></text:p>
          <text:p text:style-name="P17"><text:span text:style-name="T15"><text:s text:c="12"/></text:span><text:span text:style-name="T15">writechars link (string (k*j)) (char 9)</text:span></text:p>
          <text:p text:style-name="P17"><text:span text:style-name="T15"><text:s text:c="8"/></text:span><text:span text:style-name="T15">endfor;</text:span></text:p>
          <text:p text:style-name="P17"><text:span text:style-name="T15"><text:s text:c="8"/></text:span><text:span text:style-name="T15">writechars char 10</text:span></text:p>
          <text:p text:style-name="P17"><text:span text:style-name="T15"><text:s text:c="4"/></text:span><text:span text:style-name="T15">endfor;</text:span></text:p>
          <text:p text:style-name="P17"><text:span text:style-name="T15"><text:s text:c="4"/></text:span><text:span text:style-name="T15">write ''</text:span></text:p>
          <text:p text:style-name="P17"><text:span text:style-name="T15">endfor;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Nial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36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87" draw:layer="layout" svg:width="11.2cm" svg:height="11.4cm" svg:x="1.2cm" svg:y="6.8cm">
          <text:p text:style-name="P86"><text:span text:style-name="T14">// chpl mt9x9.chpl &amp;&amp; ./mt9x9</text:span></text:p>
          <text:p text:style-name="P86"><text:span text:style-name="T16"/></text:p>
          <text:p text:style-name="P86"><text:span text:style-name="T27">for i in 1..9 by 3 {</text:span></text:p>
          <text:p text:style-name="P86"><text:span text:style-name="T27"><text:s text:c="4"/></text:span><text:span text:style-name="T27">for j in 1..9 {</text:span></text:p>
          <text:p text:style-name="P86"><text:span text:style-name="T27"><text:s text:c="8"/></text:span><text:span text:style-name="T27">for k in [i, i+1, i+2] {</text:span></text:p>
          <text:p text:style-name="P86"><text:span text:style-name="T27"><text:s text:c="12"/></text:span><text:span text:style-name="T27">writef("%{#}x%{#}=%{##}\t", k, j, k*j);</text:span></text:p>
          <text:p text:style-name="P86"><text:span text:style-name="T27"><text:s text:c="8"/></text:span><text:span text:style-name="T27">}</text:span></text:p>
          <text:p text:style-name="P86"><text:span text:style-name="T27"><text:s text:c="8"/></text:span><text:span text:style-name="T27">write('\n');</text:span></text:p>
          <text:p text:style-name="P86"><text:span text:style-name="T27"><text:s text:c="4"/></text:span><text:span text:style-name="T27">}</text:span></text:p>
          <text:p text:style-name="P86"><text:span text:style-name="T27"><text:s text:c="4"/></text:span><text:span text:style-name="T27">writeln();</text:span></text:p>
          <text:p text:style-name="P86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8" draw:layer="layout" svg:width="11.2cm" svg:height="11.4cm" svg:x="1.2cm" svg:y="6.8cm">
          <text:p text:style-name="P27"><text:span text:style-name="T21">(* mathicsscript mt9x9.wl *)</text:span></text:p>
          <text:p text:style-name="P27"><text:span text:style-name="T35"/></text:p>
          <text:p text:style-name="P27"><text:span text:style-name="T22">For[ i = 1, i &lt;= 9, i += 3,</text:span></text:p>
          <text:p text:style-name="P27"><text:span text:style-name="T22"><text:s text:c="4"/></text:span><text:span text:style-name="T22">For[ j = 1, j &lt;= 9, j++,</text:span></text:p>
          <text:p text:style-name="P27"><text:span text:style-name="T22"><text:s text:c="8"/></text:span><text:span text:style-name="T22">For[ k = i, k &lt;= i+2, k++,</text:span></text:p>
          <text:p text:style-name="P27"><text:span text:style-name="T22"><text:s text:c="12"/></text:span><text:span text:style-name="T22">WriteString[ OutputStream[ "stdout", 1 ], k, "x", j, "=" ];</text:span></text:p>
          <text:p text:style-name="P27"><text:span text:style-name="T22"><text:s text:c="12"/></text:span><text:span text:style-name="T22">WriteString[ OutputStream[ "stdout", 1 ], If[ k*j &lt; 10, " ", "" ] ];</text:span></text:p>
          <text:p text:style-name="P27"><text:span text:style-name="T22"><text:s text:c="12"/></text:span><text:span text:style-name="T22">WriteString[ OutputStream[ "stdout", 1 ], k*j, "\t" ];</text:span></text:p>
          <text:p text:style-name="P27"><text:span text:style-name="T22"><text:s text:c="8"/></text:span><text:span text:style-name="T22">];</text:span></text:p>
          <text:p text:style-name="P27"><text:span text:style-name="T22"><text:s text:c="8"/></text:span><text:span text:style-name="T22">WriteString[ OutputStream[ "stdout", 1 ], "\n" ];</text:span></text:p>
          <text:p text:style-name="P27"><text:span text:style-name="T22"><text:s text:c="4"/></text:span><text:span text:style-name="T22">];</text:span></text:p>
          <text:p text:style-name="P27"><text:span text:style-name="T22"><text:s text:c="4"/></text:span><text:span text:style-name="T22">If[ i &lt; 7, Print[ "" ] ];</text:span></text:p>
          <text:p text:style-name="P27"><text:span text:style-name="T22">]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octave-cli</text:span></text:p>
          <text:p text:style-name="P17"><text:span text:style-name="T14">% ./mt9x9.m ||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printf('%dx%d=%2d\t', k, j, k*j);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uts("\n");</text:span></text:p>
          <text:p text:style-name="P17"><text:span text:style-name="T15"><text:s text:c="4"/></text:span><text:span text:style-name="T15">endfor</text:span></text:p>
          <text:p text:style-name="P17"><text:span text:style-name="T15"><text:s text:c="4"/></text:span><text:span text:style-name="T15">disp('');</text:span></text:p>
          <text:p text:style-name="P17"><text:span text:style-name="T15">end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10" draw:text-style-name="P19" draw:layer="layout" svg:width="6cm" svg:height="1.759cm" svg:x="4.2cm" svg:y="4.801cm">
          <draw:text-box>
            <text:p><text:span text:style-name="T17">Wolfram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23">#!/usr/bin/ampl</text:span></text:p>
          <text:p text:style-name="P52"><text:span text:style-name="T23"># ./mt9x9.run || ampl mt9x9.run</text:span></text:p>
          <text:p text:style-name="P52"><text:span text:style-name="T38"/></text:p>
          <text:p text:style-name="P52"><text:span text:style-name="T27">for {i in 1 .. 9 by 3} {</text:span></text:p>
          <text:p text:style-name="P52"><text:span text:style-name="T27"><text:s text:c="4"/></text:span><text:span text:style-name="T27">for {j in 1 .. 9} {</text:span></text:p>
          <text:p text:style-name="P52"><text:span text:style-name="T27"><text:s text:c="8"/></text:span><text:span text:style-name="T27">for {k in {i, i+1, i+2}} {</text:span></text:p>
          <text:p text:style-name="P52"><text:span text:style-name="T27"><text:s text:c="12"/></text:span><text:span text:style-name="T27">printf "%dx%d=%2d\t", k, j, k*j;</text:span></text:p>
          <text:p text:style-name="P52"><text:span text:style-name="T27"><text:s text:c="8"/></text:span><text:span text:style-name="T27">}</text:span></text:p>
          <text:p text:style-name="P52"><text:span text:style-name="T27"><text:s text:c="8"/></text:span><text:span text:style-name="T27">printf "\n";</text:span></text:p>
          <text:p text:style-name="P52"><text:span text:style-name="T27"><text:s text:c="4"/></text:span><text:span text:style-name="T27">}</text:span></text:p>
          <text:p text:style-name="P52"><text:span text:style-name="T27"><text:s text:c="4"/></text:span><text:span text:style-name="T27">printf "\n";</text:span></text:p>
          <text:p text:style-name="P5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4.1cm" svg:height="1.759cm" svg:x="5.3cm" svg:y="4.801cm">
          <draw:text-box>
            <text:p><text:span text:style-name="T17">AMP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22"><text:span text:style-name="T14">; gdl -q -e mt9x9</text:span></text:p>
          <text:p text:style-name="P22"><text:span text:style-name="T16"/></text:p>
          <text:p text:style-name="P22"><text:span text:style-name="T27">pro mt9x9</text:span></text:p>
          <text:p text:style-name="P22"><text:span text:style-name="T27"><text:s text:c="4"/></text:span><text:span text:style-name="T27">for i = 1, 9, 3 do begin</text:span></text:p>
          <text:p text:style-name="P22"><text:span text:style-name="T27"><text:s text:c="8"/></text:span><text:span text:style-name="T27">for j = 1, 9 do begin</text:span></text:p>
          <text:p text:style-name="P22"><text:span text:style-name="T27"><text:s text:c="12"/></text:span><text:span text:style-name="T27">for k = i, i+2 do begin <text:s text:c="10"/></text:span></text:p>
          <text:p text:style-name="P22"><text:span text:style-name="T27"><text:s text:c="16"/></text:span><text:span text:style-name="T27">print, k,"x",j,"=",k*j,string(9b), $</text:span></text:p>
          <text:p text:style-name="P22"><text:span text:style-name="T27"><text:s text:c="20"/></text:span><text:span text:style-name="T27">format='($,I1,A,I1,A,I2,A)'</text:span></text:p>
          <text:p text:style-name="P22"><text:span text:style-name="T27"><text:s text:c="12"/></text:span><text:span text:style-name="T27">endfor</text:span></text:p>
          <text:p text:style-name="P22"><text:span text:style-name="T27"><text:s text:c="12"/></text:span><text:span text:style-name="T27">print, string(10b), format='($,A)'</text:span></text:p>
          <text:p text:style-name="P22"><text:span text:style-name="T27"><text:s text:c="8"/></text:span><text:span text:style-name="T27">endfor</text:span></text:p>
          <text:p text:style-name="P22"><text:span text:style-name="T27"><text:s text:c="8"/></text:span><text:span text:style-name="T27">print</text:span></text:p>
          <text:p text:style-name="P22"><text:span text:style-name="T27"><text:s text:c="4"/></text:span><text:span text:style-name="T27">endfor</text:span></text:p>
          <text:p text:style-name="P22"><text:span text:style-name="T27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2.7cm" svg:height="1.759cm" svg:x="17.8cm" svg:y="4.8cm">
          <draw:text-box>
            <text:p><text:span text:style-name="T17">IDL</text:span></text:p>
          </draw:text-box>
        </draw:frame>
        <draw:frame draw:style-name="gr10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89" draw:layer="layout" svg:width="11.2cm" svg:height="11.4cm" svg:x="1.2cm" svg:y="6.8cm">
          <text:p text:style-name="P88"><text:span text:style-name="T31">* pspp mt9x9.sps</text:span></text:p>
          <text:p text:style-name="P88"><text:span text:style-name="T47"/></text:p>
          <text:p text:style-name="P88"><text:span text:style-name="T33">NEW FILE.</text:span></text:p>
          <text:p text:style-name="P88"><text:span text:style-name="T33">INPUT PROGRAM.</text:span></text:p>
          <text:p text:style-name="P88"><text:span text:style-name="T33"><text:s text:c="4"/></text:span><text:span text:style-name="T33">STRING #s #s0 TO #s2 (A6).</text:span></text:p>
          <text:p text:style-name="P88"><text:span text:style-name="T33"><text:s text:c="4"/></text:span><text:span text:style-name="T33">LOOP #i = 1 TO 9 BY 3.</text:span></text:p>
          <text:p text:style-name="P88"><text:span text:style-name="T33"><text:s text:c="8"/></text:span><text:span text:style-name="T33">LOOP #j = 1 TO 9.</text:span></text:p>
          <text:p text:style-name="P88"><text:span text:style-name="T33"><text:s text:c="12"/></text:span><text:span text:style-name="T33">LOOP #k = #i TO #i+2.</text:span></text:p>
          <text:p text:style-name="P88"><text:span text:style-name="T33"><text:s text:c="16"/></text:span><text:span text:style-name="T33">COMPUTE #s = CONCAT(STRING(#k,F1),"x",STRING(#j,F1),"=",STRING(#k*#j,F2)).</text:span></text:p>
          <text:p text:style-name="P88"><text:span text:style-name="T33"><text:s text:c="16"/></text:span><text:span text:style-name="T33">IF(#k = #i) #s0 = #s.</text:span></text:p>
          <text:p text:style-name="P88"><text:span text:style-name="T33"><text:s text:c="16"/></text:span><text:span text:style-name="T33">IF(#k = #i+1) #s1 = #s.</text:span></text:p>
          <text:p text:style-name="P88"><text:span text:style-name="T33"><text:s text:c="16"/></text:span><text:span text:style-name="T33">IF(#k = #i+2) #s2 = #s.</text:span></text:p>
          <text:p text:style-name="P88"><text:span text:style-name="T33"><text:s text:c="12"/></text:span><text:span text:style-name="T33">END LOOP.</text:span></text:p>
          <text:p text:style-name="P88"><text:span text:style-name="T33"><text:s text:c="12"/></text:span><text:span text:style-name="T33">PRINT / #s0(A6) " <text:s/>" #s1(A6) " <text:s/>" #s2(A6).</text:span></text:p>
          <text:p text:style-name="P88"><text:span text:style-name="T33"><text:s text:c="8"/></text:span><text:span text:style-name="T33">END LOOP.</text:span></text:p>
          <text:p text:style-name="P88"><text:span text:style-name="T33"><text:s text:c="8"/></text:span><text:span text:style-name="T33">PRINT.</text:span></text:p>
          <text:p text:style-name="P88"><text:span text:style-name="T33"><text:s text:c="4"/></text:span><text:span text:style-name="T33">END LOOP.</text:span></text:p>
          <text:p text:style-name="P88"><text:span text:style-name="T33"><text:s text:c="4"/></text:span><text:span text:style-name="T33">WRITE.</text:span></text:p>
          <text:p text:style-name="P88"><text:span text:style-name="T33"><text:s text:c="4"/></text:span><text:span text:style-name="T33">END FILE.</text:span></text:p>
          <text:p text:style-name="P88"><text:span text:style-name="T33">END INPUT PROGRAM.</text:span></text:p>
          <text:p text:style-name="P88"><text:span text:style-name="T33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22"><text:span text:style-name="T14">#!/usr/bin/monkeylang</text:span></text:p>
          <text:p text:style-name="P22"><text:span text:style-name="T14">// ./mt9x9.mon || monkeylang mt9x9.mon</text:span></text:p>
          <text:p text:style-name="P22"><text:span text:style-name="T16"/></text:p>
          <text:p text:style-name="P22"><text:span text:style-name="T27">i = 1</text:span></text:p>
          <text:p text:style-name="P22"><text:span text:style-name="T27">for (i &lt;= 9) {</text:span></text:p>
          <text:p text:style-name="P22"><text:span text:style-name="T27"><text:s text:c="4"/></text:span><text:span text:style-name="T27">foreach j in 1..9 {</text:span></text:p>
          <text:p text:style-name="P22"><text:span text:style-name="T27"><text:s text:c="8"/></text:span><text:span text:style-name="T27">foreach k in [i, i+1, i+2] {</text:span></text:p>
          <text:p text:style-name="P22"><text:span text:style-name="T27"><text:s text:c="12"/></text:span><text:span text:style-name="T27">printf("%dx%d=%2d\t", k, j, k*j)</text:span></text:p>
          <text:p text:style-name="P22"><text:span text:style-name="T27"><text:s text:c="8"/></text:span><text:span text:style-name="T27">}</text:span></text:p>
          <text:p text:style-name="P22"><text:span text:style-name="T27"><text:s text:c="8"/></text:span><text:span text:style-name="T27">puts("\n")</text:span></text:p>
          <text:p text:style-name="P22"><text:span text:style-name="T27"><text:s text:c="4"/></text:span><text:span text:style-name="T27">}</text:span></text:p>
          <text:p text:style-name="P22"><text:span text:style-name="T27"><text:s text:c="4"/></text:span><text:span text:style-name="T27">puts("\n")</text:span></text:p>
          <text:p text:style-name="P22"><text:span text:style-name="T27"><text:s text:c="4"/></text:span><text:span text:style-name="T27">i += 3</text:span></text:p>
          <text:p text:style-name="P22"><text:span text:style-name="T27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5.3cm" svg:height="1.759cm" svg:x="4.7cm" svg:y="4.801cm">
          <draw:text-box>
            <text:p><text:span text:style-name="T17">Monke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91" draw:layer="layout" svg:width="11.2cm" svg:height="11.4cm" svg:x="13.154cm" svg:y="6.8cm">
          <text:p text:style-name="P90"><text:span text:style-name="T14"/></text:p>
          <text:p text:style-name="P90"><text:span text:style-name="T14">-- ghdl -c mt9x9.vhd -e mt9x9 &amp;&amp; ./mt9x9</text:span></text:p>
          <text:p text:style-name="P90"><text:span text:style-name="T18"/></text:p>
          <text:p text:style-name="P90"><text:span text:style-name="T18">LIBRARY std;</text:span></text:p>
          <text:p text:style-name="P90"><text:span text:style-name="T18">USE std.TEXTIO.all;</text:span></text:p>
          <text:p text:style-name="P90"><text:span text:style-name="T18">entity mt9x9 is</text:span></text:p>
          <text:p text:style-name="P90"><text:span text:style-name="T18">end mt9x9;</text:span></text:p>
          <text:p text:style-name="P90"><text:span text:style-name="T18">architecture mt9x9 of mt9x9 is</text:span></text:p>
          <text:p text:style-name="P90"><text:span text:style-name="T18">begin</text:span></text:p>
          <text:p text:style-name="P90"><text:span text:style-name="T18"><text:s text:c="4"/></text:span><text:span text:style-name="T18">process</text:span></text:p>
          <text:p text:style-name="P90"><text:span text:style-name="T18"><text:s text:c="8"/></text:span><text:span text:style-name="T18">variable i, j, k: integer;</text:span></text:p>
          <text:p text:style-name="P90"><text:span text:style-name="T18"><text:s text:c="8"/></text:span><text:span text:style-name="T18">variable s: line;</text:span></text:p>
          <text:p text:style-name="P90"><text:span text:style-name="T18"><text:s text:c="4"/></text:span><text:span text:style-name="T18">begin</text:span></text:p>
          <text:p text:style-name="P90"><text:span text:style-name="T18"><text:s text:c="8"/></text:span><text:span text:style-name="T18">for i in 1 to 9 loop</text:span></text:p>
          <text:p text:style-name="P90"><text:span text:style-name="T18"><text:s text:c="12"/></text:span><text:span text:style-name="T18">next when i mod 3 /= 1;</text:span></text:p>
          <text:p text:style-name="P90"><text:span text:style-name="T18"><text:s text:c="12"/></text:span><text:span text:style-name="T18">for j in 1 to 9 loop</text:span></text:p>
          <text:p text:style-name="P90"><text:span text:style-name="T18"><text:s text:c="16"/></text:span><text:span text:style-name="T18">for k in i to i+2 loop</text:span></text:p>
          <text:p text:style-name="P90"><text:span text:style-name="T18"><text:s text:c="20"/></text:span><text:span text:style-name="T18">write(s, k);</text:span></text:p>
          <text:p text:style-name="P90"><text:span text:style-name="T18"><text:s text:c="20"/></text:span><text:span text:style-name="T18">write(s, 'x');</text:span></text:p>
          <text:p text:style-name="P90"><text:span text:style-name="T18"><text:s text:c="20"/></text:span><text:span text:style-name="T18">write(s, j);</text:span></text:p>
          <text:p text:style-name="P90"><text:span text:style-name="T18"><text:s text:c="20"/></text:span><text:span text:style-name="T18">write(s, '=');</text:span></text:p>
          <text:p text:style-name="P90"><text:span text:style-name="T18"><text:s text:c="20"/></text:span><text:span text:style-name="T18">write(s, k*j, right, 2);</text:span></text:p>
          <text:p text:style-name="P90"><text:span text:style-name="T18"><text:s text:c="20"/></text:span><text:span text:style-name="T18">write(s, character'val(9));</text:span></text:p>
          <text:p text:style-name="P90"><text:span text:style-name="T18"><text:s text:c="16"/></text:span><text:span text:style-name="T18">end loop;</text:span></text:p>
          <text:p text:style-name="P90"><text:span text:style-name="T18"><text:s text:c="16"/></text:span><text:span text:style-name="T18">writeline(OUTPUT, s);</text:span></text:p>
          <text:p text:style-name="P90"><text:span text:style-name="T18"><text:s text:c="12"/></text:span><text:span text:style-name="T18">end loop;</text:span></text:p>
          <text:p text:style-name="P90"><text:span text:style-name="T18"><text:s text:c="12"/></text:span><text:span text:style-name="T18">write(s, character'val(0));</text:span></text:p>
          <text:p text:style-name="P90"><text:span text:style-name="T18"><text:s text:c="12"/></text:span><text:span text:style-name="T18">writeline(OUTPUT, s);</text:span></text:p>
          <text:p text:style-name="P90"><text:span text:style-name="T18"><text:s text:c="8"/></text:span><text:span text:style-name="T18">end loop;</text:span></text:p>
          <text:p text:style-name="P90"><text:span text:style-name="T18"><text:s text:c="8"/></text:span><text:span text:style-name="T18">wait;</text:span></text:p>
          <text:p text:style-name="P90"><text:span text:style-name="T18"><text:s text:c="4"/></text:span><text:span text:style-name="T18">end process;</text:span></text:p>
          <text:p text:style-name="P90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53" draw:layer="layout" svg:width="11.2cm" svg:height="11.4cm" svg:x="1.2cm" svg:y="6.8cm">
          <text:p text:style-name="P52"><text:span text:style-name="T23">#!/usr/bin/mumps</text:span></text:p>
          <text:p text:style-name="P52"><text:span text:style-name="T23">; ./mt9x9.mps || mumps mt9x9.mps</text:span></text:p>
          <text:p text:style-name="P52"><text:span text:style-name="T38"/></text:p>
          <text:p text:style-name="P52"><text:span text:style-name="T27">mt9x9</text:span></text:p>
          <text:p text:style-name="P52"><text:span text:style-name="T27"><text:s/></text:span><text:span text:style-name="T27">for i=1:3:9 do</text:span></text:p>
          <text:p text:style-name="P52"><text:span text:style-name="T27"><text:s/></text:span><text:span text:style-name="T27">. for j=1:1:9 do</text:span></text:p>
          <text:p text:style-name="P52"><text:span text:style-name="T27"><text:s/></text:span><text:span text:style-name="T27">.. for k=i,i+1,i+2 do</text:span></text:p>
          <text:p text:style-name="P52"><text:span text:style-name="T27"><text:s/></text:span><text:span text:style-name="T27">... write k,"x",j,"=",$justify(k*j,2),$char(9)</text:span></text:p>
          <text:p text:style-name="P52"><text:span text:style-name="T27"><text:s/></text:span><text:span text:style-name="T27">.. write $char(10)</text:span></text:p>
          <text:p text:style-name="P52"><text:span text:style-name="T27"><text:s/></text:span><text:span text:style-name="T27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daScript mt9x9.das</text:span></text:p>
          <text:p text:style-name="P17"><text:span text:style-name="T18"/></text:p>
          <text:p text:style-name="P17"><text:span text:style-name="T15">require strings</text:span></text:p>
          <text:p text:style-name="P17"><text:span text:style-name="T15">[export]</text:span></text:p>
          <text:p text:style-name="P17"><text:span text:style-name="T15">def main</text:span></text:p>
          <text:p text:style-name="P17"><text:span text:style-name="T15"><text:s text:c="4"/></text:span><text:span text:style-name="T15">for i in [[int[3] 1; 4; 7]]</text:span></text:p>
          <text:p text:style-name="P17"><text:span text:style-name="T15"><text:s text:c="8"/></text:span><text:span text:style-name="T15">for j in range(1, 10)</text:span></text:p>
          <text:p text:style-name="P17"><text:span text:style-name="T15"><text:s text:c="12"/></text:span><text:span text:style-name="T15">for k in range(i, i+3)</text:span></text:p>
          <text:p text:style-name="P17"><text:span text:style-name="T15"><text:s text:c="16"/></text:span><text:span text:style-name="T15">print("{k}x{j}={format("%2d", k*j)}\t"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print("\n"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6cm" svg:height="1.759cm" svg:x="16.1cm" svg:y="4.8cm">
          <draw:text-box>
            <text:p><text:span text:style-name="T17">daScript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64" draw:layer="layout" svg:width="23.8cm" svg:height="1.677cm" svg:x="1cm" svg:y="1.458cm" presentation:class="title" presentation:user-transformed="true">
          <draw:text-box>
            <text:p text:style-name="P23"><text:span text:style-name="T13">Code to Code</text:span></text:p>
          </draw:text-box>
        </draw:frame>
        <draw:custom-shape draw:style-name="gr6" draw:text-style-name="P51" draw:layer="layout" svg:width="11.2cm" svg:height="11.4cm" svg:x="1.2cm" svg:y="6.8cm">
          <text:p text:style-name="P50"><text:span text:style-name="T14">\: zoem -i mt9x9</text:span></text:p>
          <text:p text:style-name="P50"><text:span text:style-name="T18"/></text:p>
          <text:p text:style-name="P50"><text:span text:style-name="T15">\set{i}{1}</text:span></text:p>
          <text:p text:style-name="P50"><text:span text:style-name="T15">\while{\let{\i &lt;= 9}}{</text:span></text:p>
          <text:p text:style-name="P50"><text:span text:style-name="T15"><text:s text:c="4"/></text:span><text:span text:style-name="T15">\set{j}{1}</text:span></text:p>
          <text:p text:style-name="P50"><text:span text:style-name="T15"><text:s text:c="4"/></text:span><text:span text:style-name="T15">\while{\let{\j &lt;= 9}}{</text:span></text:p>
          <text:p text:style-name="P50"><text:span text:style-name="T15"><text:s text:c="8"/></text:span><text:span text:style-name="T15">\set{k}{\i}</text:span></text:p>
          <text:p text:style-name="P50"><text:span text:style-name="T15"><text:s text:c="8"/></text:span><text:span text:style-name="T15">\set{K}{0}</text:span></text:p>
          <text:p text:style-name="P50"><text:span text:style-name="T15"><text:s text:c="8"/></text:span><text:span text:style-name="T15">\while{\let{\K &lt;= 2}}{</text:span></text:p>
          <text:p text:style-name="P50"><text:span text:style-name="T15"><text:s text:c="12"/></text:span><text:span text:style-name="T15">\setx{k}{\let{\i + \K}}</text:span></text:p>
          <text:p text:style-name="P50"><text:span text:style-name="T15"><text:s text:c="12"/></text:span><text:span text:style-name="T15">\write{-}{txt}{\k\,x\j\,=}</text:span></text:p>
          <text:p text:style-name="P50"><text:span text:style-name="T15"><text:s text:c="12"/></text:span><text:span text:style-name="T15">\set{s}{\let{\k * \j}}</text:span></text:p>
          <text:p text:style-name="P50"><text:span text:style-name="T15"><text:s text:c="12"/></text:span><text:span text:style-name="T15">\if{\let{\s &lt; 10}}{\write{-}{txt}{ }}{}</text:span></text:p>
          <text:p text:style-name="P50"><text:span text:style-name="T15"><text:s text:c="12"/></text:span><text:span text:style-name="T15">\write{-}{txt}{\s <text:s/>}</text:span></text:p>
          <text:p text:style-name="P50"><text:span text:style-name="T15"><text:s text:c="12"/></text:span><text:span text:style-name="T15">\setx{K}{\let{\K + 1}}</text:span></text:p>
          <text:p text:style-name="P50"><text:span text:style-name="T15"><text:s text:c="8"/></text:span><text:span text:style-name="T15">}</text:span></text:p>
          <text:p text:style-name="P50"><text:span text:style-name="T15"><text:s text:c="8"/></text:span><text:span text:style-name="T15">\write{-}{txt}{\|}</text:span></text:p>
          <text:p text:style-name="P50"><text:span text:style-name="T15"><text:s text:c="8"/></text:span><text:span text:style-name="T15">\setx{j}{\let{\j + 1}}</text:span></text:p>
          <text:p text:style-name="P50"><text:span text:style-name="T15"><text:s text:c="4"/></text:span><text:span text:style-name="T15">}</text:span></text:p>
          <text:p text:style-name="P50"><text:span text:style-name="T15"><text:s text:c="4"/></text:span><text:span text:style-name="T15">\write{-}{txt}{\|}</text:span></text:p>
          <text:p text:style-name="P50"><text:span text:style-name="T15"><text:s text:c="4"/></text:span><text:span text:style-name="T15">\setx{i}{\let{\i + 3}}</text:span></text:p>
          <text:p text:style-name="P5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93" draw:layer="layout" svg:width="11.2cm" svg:height="11.4cm" svg:x="13.15cm" svg:y="6.8cm">
          <text:p text:style-name="P92"><text:span text:style-name="T21">-- sqlite3 &lt; mt9x9.sql</text:span></text:p>
          <text:p text:style-name="P92"><text:span text:style-name="T35"/></text:p>
          <text:p text:style-name="P92"><text:span text:style-name="T22">.mode tabs</text:span></text:p>
          <text:p text:style-name="P92"><text:span text:style-name="T22">CREATE TABLE t(j INT, i INT);</text:span></text:p>
          <text:p text:style-name="P92"><text:span text:style-name="T22">WITH RECURSIVE </text:span></text:p>
          <text:p text:style-name="P92"><text:span text:style-name="T22"><text:s text:c="2"/></text:span><text:span text:style-name="T22">for(j) AS (VALUES(1) UNION ALL SELECT j+1 FROM for WHERE j &lt; 9)</text:span></text:p>
          <text:p text:style-name="P92"><text:span text:style-name="T22">INSERT INTO t SELECT j, 1 FROM for;</text:span></text:p>
          <text:p text:style-name="P92"><text:span text:style-name="T22">SELECT i||'x'||j||'='||SUBSTR(' '||(i*j),-2,2),</text:span></text:p>
          <text:p text:style-name="P92"><text:span text:style-name="T22"><text:s text:c="7"/></text:span><text:span text:style-name="T22">(i+1)||'x'||j||'='||SUBSTR(' '||((i+1)*j),-2,2),</text:span></text:p>
          <text:p text:style-name="P92"><text:span text:style-name="T22"><text:s text:c="7"/></text:span><text:span text:style-name="T22">(i+2)||'x'||j||'='||SUBSTR(' '||((i+2)*j),-2,2) FROM t;</text:span></text:p>
          <text:p text:style-name="P92"><text:span text:style-name="T22">SELECT '';</text:span></text:p>
          <text:p text:style-name="P92"><text:span text:style-name="T22">UPDATE t SET i = i + 3;</text:span></text:p>
          <text:p text:style-name="P92"><text:span text:style-name="T22">SELECT i||'x'||j||'='||SUBSTR(' '||(i*j),-2,2),</text:span></text:p>
          <text:p text:style-name="P92"><text:span text:style-name="T22"><text:s text:c="7"/></text:span><text:span text:style-name="T22">(i+1)||'x'||j||'='||SUBSTR(' '||((i+1)*j),-2,2),</text:span></text:p>
          <text:p text:style-name="P92"><text:span text:style-name="T22"><text:s text:c="7"/></text:span><text:span text:style-name="T22">(i+2)||'x'||j||'='||SUBSTR(' '||((i+2)*j),-2,2) FROM t;</text:span></text:p>
          <text:p text:style-name="P92"><text:span text:style-name="T22">SELECT '';</text:span></text:p>
          <text:p text:style-name="P92"><text:span text:style-name="T22">UPDATE t SET i = i + 3;</text:span></text:p>
          <text:p text:style-name="P92"><text:span text:style-name="T22">SELECT i||'x'||j||'='||SUBSTR(' '||(i*j),-2,2),</text:span></text:p>
          <text:p text:style-name="P92"><text:span text:style-name="T22"><text:s text:c="7"/></text:span><text:span text:style-name="T22">(i+1)||'x'||j||'='||SUBSTR(' '||((i+1)*j),-2,2),</text:span></text:p>
          <text:p text:style-name="P92"><text:span text:style-name="T22"><text:s text:c="7"/></text:span><text:span text:style-name="T22">(i+2)||'x'||j||'='||SUBSTR(' '||((i+2)*j),-2,2) FROM t;</text:span></text:p>
          <text:p text:style-name="P92"><text:span text:style-name="T22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4" presentation:class="page"/>
          <draw:frame presentation:style-name="pr5" draw:text-style-name="P94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77" draw:layer="layout" svg:width="11.2cm" svg:height="11.4cm" svg:x="1.2cm" svg:y="6.8cm">
          <text:p text:style-name="P75"><text:span text:style-name="T23">*&gt; cobc -Fx mt9x9.cob &amp;&amp; ./mt9x9 || cobc -Fxj mt9x9.cob</text:span></text:p>
          <text:p text:style-name="P75"><text:span text:style-name="T38"/></text:p>
          <text:p text:style-name="P75"><text:span text:style-name="T25">identification division.</text:span></text:p>
          <text:p text:style-name="P75"><text:span text:style-name="T25">program-id. mt9x9.</text:span></text:p>
          <text:p text:style-name="P75"><text:span text:style-name="T25">data division.</text:span></text:p>
          <text:p text:style-name="P75"><text:span text:style-name="T25">working-storage section.</text:span></text:p>
          <text:p text:style-name="P75"><text:span text:style-name="T25">01 i pic 9.</text:span></text:p>
          <text:p text:style-name="P75"><text:span text:style-name="T25">01 j pic 9.</text:span></text:p>
          <text:p text:style-name="P75"><text:span text:style-name="T25">01 k pic 9.</text:span></text:p>
          <text:p text:style-name="P75"><text:span text:style-name="T25">01 l pic 9.</text:span></text:p>
          <text:p text:style-name="P75"><text:span text:style-name="T25">01 kj pic z9.</text:span></text:p>
          <text:p text:style-name="P75"><text:span text:style-name="T25">procedure division.</text:span></text:p>
          <text:p text:style-name="P75"><text:span text:style-name="T25">perform varying i from 0 by 3 until i greater than 8</text:span></text:p>
          <text:p text:style-name="P75"><text:span text:style-name="T25"><text:s text:c="4"/></text:span><text:span text:style-name="T25">perform with test after varying j from 1 by 1 until j equal 9</text:span></text:p>
          <text:p text:style-name="P75"><text:span text:style-name="T25"><text:s text:c="8"/></text:span><text:span text:style-name="T25">perform varying l from 1 by 1 until l greater than 3</text:span></text:p>
          <text:p text:style-name="P75"><text:span text:style-name="T25"><text:s text:c="12"/></text:span><text:span text:style-name="T25">add i l giving k</text:span></text:p>
          <text:p text:style-name="P75"><text:span text:style-name="T25"><text:s text:c="12"/></text:span><text:span text:style-name="T25">multiply k by j giving kj</text:span></text:p>
          <text:p text:style-name="P75"><text:span text:style-name="T25"><text:s text:c="12"/></text:span><text:span text:style-name="T25">display k "x" j "=" kj x"09" with no advancing</text:span></text:p>
          <text:p text:style-name="P75"><text:span text:style-name="T25"><text:s text:c="8"/></text:span><text:span text:style-name="T25">end-perform</text:span></text:p>
          <text:p text:style-name="P75"><text:span text:style-name="T25"><text:s text:c="8"/></text:span><text:span text:style-name="T25">display x"0a" with no advancing</text:span></text:p>
          <text:p text:style-name="P75"><text:span text:style-name="T25"><text:s text:c="4"/></text:span><text:span text:style-name="T25">end-perform</text:span></text:p>
          <text:p text:style-name="P75"><text:span text:style-name="T25"><text:s text:c="4"/></text:span><text:span text:style-name="T25">display x"00"</text:span></text:p>
          <text:p text:style-name="P75"><text:span text:style-name="T25">end-perform</text:span></text:p>
          <text:p text:style-name="P75"><text:span text:style-name="T25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8" draw:text-style-name="P96" draw:layer="layout" svg:width="11.2cm" svg:height="11.4cm" svg:x="13.21cm" svg:y="6.8cm">
          <text:p text:style-name="P95"><text:span text:style-name="T48">bloop mt9x9.bloop &lt;&lt;&lt; 'MT9X9[].'</text:span></text:p>
          <text:p text:style-name="P95"><text:span text:style-name="T36"/></text:p>
          <text:p text:style-name="P95"><text:span text:style-name="T22">DEFINE PROCEDURE ''MT9X9'' [N]:</text:span></text:p>
          <text:p text:style-name="P95"><text:span text:style-name="T22">BLOCK 0: BEGIN</text:span></text:p>
          <text:p text:style-name="P95"><text:span text:style-name="T22"><text:s text:c="4"/></text:span><text:span text:style-name="T22">CELL(0) &lt;= 1;</text:span></text:p>
          <text:p text:style-name="P95"><text:span text:style-name="T22"><text:s text:c="4"/></text:span><text:span text:style-name="T22">LOOP 3 TIMES:</text:span></text:p>
          <text:p text:style-name="P95"><text:span text:style-name="T22"><text:s text:c="4"/></text:span><text:span text:style-name="T22">BLOCK 1: BEGIN</text:span></text:p>
          <text:p text:style-name="P95"><text:span text:style-name="T22"><text:s text:c="8"/></text:span><text:span text:style-name="T22">CELL(1) &lt;= 1;</text:span></text:p>
          <text:p text:style-name="P95"><text:span text:style-name="T22"><text:s text:c="8"/></text:span><text:span text:style-name="T22">LOOP 9 TIMES:</text:span></text:p>
          <text:p text:style-name="P95"><text:span text:style-name="T22"><text:s text:c="8"/></text:span><text:span text:style-name="T22">BLOCK 2: BEGIN</text:span></text:p>
          <text:p text:style-name="P95"><text:span text:style-name="T22"><text:s text:c="12"/></text:span><text:span text:style-name="T22">CELL(2) &lt;= CELL(0);</text:span></text:p>
          <text:p text:style-name="P95"><text:span text:style-name="T22"><text:s text:c="12"/></text:span><text:span text:style-name="T22">LOOP 3 TIMES:</text:span></text:p>
          <text:p text:style-name="P95"><text:span text:style-name="T22"><text:s text:c="12"/></text:span><text:span text:style-name="T22">BLOCK 3: BEGIN</text:span></text:p>
          <text:p text:style-name="P95"><text:span text:style-name="T22"><text:s text:c="16"/></text:span><text:span text:style-name="T22">PRINT [CELL(2), 'x', CELL(1), '='];</text:span></text:p>
          <text:p text:style-name="P95"><text:span text:style-name="T22"><text:s text:c="16"/></text:span><text:span text:style-name="T22">IF CELL(2) * CELL(1) &lt; 10, THEN:</text:span></text:p>
          <text:p text:style-name="P95"><text:span text:style-name="T22"><text:s text:c="16"/></text:span><text:span text:style-name="T22">PRINT [' '];</text:span></text:p>
          <text:p text:style-name="P95"><text:span text:style-name="T49"><text:s text:c="16"/></text:span><text:span text:style-name="T49">PRINT [CELL(2) * CELL(1), '</text:span><text:span text:style-name="T50">⇥</text:span><text:span text:style-name="T22">'];</text:span></text:p>
          <text:p text:style-name="P95"><text:span text:style-name="T22"><text:s text:c="16"/></text:span><text:span text:style-name="T22">CELL(2) &lt;= CELL(2) + 1;</text:span></text:p>
          <text:p text:style-name="P95"><text:span text:style-name="T22"><text:s text:c="12"/></text:span><text:span text:style-name="T22">BLOCK 3: END;</text:span></text:p>
          <text:p text:style-name="P95"><text:span text:style-name="T22"><text:s text:c="12"/></text:span><text:span text:style-name="T22">PRINT ['</text:span></text:p>
          <text:p text:style-name="P95"><text:span text:style-name="T22">'];</text:span></text:p>
          <text:p text:style-name="P95"><text:span text:style-name="T22"><text:s text:c="12"/></text:span><text:span text:style-name="T22">CELL(1) &lt;= CELL(1) + 1;</text:span></text:p>
          <text:p text:style-name="P95"><text:span text:style-name="T22"><text:s text:c="8"/></text:span><text:span text:style-name="T22">BLOCK 2: END;</text:span></text:p>
          <text:p text:style-name="P95"><text:span text:style-name="T22"><text:s text:c="8"/></text:span><text:span text:style-name="T22">PRINT ['</text:span></text:p>
          <text:p text:style-name="P95"><text:span text:style-name="T22">'];</text:span></text:p>
          <text:p text:style-name="P95"><text:span text:style-name="T22"><text:s text:c="8"/></text:span><text:span text:style-name="T22">CELL(0) &lt;= CELL(0) + 3;</text:span></text:p>
          <text:p text:style-name="P95"><text:span text:style-name="T22"><text:s text:c="4"/></text:span><text:span text:style-name="T22">BLOCK 1: END;</text:span></text:p>
          <text:p text:style-name="P95"><text:span text:style-name="T22">BLOCK 0: 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5cm" svg:height="1.759cm" svg:x="16.65cm" svg:y="4.8cm">
          <draw:text-box>
            <text:p><text:span text:style-name="T17">BLoo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19" draw:text-style-name="P98" draw:layer="layout" svg:width="2.6cm" svg:height="11.4cm" svg:x="1.2cm" svg:y="6.8cm">
          <text:p text:style-name="P97"><text:span text:style-name="T51">; bfa mt9x9.bfa mt9x9.bf</text:span></text:p>
          <text:p text:style-name="P97"><text:span text:style-name="T51">; bfi mt9x9.bf</text:span></text:p>
          <text:p text:style-name="P97"><text:span text:style-name="T51"/></text:p>
          <text:p text:style-name="P97"><text:span text:style-name="T51">SET 120</text:span></text:p>
          <text:p text:style-name="P97"><text:span text:style-name="T51">MVR</text:span></text:p>
          <text:p text:style-name="P97"><text:span text:style-name="T51">SET 61</text:span></text:p>
          <text:p text:style-name="P97"><text:span text:style-name="T51">MVR</text:span></text:p>
          <text:p text:style-name="P97"><text:span text:style-name="T51">SET 9</text:span></text:p>
          <text:p text:style-name="P97"><text:span text:style-name="T51">MVR</text:span></text:p>
          <text:p text:style-name="P97"><text:span text:style-name="T51">SET 10</text:span></text:p>
          <text:p text:style-name="P97"><text:span text:style-name="T51">MVR</text:span></text:p>
          <text:p text:style-name="P97"><text:span text:style-name="T51">SET 9</text:span></text:p>
          <text:p text:style-name="P97"><text:span text:style-name="T51">LOB</text:span></text:p>
          <text:p text:style-name="P97"><text:span text:style-name="T51"><text:s text:c="2"/></text:span><text:span text:style-name="T51">CPR 2</text:span></text:p>
          <text:p text:style-name="P97"><text:span text:style-name="T51"><text:s text:c="2"/></text:span><text:span text:style-name="T51">MVR 2</text:span></text:p>
          <text:p text:style-name="P97"><text:span text:style-name="T51"><text:s text:c="2"/></text:span><text:span text:style-name="T51">CPL 2</text:span></text:p>
          <text:p text:style-name="P97"><text:span text:style-name="T51"><text:s text:c="2"/></text:span><text:span text:style-name="T51">MVR</text:span></text:p>
          <text:p text:style-name="P97"><text:span text:style-name="T51"><text:s text:c="2"/></text:span><text:span text:style-name="T51">SET 9</text:span></text:p>
          <text:p text:style-name="P97"><text:span text:style-name="T51"><text:s text:c="2"/></text:span><text:span text:style-name="T51">LOB</text:span></text:p>
          <text:p text:style-name="P97"><text:span text:style-name="T51"><text:s text:c="4"/></text:span><text:span text:style-name="T51">CPR 2</text:span></text:p>
          <text:p text:style-name="P97"><text:span text:style-name="T51"><text:s text:c="4"/></text:span><text:span text:style-name="T51">MVR 2</text:span></text:p>
          <text:p text:style-name="P97"><text:span text:style-name="T51"><text:s text:c="4"/></text:span><text:span text:style-name="T51">CPL 2</text:span></text:p>
          <text:p text:style-name="P97"><text:span text:style-name="T51"><text:s text:c="4"/></text:span><text:span text:style-name="T51">SET 58</text:span></text:p>
          <text:p text:style-name="P97"><text:span text:style-name="T51"><text:s text:c="4"/></text:span><text:span text:style-name="T51">MVR</text:span></text:p>
          <text:p text:style-name="P97"><text:span text:style-name="T51"><text:s text:c="4"/></text:span><text:span text:style-name="T51">SET 10</text:span></text:p>
          <text:p text:style-name="P97"><text:span text:style-name="T51"><text:s text:c="4"/></text:span><text:span text:style-name="T51">MVL 2</text:span></text:p>
          <text:p text:style-name="P97"><text:span text:style-name="T51"><text:s text:c="4"/></text:span><text:span text:style-name="T51">LOB</text:span></text:p>
          <text:p text:style-name="P97"><text:span text:style-name="T51"><text:s text:c="6"/></text:span><text:span text:style-name="T51">MVR</text:span></text:p>
          <text:p text:style-name="P97"><text:span text:style-name="T51"><text:s text:c="6"/></text:span><text:span text:style-name="T51">SUB</text:span></text:p>
          <text:p text:style-name="P97"><text:span text:style-name="T51"><text:s text:c="6"/></text:span><text:span text:style-name="T51">MVR</text:span></text:p>
          <text:p text:style-name="P97"><text:span text:style-name="T51"><text:s text:c="6"/></text:span><text:span text:style-name="T51">SUB</text:span></text:p>
          <text:p text:style-name="P97"><text:span text:style-name="T51"><text:s text:c="6"/></text:span><text:span text:style-name="T51">MVL 2</text:span></text:p>
          <text:p text:style-name="P97"><text:span text:style-name="T51"><text:s text:c="6"/></text:span><text:span text:style-name="T51">SUB</text:span></text:p>
          <text:p text:style-name="P97"><text:span text:style-name="T51"><text:s text:c="4"/></text:span><text:span text:style-name="T51">LOE</text:span></text:p>
          <text:p text:style-name="P97"><text:span text:style-name="T51"><text:s text:c="4"/></text:span><text:span text:style-name="T51">MVR 4</text:span></text:p>
          <text:p text:style-name="P97"><text:span text:style-name="T51"><text:s text:c="4"/></text:span><text:span text:style-name="T51">SET 3</text:span></text:p>
          <text:p text:style-name="P97"><text:span text:style-name="T51"><text:s text:c="4"/></text:span><text:span text:style-name="T51">LOB</text:span></text:p>
          <text:p text:style-name="P97"><text:span text:style-name="T51"><text:s text:c="6"/></text:span><text:span text:style-name="T51">CPR 2</text:span></text:p>
          <text:p text:style-name="P97"><text:span text:style-name="T51"><text:s text:c="6"/></text:span><text:span text:style-name="T51">MVR 2</text:span></text:p>
          <text:p text:style-name="P97"><text:span text:style-name="T51"><text:s text:c="6"/></text:span><text:span text:style-name="T51">CPL 2</text:span></text:p>
          <text:p text:style-name="P97"><text:span text:style-name="T51"><text:s text:c="6"/></text:span><text:span text:style-name="T51">SET 13</text:span></text:p>
          <text:p text:style-name="P97"><text:span text:style-name="T51"><text:s text:c="6"/></text:span><text:span text:style-name="T51">MVL 9</text:span></text:p>
          <text:p text:style-name="P97"><text:span text:style-name="T51"><text:s text:c="6"/></text:span><text:span text:style-name="T51">LOB</text:span></text:p>
          <text:p text:style-name="P97"><text:span text:style-name="T51"><text:s text:c="8"/></text:span><text:span text:style-name="T51">MVR</text:span></text:p>
          <text:p text:style-name="P97"><text:span text:style-name="T51"><text:s text:c="8"/></text:span><text:span text:style-name="T51">ADD</text:span></text:p>
          <text:p text:style-name="P97"><text:span text:style-name="T51"><text:s text:c="8"/></text:span><text:span text:style-name="T51">MVR 8</text:span></text:p>
          <text:p text:style-name="P97"><text:span text:style-name="T51"><text:s text:c="8"/></text:span><text:span text:style-name="T51">SUB</text:span></text:p>
          <text:p text:style-name="P97"><text:span text:style-name="T51"><text:s text:c="8"/></text:span><text:span text:style-name="T51">MVL 9</text:span></text:p>
          <text:p text:style-name="P97"><text:span text:style-name="T51"><text:s text:c="8"/></text:span><text:span text:style-name="T51">SUB</text:span></text:p>
          <text:p text:style-name="P97"><text:span text:style-name="T51"><text:s text:c="6"/></text:span><text:span text:style-name="T51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0" draw:text-style-name="P19" draw:layer="layout" svg:width="13.8cm" svg:height="1.759cm" svg:x="0.2cm" svg:y="4.801cm">
          <draw:text-box>
            <text:p><text:span text:style-name="T17">Brai</text:span><text:span text:style-name="T17">n </text:span><text:span text:style-name="T17">Fuck </text:span><text:span text:style-name="T17">Asse</text:span><text:span text:style-name="T17">mble</text:span><text:span text:style-name="T17">r</text:span></text:p>
          </draw:text-box>
        </draw:frame>
        <draw:custom-shape draw:style-name="gr8" draw:text-style-name="P101" draw:layer="layout" svg:width="11.2cm" svg:height="11.4cm" svg:x="13.21cm" svg:y="6.8cm">
          <text:p text:style-name="P99"><text:span text:style-name="T39">#!/usr/bin/bfi</text:span></text:p>
          <text:p text:style-name="P99"><text:span text:style-name="T39">[ bfi mt9x9.bf ]</text:span></text:p>
          <text:p text:style-name="P100"><text:span text:style-name="T52"/></text:p>
          <text:p text:style-name="P100"><text:span text:style-name="T52">[-]&gt;++++++++++[&lt;++++++++++++&gt;-]&lt;&gt;&gt;[-]&gt;++++++[&lt;++++++++++&gt;-]&lt;+&gt;&gt;[</text:span></text:p>
          <text:p text:style-name="P100"><text:span text:style-name="T52">-]+++++++++&gt;&gt;[-]++++++++++&gt;&gt;[-]+++++++++[&gt;&gt;[-]&gt;&gt;[-]&lt;&lt;&lt;&lt;[&gt;&gt;+&gt;&gt;+&lt;&lt;</text:span></text:p>
          <text:p text:style-name="P100"><text:span text:style-name="T52">&lt;&lt;-]&gt;&gt;&gt;&gt;&lt;&lt;[-]&lt;&lt;[-]&gt;&gt;&gt;&gt;[&lt;&lt;+&lt;&lt;+&gt;&gt;&gt;&gt;-]&gt;&gt;[-]+++++++++[&gt;&gt;[-]&gt;&gt;[-]&lt;&lt;&lt;&lt;</text:span></text:p>
          <text:p text:style-name="P100"><text:span text:style-name="T52">[&gt;&gt;+&gt;&gt;+&lt;&lt;&lt;&lt;-]&gt;&gt;&gt;&gt;&lt;&lt;[-]&lt;&lt;[-]&gt;&gt;&gt;&gt;[&lt;&lt;+&lt;&lt;+&gt;&gt;&gt;&gt;-][-]&gt;+++++++[&lt;+++++++</text:span></text:p>
          <text:p text:style-name="P100"><text:span text:style-name="T52">+&gt;-]&lt;++&gt;&gt;[-]++++++++++&lt;&lt;&lt;&lt;[&gt;&gt;-&gt;&gt;-&lt;&lt;&lt;&lt;-]&gt;&gt;&gt;&gt;&gt;&gt;&gt;&gt;[-]+++[&gt;&gt;[-]&gt;&gt;[-]</text:span></text:p>
          <text:p text:style-name="P100"><text:span text:style-name="T52">&lt;&lt;&lt;&lt;[&gt;&gt;+&gt;&gt;+&lt;&lt;&lt;&lt;-]&gt;&gt;&gt;&gt;&lt;&lt;[-]&lt;&lt;[-]&gt;&gt;&gt;&gt;[&lt;&lt;+&lt;&lt;+&gt;&gt;&gt;&gt;-][-]+++++++++++++</text:span></text:p>
          <text:p text:style-name="P100"><text:span text:style-name="T52">&lt;&lt;&lt;&lt;&lt;&lt;&lt;&lt;&lt;&lt;&lt;&lt;&lt;&lt;&lt;&lt;&lt;&lt;[&gt;&gt;+&gt;&gt;&gt;&gt;&gt;&gt;&gt;&gt;&gt;&gt;&gt;&gt;&gt;&gt;&gt;&gt;-&lt;&lt;&lt;&lt;&lt;&lt;&lt;&lt;&lt;&lt;&lt;&lt;&lt;&lt;&lt;&lt;&lt;&lt;-]&gt;&gt;&lt;&lt;[</text:span></text:p>
          <text:p text:style-name="P100"><text:span text:style-name="T52">-]&gt;&gt;[&lt;&lt;+&gt;&gt;-]&gt;&gt;&gt;&gt;&gt;&gt;&gt;&gt;&gt;&gt;&gt;&gt;&gt;&gt;[&gt;&gt;-&lt;&lt;-]&gt;&gt;&gt;&gt;[-]&gt;&gt;[-]&lt;&lt;&lt;&lt;[&gt;&gt;+&gt;&gt;+&lt;&lt;&lt;&lt;-]&gt;</text:span></text:p>
          <text:p text:style-name="P100"><text:span text:style-name="T52">&gt;&gt;&gt;&lt;&lt;[-]&lt;&lt;[-]&gt;&gt;&gt;&gt;[&lt;&lt;+&lt;&lt;+&gt;&gt;&gt;&gt;-][-]&gt;++++++[&lt;++++++++&gt;-]&lt;&lt;&lt;[&gt;&gt;+&lt;&lt;-]</text:span></text:p>
          <text:p text:style-name="P100"><text:span text:style-name="T52">&gt;&gt;&gt;&gt;[-]&lt;&lt;&lt;&lt;&lt;&lt;&lt;&lt;&lt;&lt;&lt;&lt;&lt;&lt;[&gt;&gt;+&gt;&gt;&gt;&gt;&gt;&gt;[&gt;&gt;+&gt;&gt;&gt;&gt;+&lt;&lt;&lt;&lt;&lt;&lt;-]&gt;&gt;&lt;&lt;[-]&gt;&gt;[&lt;&lt;+&gt;&gt;-</text:span></text:p>
          <text:p text:style-name="P100"><text:span text:style-name="T52">]&lt;&lt;&lt;&lt;&lt;&lt;&lt;&lt;&lt;&lt;-]&gt;&gt;&lt;&lt;[-]&gt;&gt;[&lt;&lt;+&gt;&gt;-]&gt;&gt;&gt;&gt;&gt;&gt;&gt;&gt;&gt;&gt;&gt;&gt;&gt;&gt;[-]&gt;&gt;[-]&gt;++++[&lt;+++++</text:span></text:p>
          <text:p text:style-name="P100"><text:span text:style-name="T52">+++&gt;-]&lt;&gt;&gt;[-]&gt;++++++[&lt;++++++++&gt;-]&lt;&gt;&gt;&gt;&gt;[-]++++++++++&lt;&lt;&lt;&lt;&lt;&lt;&lt;&lt;&lt;&lt;[&gt;&gt;&gt;</text:span></text:p>
          <text:p text:style-name="P100"><text:span text:style-name="T52">&gt;&gt;&gt;+&gt;&gt;[-]+&gt;&gt;-&gt;&gt;[-]&gt;&gt;[-]&lt;&lt;&lt;&lt;[&gt;&gt;+&gt;&gt;+&lt;&lt;&lt;&lt;-]&gt;&gt;&gt;&gt;&lt;&lt;[-]&lt;&lt;[-]&gt;&gt;&gt;&gt;[&lt;&lt;+&lt;&lt;</text:span></text:p>
          <text:p text:style-name="P100"><text:span text:style-name="T52">+&gt;&gt;&gt;&gt;-]&lt;&lt;[&lt;&lt;&lt;&lt;-&gt;&gt;&gt;&gt;[-]]&lt;&lt;&lt;&lt;[&lt;&lt;&lt;&lt;+&lt;&lt;+&gt;&gt;&gt;&gt;[-]&gt;++++++[&lt;++++++++&gt;-]&lt;</text:span></text:p>
          <text:p text:style-name="P100"><text:span text:style-name="T52">&gt;&gt;&gt;&gt;[-]++++++++++&lt;&lt;-]&lt;&lt;&lt;&lt;&lt;&lt;&lt;&lt;-]&gt;&gt;[&gt;&gt;&gt;++++[&lt;++++&gt;-]&lt;&lt;&lt;[-]]&lt;&lt;&lt;&lt;.&lt;&lt;</text:span></text:p>
          <text:p text:style-name="P100"><text:span text:style-name="T52">&lt;&lt;&lt;&lt;&lt;&lt;&lt;&lt;&lt;&lt;&lt;&lt;&lt;&lt;&lt;&lt;&lt;&lt;&lt;&lt;&lt;&lt;&lt;&lt;&lt;&lt;&lt;&lt;&lt;&lt;.&gt;&gt;&gt;&gt;&gt;&gt;&gt;&gt;&gt;&gt;&gt;&gt;&gt;&gt;&gt;&gt;&gt;&gt;.&lt;&lt;&lt;&lt;&lt;&lt;&lt;&lt;&lt;&lt;&lt;&lt;&lt;&lt;</text:span></text:p>
          <text:p text:style-name="P100"><text:span text:style-name="T52">&lt;&lt;.&gt;&gt;&gt;&gt;&gt;&gt;&gt;&gt;&gt;&gt;&gt;&gt;&gt;&gt;&gt;&gt;&gt;&gt;&gt;&gt;&gt;&gt;&gt;&gt;&gt;&gt;&gt;&gt;&gt;&gt;&gt;&gt;&gt;&gt;&gt;&gt;.&gt;&gt;.&lt;&lt;&lt;&lt;&lt;&lt;&lt;&lt;&lt;&lt;&lt;&lt;&lt;&lt;&lt;&lt;&lt;&lt;&lt;&lt;&lt;</text:span></text:p>
          <text:p text:style-name="P100"><text:span text:style-name="T52">&lt;&lt;&lt;&lt;&lt;&lt;&lt;&lt;&lt;&lt;&lt;&lt;&lt;&lt;&lt;.&gt;&gt;&gt;&gt;&gt;&gt;&gt;&gt;&gt;&gt;&gt;&gt;&gt;&gt;&gt;&gt;&gt;&gt;&gt;&gt;-]&lt;&lt;&lt;&lt;&lt;&lt;&lt;&lt;&lt;&lt;&lt;&lt;&lt;&lt;&lt;&lt;&lt;&lt;.&gt;&gt;&gt;&gt;&gt;&gt;&gt;</text:span></text:p>
          <text:p text:style-name="P100"><text:span text:style-name="T52">&gt;-]&lt;&lt;&lt;&lt;&lt;&lt;&lt;&lt;.&gt;&gt;---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1" draw:text-style-name="P19" draw:layer="layout" svg:width="6.75cm" svg:height="1.759cm" svg:x="15.45cm" svg:y="4.8cm">
          <draw:text-box>
            <text:p><text:span text:style-name="T17">Brainfuck</text:span></text:p>
          </draw:text-box>
        </draw:frame>
        <draw:custom-shape draw:style-name="gr19" draw:text-style-name="P98" draw:layer="layout" svg:width="2.6cm" svg:height="11.4cm" svg:x="4.18cm" svg:y="6.8cm">
          <text:p text:style-name="P97"><text:span text:style-name="T51"><text:s text:c="6"/></text:span><text:span text:style-name="T51">MVR</text:span></text:p>
          <text:p text:style-name="P97"><text:span text:style-name="T51"><text:s text:c="6"/></text:span><text:span text:style-name="T51">CPL 1</text:span></text:p>
          <text:p text:style-name="P97"><text:span text:style-name="T51"><text:s text:c="6"/></text:span><text:span text:style-name="T51">MVR 7</text:span></text:p>
          <text:p text:style-name="P97"><text:span text:style-name="T51"><text:s text:c="6"/></text:span><text:span text:style-name="T51">LOB</text:span></text:p>
          <text:p text:style-name="P97"><text:span text:style-name="T51"><text:s text:c="8"/></text:span><text:span text:style-name="T51">MVR</text:span></text:p>
          <text:p text:style-name="P97"><text:span text:style-name="T51"><text:s text:c="8"/></text:span><text:span text:style-name="T51">SUB</text:span></text:p>
          <text:p text:style-name="P97"><text:span text:style-name="T51"><text:s text:c="8"/></text:span><text:span text:style-name="T51">MVL</text:span></text:p>
          <text:p text:style-name="P97"><text:span text:style-name="T51"><text:s text:c="8"/></text:span><text:span text:style-name="T51">SUB</text:span></text:p>
          <text:p text:style-name="P97"><text:span text:style-name="T51"><text:s text:c="6"/></text:span><text:span text:style-name="T51">LOE</text:span></text:p>
          <text:p text:style-name="P97"><text:span text:style-name="T51"><text:s text:c="6"/></text:span><text:span text:style-name="T51">MVR</text:span></text:p>
          <text:p text:style-name="P97"><text:span text:style-name="T51"><text:s text:c="6"/></text:span><text:span text:style-name="T51">CPR 2</text:span></text:p>
          <text:p text:style-name="P97"><text:span text:style-name="T51"><text:s text:c="6"/></text:span><text:span text:style-name="T51">MVR 2</text:span></text:p>
          <text:p text:style-name="P97"><text:span text:style-name="T51"><text:s text:c="6"/></text:span><text:span text:style-name="T51">CPL 2</text:span></text:p>
          <text:p text:style-name="P97"><text:span text:style-name="T51"><text:s text:c="6"/></text:span><text:span text:style-name="T51">SET 48</text:span></text:p>
          <text:p text:style-name="P97"><text:span text:style-name="T51"><text:s text:c="6"/></text:span><text:span text:style-name="T51">MVL</text:span></text:p>
          <text:p text:style-name="P97"><text:span text:style-name="T51"><text:s text:c="6"/></text:span><text:span text:style-name="T51">LOB</text:span></text:p>
          <text:p text:style-name="P97"><text:span text:style-name="T51"><text:s text:c="8"/></text:span><text:span text:style-name="T51">MVR</text:span></text:p>
          <text:p text:style-name="P97"><text:span text:style-name="T51"><text:s text:c="8"/></text:span><text:span text:style-name="T51">ADD</text:span></text:p>
          <text:p text:style-name="P97"><text:span text:style-name="T51"><text:s text:c="8"/></text:span><text:span text:style-name="T51">MVL</text:span></text:p>
          <text:p text:style-name="P97"><text:span text:style-name="T51"><text:s text:c="8"/></text:span><text:span text:style-name="T51">SUB</text:span></text:p>
          <text:p text:style-name="P97"><text:span text:style-name="T51"><text:s text:c="6"/></text:span><text:span text:style-name="T51">LOE</text:span></text:p>
          <text:p text:style-name="P97"><text:span text:style-name="T51"><text:s text:c="6"/></text:span><text:span text:style-name="T51">MVR 2</text:span></text:p>
          <text:p text:style-name="P97"><text:span text:style-name="T51"><text:s text:c="6"/></text:span><text:span text:style-name="T51">SET</text:span></text:p>
          <text:p text:style-name="P97"><text:span text:style-name="T51"><text:s text:c="6"/></text:span><text:span text:style-name="T51">MVL 7</text:span></text:p>
          <text:p text:style-name="P97"><text:span text:style-name="T51"><text:s text:c="6"/></text:span><text:span text:style-name="T51">LOB</text:span></text:p>
          <text:p text:style-name="P97"><text:span text:style-name="T51"><text:s text:c="8"/></text:span><text:span text:style-name="T51">MVR</text:span></text:p>
          <text:p text:style-name="P97"><text:span text:style-name="T51"><text:s text:c="8"/></text:span><text:span text:style-name="T51">ADD</text:span></text:p>
          <text:p text:style-name="P97"><text:span text:style-name="T51"><text:s text:c="8"/></text:span><text:span text:style-name="T51">MVR 3</text:span></text:p>
          <text:p text:style-name="P97"><text:span text:style-name="T51"><text:s text:c="8"/></text:span><text:span text:style-name="T51">LOB</text:span></text:p>
          <text:p text:style-name="P97"><text:span text:style-name="T51"><text:s text:c="10"/></text:span><text:span text:style-name="T51">MVR</text:span></text:p>
          <text:p text:style-name="P97"><text:span text:style-name="T51"><text:s text:c="10"/></text:span><text:span text:style-name="T51">ADD</text:span></text:p>
          <text:p text:style-name="P97"><text:span text:style-name="T51"><text:s text:c="10"/></text:span><text:span text:style-name="T51">MVR 2</text:span></text:p>
          <text:p text:style-name="P97"><text:span text:style-name="T51"><text:s text:c="10"/></text:span><text:span text:style-name="T51">ADD</text:span></text:p>
          <text:p text:style-name="P97"><text:span text:style-name="T51"><text:s text:c="10"/></text:span><text:span text:style-name="T51">MVL 3</text:span></text:p>
          <text:p text:style-name="P97"><text:span text:style-name="T51"><text:s text:c="10"/></text:span><text:span text:style-name="T51">SUB</text:span></text:p>
          <text:p text:style-name="P97"><text:span text:style-name="T51"><text:s text:c="8"/></text:span><text:span text:style-name="T51">LOE</text:span></text:p>
          <text:p text:style-name="P97"><text:span text:style-name="T51"><text:s text:c="8"/></text:span><text:span text:style-name="T51">MVR</text:span></text:p>
          <text:p text:style-name="P97"><text:span text:style-name="T51"><text:s text:c="8"/></text:span><text:span text:style-name="T51">CPL 1</text:span></text:p>
          <text:p text:style-name="P97"><text:span text:style-name="T51"><text:s text:c="8"/></text:span><text:span text:style-name="T51">MVL 5</text:span></text:p>
          <text:p text:style-name="P97"><text:span text:style-name="T51"><text:s text:c="8"/></text:span><text:span text:style-name="T51">SUB</text:span></text:p>
          <text:p text:style-name="P97"><text:span text:style-name="T51"><text:s text:c="6"/></text:span><text:span text:style-name="T51">LOE</text:span></text:p>
          <text:p text:style-name="P97"><text:span text:style-name="T51"><text:s text:c="6"/></text:span><text:span text:style-name="T51">MVR</text:span></text:p>
          <text:p text:style-name="P97"><text:span text:style-name="T51"><text:s text:c="6"/></text:span><text:span text:style-name="T51">CPL 1</text:span></text:p>
          <text:p text:style-name="P97"><text:span text:style-name="T51"><text:s text:c="6"/></text:span><text:span text:style-name="T51">MVR 7</text:span></text:p>
          <text:p text:style-name="P97"><text:span text:style-name="T51"><text:s text:c="6"/></text:span><text:span text:style-name="T51">SET</text:span></text:p>
          <text:p text:style-name="P97"><text:span text:style-name="T51"><text:s text:c="6"/></text:span><text:span text:style-name="T51">MVR</text:span></text:p>
          <text:p text:style-name="P97"><text:span text:style-name="T51"><text:s text:c="6"/></text:span><text:span text:style-name="T51">SET 32</text:span></text:p>
          <text:p text:style-name="P97"><text:span text:style-name="T51"><text:s text:c="6"/></text:span><text:span text:style-name="T51">MVR</text:span></text:p>
          <text:p text:style-name="P97"><text:span text:style-name="T51"><text:s text:c="6"/></text:span><text:span text:style-name="T51">SET 48</text:span></text:p>
          <text:p text:style-name="P97"><text:span text:style-name="T51"><text:s text:c="6"/></text:span><text:span text:style-name="T51">MVR 2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98" draw:layer="layout" svg:width="2.6cm" svg:height="11.4cm" svg:x="7.08cm" svg:y="6.8cm">
          <text:p text:style-name="P97"><text:span text:style-name="T51"><text:s text:c="6"/></text:span><text:span text:style-name="T51">SET 10</text:span></text:p>
          <text:p text:style-name="P97"><text:span text:style-name="T51"><text:s text:c="6"/></text:span><text:span text:style-name="T51">MVL 5</text:span></text:p>
          <text:p text:style-name="P97"><text:span text:style-name="T51"><text:s text:c="6"/></text:span><text:span text:style-name="T51">LOB</text:span></text:p>
          <text:p text:style-name="P97"><text:span text:style-name="T51"><text:s text:c="8"/></text:span><text:span text:style-name="T51">MVR 3</text:span></text:p>
          <text:p text:style-name="P97"><text:span text:style-name="T51"><text:s text:c="8"/></text:span><text:span text:style-name="T51">ADD</text:span></text:p>
          <text:p text:style-name="P97"><text:span text:style-name="T51"><text:s text:c="8"/></text:span><text:span text:style-name="T51">MVR</text:span></text:p>
          <text:p text:style-name="P97"><text:span text:style-name="T51"><text:s text:c="8"/></text:span><text:span text:style-name="T51">SET 1</text:span></text:p>
          <text:p text:style-name="P97"><text:span text:style-name="T51"><text:s text:c="8"/></text:span><text:span text:style-name="T51">MVR</text:span></text:p>
          <text:p text:style-name="P97"><text:span text:style-name="T51"><text:s text:c="8"/></text:span><text:span text:style-name="T51">SUB</text:span></text:p>
          <text:p text:style-name="P97"><text:span text:style-name="T51"><text:s text:c="8"/></text:span><text:span text:style-name="T51">CPR 2</text:span></text:p>
          <text:p text:style-name="P97"><text:span text:style-name="T51"><text:s text:c="8"/></text:span><text:span text:style-name="T51">MVR 2</text:span></text:p>
          <text:p text:style-name="P97"><text:span text:style-name="T51"><text:s text:c="8"/></text:span><text:span text:style-name="T51">CPL 2</text:span></text:p>
          <text:p text:style-name="P97"><text:span text:style-name="T51"><text:s text:c="8"/></text:span><text:span text:style-name="T51">MVL</text:span></text:p>
          <text:p text:style-name="P97"><text:span text:style-name="T51"><text:s text:c="8"/></text:span><text:span text:style-name="T51">LOB</text:span></text:p>
          <text:p text:style-name="P97"><text:span text:style-name="T51"><text:s text:c="10"/></text:span><text:span text:style-name="T51">MVL 2</text:span></text:p>
          <text:p text:style-name="P97"><text:span text:style-name="T51"><text:s text:c="10"/></text:span><text:span text:style-name="T51">SUB</text:span></text:p>
          <text:p text:style-name="P97"><text:span text:style-name="T51"><text:s text:c="10"/></text:span><text:span text:style-name="T51">MVR 2</text:span></text:p>
          <text:p text:style-name="P97"><text:span text:style-name="T51"><text:s text:c="10"/></text:span><text:span text:style-name="T51">SET</text:span></text:p>
          <text:p text:style-name="P97"><text:span text:style-name="T51"><text:s text:c="8"/></text:span><text:span text:style-name="T51">LOE</text:span></text:p>
          <text:p text:style-name="P97"><text:span text:style-name="T51"><text:s text:c="8"/></text:span><text:span text:style-name="T51">MVL 2</text:span></text:p>
          <text:p text:style-name="P97"><text:span text:style-name="T51"><text:s text:c="8"/></text:span><text:span text:style-name="T51">LOB</text:span></text:p>
          <text:p text:style-name="P97"><text:span text:style-name="T51"><text:s text:c="10"/></text:span><text:span text:style-name="T51">MVL 2</text:span></text:p>
          <text:p text:style-name="P97"><text:span text:style-name="T51"><text:s text:c="10"/></text:span><text:span text:style-name="T51">ADD</text:span></text:p>
          <text:p text:style-name="P97"><text:span text:style-name="T51"><text:s text:c="10"/></text:span><text:span text:style-name="T51">MVL</text:span></text:p>
          <text:p text:style-name="P97"><text:span text:style-name="T51"><text:s text:c="10"/></text:span><text:span text:style-name="T51">ADD</text:span></text:p>
          <text:p text:style-name="P97"><text:span text:style-name="T51"><text:s text:c="10"/></text:span><text:span text:style-name="T51">MVR 2</text:span></text:p>
          <text:p text:style-name="P97"><text:span text:style-name="T51"><text:s text:c="10"/></text:span><text:span text:style-name="T51">SET 48</text:span></text:p>
          <text:p text:style-name="P97"><text:span text:style-name="T51"><text:s text:c="10"/></text:span><text:span text:style-name="T51">MVR 2</text:span></text:p>
          <text:p text:style-name="P97"><text:span text:style-name="T51"><text:s text:c="10"/></text:span><text:span text:style-name="T51">SET 10</text:span></text:p>
          <text:p text:style-name="P97"><text:span text:style-name="T51"><text:s text:c="10"/></text:span><text:span text:style-name="T51">MVL</text:span></text:p>
          <text:p text:style-name="P97"><text:span text:style-name="T51"><text:s text:c="10"/></text:span><text:span text:style-name="T51">SUB</text:span></text:p>
          <text:p text:style-name="P97"><text:span text:style-name="T51"><text:s text:c="8"/></text:span><text:span text:style-name="T51">LOE</text:span></text:p>
          <text:p text:style-name="P97"><text:span text:style-name="T51"><text:s text:c="8"/></text:span><text:span text:style-name="T51">MVL 4</text:span></text:p>
          <text:p text:style-name="P97"><text:span text:style-name="T51"><text:s text:c="8"/></text:span><text:span text:style-name="T51">SUB</text:span></text:p>
          <text:p text:style-name="P97"><text:span text:style-name="T51"><text:s text:c="6"/></text:span><text:span text:style-name="T51">LOE</text:span></text:p>
          <text:p text:style-name="P97"><text:span text:style-name="T51"><text:s text:c="6"/></text:span><text:span text:style-name="T51">MVR</text:span></text:p>
          <text:p text:style-name="P97"><text:span text:style-name="T51"><text:s text:c="6"/></text:span><text:span text:style-name="T51">LOB</text:span></text:p>
          <text:p text:style-name="P97"><text:span text:style-name="T51"><text:s text:c="8"/></text:span><text:span text:style-name="T51">MVR</text:span></text:p>
          <text:p text:style-name="P97"><text:span text:style-name="T51"><text:s text:c="8"/></text:span><text:span text:style-name="T51">ADD 16</text:span></text:p>
          <text:p text:style-name="P97"><text:span text:style-name="T51"><text:s text:c="8"/></text:span><text:span text:style-name="T51">MVL</text:span></text:p>
          <text:p text:style-name="P97"><text:span text:style-name="T51"><text:s text:c="8"/></text:span><text:span text:style-name="T51">SET</text:span></text:p>
          <text:p text:style-name="P97"><text:span text:style-name="T51"><text:s text:c="6"/></text:span><text:span text:style-name="T51">LOE</text:span></text:p>
          <text:p text:style-name="P97"><text:span text:style-name="T51"><text:s text:c="6"/></text:span><text:span text:style-name="T51">MVL 2</text:span></text:p>
          <text:p text:style-name="P97"><text:span text:style-name="T51"><text:s text:c="6"/></text:span><text:span text:style-name="T51">PUT</text:span></text:p>
          <text:p text:style-name="P97"><text:span text:style-name="T51"><text:s text:c="6"/></text:span><text:span text:style-name="T51">MVL 16</text:span></text:p>
          <text:p text:style-name="P97"><text:span text:style-name="T51"><text:s text:c="6"/></text:span><text:span text:style-name="T51">PUT</text:span></text:p>
          <text:p text:style-name="P97"><text:span text:style-name="T51"><text:s text:c="6"/></text:span><text:span text:style-name="T51">MVR 9</text:span></text:p>
          <text:p text:style-name="P97"><text:span text:style-name="T51"><text:s text:c="6"/></text:span><text:span text:style-name="T51">PUT</text:span></text:p>
          <text:p text:style-name="P97"><text:span text:style-name="T51"><text:s text:c="6"/></text:span><text:span text:style-name="T51">MVL 8</text:span></text:p>
          <text:p text:style-name="P97"><text:span text:style-name="T51"><text:s text:c="6"/></text:span><text:span text:style-name="T51">PU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9" draw:text-style-name="P98" draw:layer="layout" svg:width="2.6cm" svg:height="11.4cm" svg:x="9.98cm" svg:y="6.8cm">
          <text:p text:style-name="P97"><text:span text:style-name="T51"><text:s text:c="6"/></text:span><text:span text:style-name="T51">MVR 18</text:span></text:p>
          <text:p text:style-name="P97"><text:span text:style-name="T51"><text:s text:c="6"/></text:span><text:span text:style-name="T51">PUT</text:span></text:p>
          <text:p text:style-name="P97"><text:span text:style-name="T51"><text:s text:c="6"/></text:span><text:span text:style-name="T51">MVR</text:span></text:p>
          <text:p text:style-name="P97"><text:span text:style-name="T51"><text:s text:c="6"/></text:span><text:span text:style-name="T51">PUT</text:span></text:p>
          <text:p text:style-name="P97"><text:span text:style-name="T51"><text:s text:c="6"/></text:span><text:span text:style-name="T51">MVL 18</text:span></text:p>
          <text:p text:style-name="P97"><text:span text:style-name="T51"><text:s text:c="6"/></text:span><text:span text:style-name="T51">PUT</text:span></text:p>
          <text:p text:style-name="P97"><text:span text:style-name="T51"><text:s text:c="6"/></text:span><text:span text:style-name="T51">MVR 10</text:span></text:p>
          <text:p text:style-name="P97"><text:span text:style-name="T51"><text:s text:c="6"/></text:span><text:span text:style-name="T51">SUB</text:span></text:p>
          <text:p text:style-name="P97"><text:span text:style-name="T51"><text:s text:c="4"/></text:span><text:span text:style-name="T51">LOE</text:span></text:p>
          <text:p text:style-name="P97"><text:span text:style-name="T51"><text:s text:c="4"/></text:span><text:span text:style-name="T51">MVL 9</text:span></text:p>
          <text:p text:style-name="P97"><text:span text:style-name="T51"><text:s text:c="4"/></text:span><text:span text:style-name="T51">PUT</text:span></text:p>
          <text:p text:style-name="P97"><text:span text:style-name="T51"><text:s text:c="4"/></text:span><text:span text:style-name="T51">MVR 4</text:span></text:p>
          <text:p text:style-name="P97"><text:span text:style-name="T51"><text:s text:c="4"/></text:span><text:span text:style-name="T51">SUB</text:span></text:p>
          <text:p text:style-name="P97"><text:span text:style-name="T51"><text:s text:c="2"/></text:span><text:span text:style-name="T51">LOE</text:span></text:p>
          <text:p text:style-name="P97"><text:span text:style-name="T51"><text:s text:c="2"/></text:span><text:span text:style-name="T51">MVL 4</text:span></text:p>
          <text:p text:style-name="P97"><text:span text:style-name="T51"><text:s text:c="2"/></text:span><text:span text:style-name="T51">PUT</text:span></text:p>
          <text:p text:style-name="P97"><text:span text:style-name="T51"><text:s text:c="2"/></text:span><text:span text:style-name="T51">MVR</text:span></text:p>
          <text:p text:style-name="P97"><text:span text:style-name="T51"><text:s text:c="2"/></text:span><text:span text:style-name="T51">SUB 3</text:span></text:p>
          <text:p text:style-name="P97"><text:span text:style-name="T51">LO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9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03" draw:layer="layout" svg:width="11.2cm" svg:height="11.4cm" svg:x="1.2cm" svg:y="6.8cm">
          <text:p text:style-name="P102"><text:span text:style-name="T39">/* cantonese mt9x9.cantonese */</text:span></text:p>
          <text:p text:style-name="P102"><text:span text:style-name="T40"/></text:p>
          <text:p text:style-name="P102"><text:span text:style-name="T41">|</text:span><text:span text:style-name="T41">甲</text:span><text:span text:style-name="T41">| </text:span><text:span text:style-name="T41">從 </text:span><text:span text:style-name="T41">0 </text:span><text:span text:style-name="T41">行到 </text:span><text:span text:style-name="T41">3</text:span></text:p>
          <text:p text:style-name="P102"><text:span text:style-name="T41"><text:s text:c="4"/></text:span><text:span text:style-name="T41">|</text:span><text:span text:style-name="T41">乙</text:span><text:span text:style-name="T41">| </text:span><text:span text:style-name="T41">從 </text:span><text:span text:style-name="T41">1 </text:span><text:span text:style-name="T41">行到 </text:span><text:span text:style-name="T41">10</text:span></text:p>
          <text:p text:style-name="P102"><text:span text:style-name="T41"><text:s text:c="8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""</text:span></text:p>
          <text:p text:style-name="P102"><text:span text:style-name="T41"><text:s text:c="8"/></text:span><text:span text:style-name="T41">|</text:span><text:span text:style-name="T41">丙</text:span><text:span text:style-name="T41">| </text:span><text:span text:style-name="T41">從 </text:span><text:span text:style-name="T41">|</text:span><text:span text:style-name="T41">甲 乘 </text:span><text:span text:style-name="T41">3 </text:span><text:span text:style-name="T41">加 </text:span><text:span text:style-name="T41">1| </text:span><text:span text:style-name="T41">行到 </text:span><text:span text:style-name="T41">|</text:span><text:span text:style-name="T41">甲 乘 </text:span><text:span text:style-name="T41">3 </text:span><text:span text:style-name="T41">加 </text:span><text:span text:style-name="T41">4|</text:span></text:p>
          <text:p text:style-name="P102"><text:span text:style-name="T41"><text:s text:c="12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str(</text:span><text:span text:style-name="T41">丙</text:span><text:span text:style-name="T41">) </text:span><text:span text:style-name="T41">加 </text:span><text:span text:style-name="T41">"x" </text:span><text:span text:style-name="T41">加 </text:span><text:span text:style-name="T41">str(</text:span><text:span text:style-name="T41">乙</text:span><text:span text:style-name="T41">) </text:span><text:span text:style-name="T41">加 </text:span><text:span text:style-name="T41">"="|</text:span></text:p>
          <text:p text:style-name="P102"><text:span text:style-name="T41"><text:s text:c="12"/></text:span><text:span text:style-name="T41">如果 </text:span><text:span text:style-name="T41">|</text:span><text:span text:style-name="T41">丙 乘 乙 比唔上 </text:span><text:span text:style-name="T41">10| </text:span><text:span text:style-name="T41">嘅話 </text:span><text:span text:style-name="T41">-&gt; {</text:span></text:p>
          <text:p text:style-name="P102"><text:span text:style-name="T41"><text:s text:c="16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" "|</text:span></text:p>
          <text:p text:style-name="P102"><text:span text:style-name="T41"><text:s text:c="12"/></text:span><text:span text:style-name="T41">}</text:span></text:p>
          <text:p text:style-name="P102"><text:span text:style-name="T41"><text:s text:c="12"/></text:span><text:span text:style-name="T41">講嘢</text:span><text:span text:style-name="T41">: |</text:span><text:span text:style-name="T41">列</text:span><text:span text:style-name="T41">| </text:span><text:span text:style-name="T41">係 </text:span><text:span text:style-name="T41">|</text:span><text:span text:style-name="T41">列 加 </text:span><text:span text:style-name="T41">str(</text:span><text:span text:style-name="T41">丙 乘 乙</text:span><text:span text:style-name="T41">) </text:span><text:span text:style-name="T41">加 </text:span><text:span text:style-name="T41">"\t"|</text:span></text:p>
          <text:p text:style-name="P102"><text:span text:style-name="T41"><text:s text:c="8"/></text:span><text:span text:style-name="T41">行晒</text:span></text:p>
          <text:p text:style-name="P102"><text:span text:style-name="T41"><text:s text:c="8"/></text:span><text:span text:style-name="T41">畀我睇下 </text:span><text:span text:style-name="T41">|</text:span><text:span text:style-name="T41">列</text:span><text:span text:style-name="T41">| </text:span><text:span text:style-name="T41">點樣先？</text:span></text:p>
          <text:p text:style-name="P102"><text:span text:style-name="T41"><text:s text:c="4"/></text:span><text:span text:style-name="T41">行晒</text:span></text:p>
          <text:p text:style-name="P102"><text:span text:style-name="T41"><text:s text:c="4"/></text:span><text:span text:style-name="T41">畀我睇下 </text:span><text:span text:style-name="T41">"" </text:span><text:span text:style-name="T41">點樣先？</text:span></text:p>
          <text:p text:style-name="P102"><text:span text:style-name="T41">行晒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7cm" svg:height="1.759cm" svg:x="3.9cm" svg:y="4.801cm">
          <draw:text-box>
            <text:p><text:span text:style-name="T17">Cantonese</text:span></text:p>
          </draw:text-box>
        </draw:frame>
        <draw:custom-shape draw:style-name="gr8" draw:text-style-name="P105" draw:layer="layout" svg:width="11.2cm" svg:height="11.4cm" svg:x="13.21cm" svg:y="6.8cm">
          <text:p text:style-name="P104"><text:span text:style-name="T53">批曰。『</text:span><text:span text:style-name="T53">wenyan mt9x9.wy</text:span><text:span text:style-name="T53">』。</text:span></text:p>
          <text:p text:style-name="P104"><text:span text:style-name="T37"/></text:p>
          <text:p text:style-name="P104"><text:span text:style-name="T54">有數一名之曰「甲」。</text:span></text:p>
          <text:p text:style-name="P104"><text:span text:style-name="T54">恆為是。若「甲」不小於十者乃止也。</text:span></text:p>
          <text:p text:style-name="P104"><text:span text:style-name="T54"><text:s text:c="4"/></text:span><text:span text:style-name="T54">有數一名之曰「乙」。</text:span></text:p>
          <text:p text:style-name="P104"><text:span text:style-name="T54"><text:s text:c="4"/></text:span><text:span text:style-name="T54">恆為是。若「乙」不小於十者乃止也。</text:span></text:p>
          <text:p text:style-name="P104"><text:span text:style-name="T54"><text:s text:c="8"/></text:span><text:span text:style-name="T54">有數「甲」名之曰「丙」。</text:span></text:p>
          <text:p text:style-name="P104"><text:span text:style-name="T54"><text:s text:c="8"/></text:span><text:span text:style-name="T54">吾有一言。名之曰「列」。</text:span></text:p>
          <text:p text:style-name="P104"><text:span text:style-name="T54"><text:s text:c="8"/></text:span><text:span text:style-name="T54">恆為是。若「丙」不小於「甲」加三者乃止也。</text:span></text:p>
          <text:p text:style-name="P104"><text:span text:style-name="T54"><text:s text:c="12"/></text:span><text:span text:style-name="T54">乘「丙」以「乙」名之曰「果」。</text:span></text:p>
          <text:p text:style-name="P104"><text:span text:style-name="T54"><text:s text:c="12"/></text:span><text:span text:style-name="T54">加「列」以「丙」。昔之「列」者今其是矣。</text:span></text:p>
          <text:p text:style-name="P104"><text:span text:style-name="T54"><text:s text:c="12"/></text:span><text:span text:style-name="T54">加「列」以『</text:span><text:span text:style-name="T54">x</text:span><text:span text:style-name="T54">』。昔之「列」者今其是矣。</text:span></text:p>
          <text:p text:style-name="P104"><text:span text:style-name="T54"><text:s text:c="12"/></text:span><text:span text:style-name="T54">加「列」以「乙」。昔之「列」者今其是矣。</text:span></text:p>
          <text:p text:style-name="P104"><text:span text:style-name="T54"><text:s text:c="12"/></text:span><text:span text:style-name="T54">加「列」以『</text:span><text:span text:style-name="T54">=</text:span><text:span text:style-name="T54">』。昔之「列」者今其是矣。</text:span></text:p>
          <text:p text:style-name="P104"><text:span text:style-name="T54"><text:s text:c="12"/></text:span><text:span text:style-name="T54">若「果」小於十者</text:span></text:p>
          <text:p text:style-name="P104"><text:span text:style-name="T54"><text:s text:c="16"/></text:span><text:span text:style-name="T54">加「列」以『 』。昔之「列」者今其是矣也。</text:span></text:p>
          <text:p text:style-name="P104"><text:span text:style-name="T54"><text:s text:c="12"/></text:span><text:span text:style-name="T54">加「列」以「果」。昔之「列」者今其是矣。</text:span></text:p>
          <text:p text:style-name="P104"><text:span text:style-name="T54"><text:s text:c="12"/></text:span><text:span text:style-name="T54">加「列」以『</text:span><text:span text:style-name="T54">\t</text:span><text:span text:style-name="T54">』。昔之「列」者今其是矣。</text:span></text:p>
          <text:p text:style-name="P104"><text:span text:style-name="T54"><text:s text:c="12"/></text:span><text:span text:style-name="T54">加「丙」以一。昔之「丙」者今其是矣。</text:span></text:p>
          <text:p text:style-name="P104"><text:span text:style-name="T54"><text:s text:c="8"/></text:span><text:span text:style-name="T54">云云。</text:span></text:p>
          <text:p text:style-name="P104"><text:span text:style-name="T54"><text:s text:c="8"/></text:span><text:span text:style-name="T54">吾有一言。曰「列」。書之。</text:span></text:p>
          <text:p text:style-name="P104"><text:span text:style-name="T54"><text:s text:c="8"/></text:span><text:span text:style-name="T54">加「乙」以一。昔之「乙」者今其是矣。</text:span></text:p>
          <text:p text:style-name="P104"><text:span text:style-name="T54"><text:s text:c="4"/></text:span><text:span text:style-name="T54">云云。</text:span></text:p>
          <text:p text:style-name="P104"><text:span text:style-name="T54"><text:s text:c="4"/></text:span><text:span text:style-name="T54">書之。</text:span></text:p>
          <text:p text:style-name="P104"><text:span text:style-name="T54"><text:s text:c="4"/></text:span><text:span text:style-name="T54">加「甲」以三。昔之「甲」者今其是矣。</text:span></text:p>
          <text:p text:style-name="P104"><text:span text:style-name="T54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5.65cm" svg:height="1.759cm" svg:x="16.25cm" svg:y="4.8cm">
          <draw:text-box>
            <text:p><text:span text:style-name="T17">Wenya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106"><text:span text:style-name="T55">Rosetta Code</text:span></text:p>
                <text:p text:style-name="P107"><text:span text:style-name="T56">&lt;https://www.rosettacode.org/wiki/Multiplication_tables&gt;</text:span></text:p>
              </text:list-item>
              <text:list-item>
                <text:p text:style-name="P106"><text:span text:style-name="T55">Learn X in Y minutes</text:span></text:p>
              </text:list-item>
            </text:list>
            <text:list text:style-name="L5">
              <text:list-header>
                <text:p text:style-name="P107"><text:span text:style-name="T56">&lt;https://learnxinyminutes.com/&gt;</text:span></text:p>
              </text:list-header>
            </text:list>
            <text:list text:style-name="L3">
              <text:list-item>
                <text:p text:style-name="P106"><text:span text:style-name="T55">Fibonacci Benchmark</text:span></text:p>
              </text:list-item>
            </text:list>
            <text:list text:style-name="L5">
              <text:list-header>
                <text:p text:style-name="P107"><text:span text:style-name="T56">&lt;https://github.com/drujensen/fib&gt;</text:span></text:p>
              </text:list-header>
            </text:list>
            <text:list text:style-name="L3">
              <text:list-item>
                <text:p text:style-name="P106"><text:span text:style-name="T55">99 Bottles of Beer</text:span></text:p>
              </text:list-item>
            </text:list>
            <text:list text:style-name="L5">
              <text:list-header>
                <text:p text:style-name="P107"><text:span text:style-name="T56">&lt;https://www.99-bottles-of-beer.net/&gt;</text:span></text:p>
              </text:list-header>
            </text:list>
            <text:list text:style-name="L3">
              <text:list-header>
                <text:p text:style-name="P106"><text:span text:style-name="T57"/></text:p>
              </text:list-header>
              <text:list-item>
                <text:p text:style-name="P106"><text:span text:style-name="T55">Excluded target languages</text:span></text:p>
                <text:p text:style-name="P107"><text:span text:style-name="T56">11l, A+, APL, Assembly, Crack, Eliza, K, Q, Red, Sawzall, Self, </text:span><text:span text:style-name="T56">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9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109" draw:layer="layout" svg:width="10.508cm" svg:height="3.176cm" svg:x="4.913cm" svg:y="4.525cm" presentation:class="title" presentation:user-transformed="true">
          <draw:text-box>
            <text:p text:style-name="P108"><text:span text:style-name="T58">Thank you!</text:span></text:p>
          </draw:text-box>
        </draw:frame>
        <draw:custom-shape draw:style-name="gr2" draw:text-style-name="P111" draw:layer="layout" svg:width="14.9cm" svg:height="0.896cm" svg:x="10.221cm" svg:y="17.936cm">
          <text:p text:style-name="P110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99" presentation:class="page"/>
          <draw:frame presentation:style-name="pr8" draw:text-style-name="P112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modern" style:font-pitch="variable"/>
    <style:font-face style:name="Thorndale1" svg:font-family="Thorndale" style:font-family-generic="roman" style:font-pitch="variable"/>
    <style:font-face style:name="Thorndale2" svg:font-family="Thorndale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fixed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pitch="variable"/>
    <style:font-face style:name="方正明體1" svg:font-family="方正明體" style:font-family-generic="modern" style:font-pitch="variable"/>
    <style:font-face style:name="方正明體2" svg:font-family="方正明體" style:font-family-generic="roman" style:font-pitch="variable"/>
    <style:font-face style:name="方正明體3" svg:font-family="方正明體" style:font-family-generic="script" style:font-pitch="variable"/>
    <style:font-face style:name="方正明體4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horndale1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loext:color-lum-mod="100%" loext:color-lum-off="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loext:color-lum-mod="100%" loext:color-lum-off="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loext:color-lum-mod="100%" loext:color-lum-off="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loext:color-lum-mod="100%" loext:color-lum-off="0%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loext:color-lum-mod="100%" loext:color-lum-off="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</text:span><text:span text:style-name="MT2">級</text:span></text:p>
                                      <text:list>
                                        <text:list-item>
                                          <text:p text:style-name="MP8"><text:span text:style-name="MT2">第八個</text:span><text:span text:style-name="MT2">大綱級</text:span></text:p>
                                          <text:list>
                                            <text:list-item>
                                              <text:p text:style-name="MP8"><text:span text:style-name="MT2">第</text:span><text:span text:style-name="MT2">九</text:span><text:span text:style-name="MT2">個</text:span><text:span text:style-name="MT2">大</text:span><text:span text:style-name="MT2">綱</text:span><text:span text:style-name="MT2">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meta:creation-date>2014-02-17T14:06:43.699510764</meta:creation-date>
    <dc:language>en-US</dc:language>
    <meta:editing-cycles>495</meta:editing-cycles>
    <meta:editing-duration>P6DT32M35S</meta:editing-duration>
    <meta:initial-creator>root </meta:initial-creator>
    <dc:date>2024-07-09T17:26:08.384386622</dc:date>
    <meta:document-statistic meta:object-count="746"/>
    <meta:user-defined meta:name="Info 1"/>
    <meta:user-defined meta:name="Info 2"/>
    <meta:user-defined meta:name="Info 3"/>
    <meta:user-defined meta:name="Info 4"/>
  </office:meta>
</office:document-meta>
</file>